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fo:color="#FF0000"/>
    </style:style>
    <style:style style:name="ce5" style:family="table-cell" style:parent-style-name="Default" style:data-style-name="N37">
      <style:text-properties fo:color="#000000"/>
    </style:style>
    <style:style style:name="T1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3.22791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4.1804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72520833333333cm"/>
    </style:style>
    <style:style style:name="co8" style:family="table-column">
      <style:table-column-properties fo:break-before="auto" style:column-width="3.04270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5.000625cm"/>
    </style:style>
    <style:style style:name="co11" style:family="table-column">
      <style:table-column-properties fo:break-before="auto" style:column-width="4.5508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aria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6370" table:default-cell-style-name="ce1"/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Commen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rvo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ncludes the price for 2 FS90R servos and wheel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martCa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cludes the price for 2 DC motors with wheels and DRV8833.<text:s/><text:span text:style-name="T1">NOT RECOMMENDED BECAUSE IT IS SLOWER, COMPLEX TO PROGRAM AND IT HAS A DEAD ZONE</text:span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rduino Nan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ncludes the prices for Arduino Nano board (compatible), an extension shield and USB cable 30c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owerbank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etal Shee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rice for the body of the robo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ne Track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Includes the price for TCRT5000 sensor and metal sheet suppor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uetooth</text:p>
          </table:table-cell>
          <table:table-cell office:value-type="float" office:value="5.5" table:style-name="ce1">
            <text:p>5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nar</text:p>
          </table:table-cell>
          <table:table-cell office:value-type="float" office:value="1.5" table:style-name="ce1">
            <text:p>1,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uzzer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usher/Arm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ncludes two SG90 servos and metal sheet part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ar RGB LEDs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tion</text:p>
          </table:table-cell>
          <table:table-cell office:value-type="string" table:style-name="ce1">
            <text:p>Wheel Motors</text:p>
          </table:table-cell>
          <table:table-cell office:value-type="string" table:style-name="ce1">
            <text:p>MCU+Shield+Cable</text:p>
          </table:table-cell>
          <table:table-cell office:value-type="string" table:style-name="ce1">
            <text:p>Power Supply</text:p>
          </table:table-cell>
          <table:table-cell office:value-type="string" table:style-name="ce1">
            <text:p>Screen</text:p>
          </table:table-cell>
          <table:table-cell office:value-type="string" table:style-name="ce1">
            <text:p>Metal Sheet</text:p>
          </table:table-cell>
          <table:table-cell office:value-type="string" table:style-name="ce1">
            <text:p>Line Tracker</text:p>
          </table:table-cell>
          <table:table-cell office:value-type="string" table:style-name="ce1">
            <text:p>Bluetooth</text:p>
          </table:table-cell>
          <table:table-cell office:value-type="string" table:style-name="ce1">
            <text:p>Sonar</text:p>
          </table:table-cell>
          <table:table-cell office:value-type="string" table:style-name="ce1">
            <text:p>Buzzer</text:p>
          </table:table-cell>
          <table:table-cell office:value-type="string" table:style-name="ce1">
            <text:p>Pusher/Arms</text:p>
          </table:table-cell>
          <table:table-cell office:value-type="string" table:style-name="ce1">
            <text:p>Rear RGB LEDs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Discounted Price 10%</text:p>
          </table:table-cell>
          <table:table-cell table:number-columns-repeated="1637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7.5" table:formula="of:=IF([.B15]=&quot;Servos&quot;;20;IF([.B15]=&quot;SmartCar Motors&quot;;12;0))+IF([.C15]=&quot;Arduino Nano&quot;;12;0)+IF([.D15]=&quot;Powerbank&quot;;5;0)+IF([.E15]=&quot;LED Matrix&quot;;3.5;IF([.E15]=&quot;RGB LED Round&quot;;3;IF([.E15]=&quot;OLED 128x32&quot;;6;0)))+IF([.F15]=&quot;Yes&quot;;8;0)+IF([.G15]=&quot;Yes&quot;;4;0)+IF([.H15]=&quot;Yes&quot;;5.5;0)+IF([.I15]=&quot;Yes&quot;;1.5;0)+IF([.J15]=&quot;Yes&quot;;3;0)+IF([.K15]=&quot;Yes&quot;;7;0)+IF([.L15]=&quot;Yes&quot;;3;0)" table:style-name="ce4">
            <text:p>47,5 €</text:p>
          </table:table-cell>
          <table:table-cell office:value-type="currency" office:value="42.8" table:formula="of:=EVEN([.M15]*0.9*10)/10" table:style-name="ce4">
            <text:p>42,8 €</text:p>
          </table:table-cell>
          <table:table-cell table:number-columns-repeated="16370"/>
        </table:table-row>
        <table:table-row table:style-name="ro1">
          <table:table-cell office:value-type="float" office:value="2" table:formula="of:=[.A15]+1" table:style-name="ce2">
            <text:p>2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0.5" table:formula="of:=IF([.B16]=&quot;Servos&quot;;20;IF([.B16]=&quot;SmartCar Motors&quot;;12;0))+IF([.C16]=&quot;Arduino Nano&quot;;12;0)+IF([.D16]=&quot;Powerbank&quot;;5;0)+IF([.E16]=&quot;LED Matrix&quot;;3.5;IF([.E16]=&quot;RGB LED Round&quot;;3;IF([.E16]=&quot;OLED 128x32&quot;;6;0)))+IF([.F16]=&quot;Yes&quot;;8;0)+IF([.G16]=&quot;Yes&quot;;4;0)+IF([.H16]=&quot;Yes&quot;;5.5;0)+IF([.I16]=&quot;Yes&quot;;1.5;0)+IF([.J16]=&quot;Yes&quot;;3;0)+IF([.K16]=&quot;Yes&quot;;7;0)+IF([.L16]=&quot;Yes&quot;;3;0)" table:style-name="ce4">
            <text:p>50,5 €</text:p>
          </table:table-cell>
          <table:table-cell office:value-type="currency" office:value="45.6" table:formula="of:=EVEN([.M16]*0.9*10)/10" table:style-name="ce4">
            <text:p>45,6 €</text:p>
          </table:table-cell>
          <table:table-cell table:number-columns-repeated="16370"/>
        </table:table-row>
        <table:table-row table:style-name="ro1">
          <table:table-cell office:value-type="float" office:value="3" table:formula="of:=[.A16]+1" table:style-name="ce2">
            <text:p>3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4.5" table:formula="of:=IF([.B17]=&quot;Servos&quot;;20;IF([.B17]=&quot;SmartCar Motors&quot;;12;0))+IF([.C17]=&quot;Arduino Nano&quot;;12;0)+IF([.D17]=&quot;Powerbank&quot;;5;0)+IF([.E17]=&quot;LED Matrix&quot;;3.5;IF([.E17]=&quot;RGB LED Round&quot;;3;IF([.E17]=&quot;OLED 128x32&quot;;6;0)))+IF([.F17]=&quot;Yes&quot;;8;0)+IF([.G17]=&quot;Yes&quot;;4;0)+IF([.H17]=&quot;Yes&quot;;5.5;0)+IF([.I17]=&quot;Yes&quot;;1.5;0)+IF([.J17]=&quot;Yes&quot;;3;0)+IF([.K17]=&quot;Yes&quot;;7;0)+IF([.L17]=&quot;Yes&quot;;3;0)" table:style-name="ce4">
            <text:p>54,5 €</text:p>
          </table:table-cell>
          <table:table-cell office:value-type="currency" office:value="49.2" table:formula="of:=EVEN([.M17]*0.9*10)/10" table:style-name="ce4">
            <text:p>49,2 €</text:p>
          </table:table-cell>
          <table:table-cell table:number-columns-repeated="16370"/>
        </table:table-row>
        <table:table-row table:style-name="ro1">
          <table:table-cell office:value-type="float" office:value="4" table:formula="of:=[.A17]+1" table:style-name="ce2">
            <text:p>4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7.5" table:formula="of:=IF([.B18]=&quot;Servos&quot;;20;IF([.B18]=&quot;SmartCar Motors&quot;;12;0))+IF([.C18]=&quot;Arduino Nano&quot;;12;0)+IF([.D18]=&quot;Powerbank&quot;;5;0)+IF([.E18]=&quot;LED Matrix&quot;;3.5;IF([.E18]=&quot;RGB LED Round&quot;;3;IF([.E18]=&quot;OLED 128x32&quot;;6;0)))+IF([.F18]=&quot;Yes&quot;;8;0)+IF([.G18]=&quot;Yes&quot;;4;0)+IF([.H18]=&quot;Yes&quot;;5.5;0)+IF([.I18]=&quot;Yes&quot;;1.5;0)+IF([.J18]=&quot;Yes&quot;;3;0)+IF([.K18]=&quot;Yes&quot;;7;0)+IF([.L18]=&quot;Yes&quot;;3;0)" table:style-name="ce4">
            <text:p>57,5 €</text:p>
          </table:table-cell>
          <table:table-cell office:value-type="currency" office:value="51.8" table:formula="of:=EVEN([.M18]*0.9*10)/10" table:style-name="ce4">
            <text:p>51,8 €</text:p>
          </table:table-cell>
          <table:table-cell table:number-columns-repeated="16370"/>
        </table:table-row>
        <table:table-row table:style-name="ro1">
          <table:table-cell office:value-type="float" office:value="5" table:formula="of:=[.A18]+1" table:style-name="ce2">
            <text:p>5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0.5" table:formula="of:=IF([.B19]=&quot;Servos&quot;;20;IF([.B19]=&quot;SmartCar Motors&quot;;12;0))+IF([.C19]=&quot;Arduino Nano&quot;;12;0)+IF([.D19]=&quot;Powerbank&quot;;5;0)+IF([.E19]=&quot;LED Matrix&quot;;3.5;IF([.E19]=&quot;RGB LED Round&quot;;3;IF([.E19]=&quot;OLED 128x32&quot;;6;0)))+IF([.F19]=&quot;Yes&quot;;8;0)+IF([.G19]=&quot;Yes&quot;;4;0)+IF([.H19]=&quot;Yes&quot;;5.5;0)+IF([.I19]=&quot;Yes&quot;;1.5;0)+IF([.J19]=&quot;Yes&quot;;3;0)+IF([.K19]=&quot;Yes&quot;;7;0)+IF([.L19]=&quot;Yes&quot;;3;0)" table:style-name="ce4">
            <text:p>50,5 €</text:p>
          </table:table-cell>
          <table:table-cell office:value-type="currency" office:value="45.6" table:formula="of:=EVEN([.M19]*0.9*10)/10" table:style-name="ce4">
            <text:p>45,6 €</text:p>
          </table:table-cell>
          <table:table-cell table:number-columns-repeated="16370"/>
        </table:table-row>
        <table:table-row table:style-name="ro1">
          <table:table-cell office:value-type="float" office:value="6" table:formula="of:=[.A19]+1" table:style-name="ce2">
            <text:p>6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3.5" table:formula="of:=IF([.B20]=&quot;Servos&quot;;20;IF([.B20]=&quot;SmartCar Motors&quot;;12;0))+IF([.C20]=&quot;Arduino Nano&quot;;12;0)+IF([.D20]=&quot;Powerbank&quot;;5;0)+IF([.E20]=&quot;LED Matrix&quot;;3.5;IF([.E20]=&quot;RGB LED Round&quot;;3;IF([.E20]=&quot;OLED 128x32&quot;;6;0)))+IF([.F20]=&quot;Yes&quot;;8;0)+IF([.G20]=&quot;Yes&quot;;4;0)+IF([.H20]=&quot;Yes&quot;;5.5;0)+IF([.I20]=&quot;Yes&quot;;1.5;0)+IF([.J20]=&quot;Yes&quot;;3;0)+IF([.K20]=&quot;Yes&quot;;7;0)+IF([.L20]=&quot;Yes&quot;;3;0)" table:style-name="ce4">
            <text:p>53,5 €</text:p>
          </table:table-cell>
          <table:table-cell office:value-type="currency" office:value="48.2" table:formula="of:=EVEN([.M20]*0.9*10)/10" table:style-name="ce4">
            <text:p>48,2 €</text:p>
          </table:table-cell>
          <table:table-cell table:number-columns-repeated="16370"/>
        </table:table-row>
        <table:table-row table:style-name="ro1">
          <table:table-cell office:value-type="float" office:value="7" table:formula="of:=[.A20]+1" table:style-name="ce2">
            <text:p>7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7.5" table:formula="of:=IF([.B21]=&quot;Servos&quot;;20;IF([.B21]=&quot;SmartCar Motors&quot;;12;0))+IF([.C21]=&quot;Arduino Nano&quot;;12;0)+IF([.D21]=&quot;Powerbank&quot;;5;0)+IF([.E21]=&quot;LED Matrix&quot;;3.5;IF([.E21]=&quot;RGB LED Round&quot;;3;IF([.E21]=&quot;OLED 128x32&quot;;6;0)))+IF([.F21]=&quot;Yes&quot;;8;0)+IF([.G21]=&quot;Yes&quot;;4;0)+IF([.H21]=&quot;Yes&quot;;5.5;0)+IF([.I21]=&quot;Yes&quot;;1.5;0)+IF([.J21]=&quot;Yes&quot;;3;0)+IF([.K21]=&quot;Yes&quot;;7;0)+IF([.L21]=&quot;Yes&quot;;3;0)" table:style-name="ce4">
            <text:p>57,5 €</text:p>
          </table:table-cell>
          <table:table-cell office:value-type="currency" office:value="51.8" table:formula="of:=EVEN([.M21]*0.9*10)/10" table:style-name="ce4">
            <text:p>51,8 €</text:p>
          </table:table-cell>
          <table:table-cell table:number-columns-repeated="16370"/>
        </table:table-row>
        <table:table-row table:style-name="ro1">
          <table:table-cell office:value-type="float" office:value="8" table:formula="of:=[.A21]+1" table:style-name="ce2">
            <text:p>8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0.5" table:formula="of:=IF([.B22]=&quot;Servos&quot;;20;IF([.B22]=&quot;SmartCar Motors&quot;;12;0))+IF([.C22]=&quot;Arduino Nano&quot;;12;0)+IF([.D22]=&quot;Powerbank&quot;;5;0)+IF([.E22]=&quot;LED Matrix&quot;;3.5;IF([.E22]=&quot;RGB LED Round&quot;;3;IF([.E22]=&quot;OLED 128x32&quot;;6;0)))+IF([.F22]=&quot;Yes&quot;;8;0)+IF([.G22]=&quot;Yes&quot;;4;0)+IF([.H22]=&quot;Yes&quot;;5.5;0)+IF([.I22]=&quot;Yes&quot;;1.5;0)+IF([.J22]=&quot;Yes&quot;;3;0)+IF([.K22]=&quot;Yes&quot;;7;0)+IF([.L22]=&quot;Yes&quot;;3;0)" table:style-name="ce4">
            <text:p>60,5 €</text:p>
          </table:table-cell>
          <table:table-cell office:value-type="currency" office:value="54.6" table:formula="of:=EVEN([.M22]*0.9*10)/10" table:style-name="ce4">
            <text:p>54,6 €</text:p>
          </table:table-cell>
          <table:table-cell table:number-columns-repeated="16370"/>
        </table:table-row>
        <table:table-row table:style-name="ro1">
          <table:table-cell office:value-type="float" office:value="9" table:formula="of:=[.A22]+1" table:style-name="ce2">
            <text:p>9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1.5" table:formula="of:=IF([.B23]=&quot;Servos&quot;;20;IF([.B23]=&quot;SmartCar Motors&quot;;12;0))+IF([.C23]=&quot;Arduino Nano&quot;;12;0)+IF([.D23]=&quot;Powerbank&quot;;5;0)+IF([.E23]=&quot;LED Matrix&quot;;3.5;IF([.E23]=&quot;RGB LED Round&quot;;3;IF([.E23]=&quot;OLED 128x32&quot;;6;0)))+IF([.F23]=&quot;Yes&quot;;8;0)+IF([.G23]=&quot;Yes&quot;;4;0)+IF([.H23]=&quot;Yes&quot;;5.5;0)+IF([.I23]=&quot;Yes&quot;;1.5;0)+IF([.J23]=&quot;Yes&quot;;3;0)+IF([.K23]=&quot;Yes&quot;;7;0)+IF([.L23]=&quot;Yes&quot;;3;0)" table:style-name="ce4">
            <text:p>51,5 €</text:p>
          </table:table-cell>
          <table:table-cell office:value-type="currency" office:value="46.4" table:formula="of:=EVEN([.M23]*0.9*10)/10" table:style-name="ce4">
            <text:p>46,4 €</text:p>
          </table:table-cell>
          <table:table-cell table:number-columns-repeated="16370"/>
        </table:table-row>
        <table:table-row table:style-name="ro1">
          <table:table-cell office:value-type="float" office:value="10" table:formula="of:=[.A23]+1" table:style-name="ce2">
            <text:p>10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4.5" table:formula="of:=IF([.B24]=&quot;Servos&quot;;20;IF([.B24]=&quot;SmartCar Motors&quot;;12;0))+IF([.C24]=&quot;Arduino Nano&quot;;12;0)+IF([.D24]=&quot;Powerbank&quot;;5;0)+IF([.E24]=&quot;LED Matrix&quot;;3.5;IF([.E24]=&quot;RGB LED Round&quot;;3;IF([.E24]=&quot;OLED 128x32&quot;;6;0)))+IF([.F24]=&quot;Yes&quot;;8;0)+IF([.G24]=&quot;Yes&quot;;4;0)+IF([.H24]=&quot;Yes&quot;;5.5;0)+IF([.I24]=&quot;Yes&quot;;1.5;0)+IF([.J24]=&quot;Yes&quot;;3;0)+IF([.K24]=&quot;Yes&quot;;7;0)+IF([.L24]=&quot;Yes&quot;;3;0)" table:style-name="ce4">
            <text:p>54,5 €</text:p>
          </table:table-cell>
          <table:table-cell office:value-type="currency" office:value="49.2" table:formula="of:=EVEN([.M24]*0.9*10)/10" table:style-name="ce4">
            <text:p>49,2 €</text:p>
          </table:table-cell>
          <table:table-cell table:number-columns-repeated="16370"/>
        </table:table-row>
        <table:table-row table:style-name="ro1">
          <table:table-cell office:value-type="float" office:value="11" table:formula="of:=[.A24]+1" table:style-name="ce2">
            <text:p>11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8.5" table:formula="of:=IF([.B25]=&quot;Servos&quot;;20;IF([.B25]=&quot;SmartCar Motors&quot;;12;0))+IF([.C25]=&quot;Arduino Nano&quot;;12;0)+IF([.D25]=&quot;Powerbank&quot;;5;0)+IF([.E25]=&quot;LED Matrix&quot;;3.5;IF([.E25]=&quot;RGB LED Round&quot;;3;IF([.E25]=&quot;OLED 128x32&quot;;6;0)))+IF([.F25]=&quot;Yes&quot;;8;0)+IF([.G25]=&quot;Yes&quot;;4;0)+IF([.H25]=&quot;Yes&quot;;5.5;0)+IF([.I25]=&quot;Yes&quot;;1.5;0)+IF([.J25]=&quot;Yes&quot;;3;0)+IF([.K25]=&quot;Yes&quot;;7;0)+IF([.L25]=&quot;Yes&quot;;3;0)" table:style-name="ce4">
            <text:p>58,5 €</text:p>
          </table:table-cell>
          <table:table-cell office:value-type="currency" office:value="52.8" table:formula="of:=EVEN([.M25]*0.9*10)/10" table:style-name="ce4">
            <text:p>52,8 €</text:p>
          </table:table-cell>
          <table:table-cell table:number-columns-repeated="16370"/>
        </table:table-row>
        <table:table-row table:style-name="ro1">
          <table:table-cell office:value-type="float" office:value="12" table:formula="of:=[.A25]+1" table:style-name="ce2">
            <text:p>12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1.5" table:formula="of:=IF([.B26]=&quot;Servos&quot;;20;IF([.B26]=&quot;SmartCar Motors&quot;;12;0))+IF([.C26]=&quot;Arduino Nano&quot;;12;0)+IF([.D26]=&quot;Powerbank&quot;;5;0)+IF([.E26]=&quot;LED Matrix&quot;;3.5;IF([.E26]=&quot;RGB LED Round&quot;;3;IF([.E26]=&quot;OLED 128x32&quot;;6;0)))+IF([.F26]=&quot;Yes&quot;;8;0)+IF([.G26]=&quot;Yes&quot;;4;0)+IF([.H26]=&quot;Yes&quot;;5.5;0)+IF([.I26]=&quot;Yes&quot;;1.5;0)+IF([.J26]=&quot;Yes&quot;;3;0)+IF([.K26]=&quot;Yes&quot;;7;0)+IF([.L26]=&quot;Yes&quot;;3;0)" table:style-name="ce4">
            <text:p>61,5 €</text:p>
          </table:table-cell>
          <table:table-cell office:value-type="currency" office:value="55.4" table:formula="of:=EVEN([.M26]*0.9*10)/10" table:style-name="ce4">
            <text:p>55,4 €</text:p>
          </table:table-cell>
          <table:table-cell table:number-columns-repeated="16370"/>
        </table:table-row>
        <table:table-row table:style-name="ro1">
          <table:table-cell office:value-type="float" office:value="13" table:formula="of:=[.A26]+1" table:style-name="ce2">
            <text:p>13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4.5" table:formula="of:=IF([.B27]=&quot;Servos&quot;;20;IF([.B27]=&quot;SmartCar Motors&quot;;12;0))+IF([.C27]=&quot;Arduino Nano&quot;;12;0)+IF([.D27]=&quot;Powerbank&quot;;5;0)+IF([.E27]=&quot;LED Matrix&quot;;3.5;IF([.E27]=&quot;RGB LED Round&quot;;3;IF([.E27]=&quot;OLED 128x32&quot;;6;0)))+IF([.F27]=&quot;Yes&quot;;8;0)+IF([.G27]=&quot;Yes&quot;;4;0)+IF([.H27]=&quot;Yes&quot;;5.5;0)+IF([.I27]=&quot;Yes&quot;;1.5;0)+IF([.J27]=&quot;Yes&quot;;3;0)+IF([.K27]=&quot;Yes&quot;;7;0)+IF([.L27]=&quot;Yes&quot;;3;0)" table:style-name="ce4">
            <text:p>54,5 €</text:p>
          </table:table-cell>
          <table:table-cell office:value-type="currency" office:value="49.2" table:formula="of:=EVEN([.M27]*0.9*10)/10" table:style-name="ce4">
            <text:p>49,2 €</text:p>
          </table:table-cell>
          <table:table-cell table:number-columns-repeated="16370"/>
        </table:table-row>
        <table:table-row table:style-name="ro1">
          <table:table-cell office:value-type="float" office:value="14" table:formula="of:=[.A27]+1" table:style-name="ce2">
            <text:p>14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7.5" table:formula="of:=IF([.B28]=&quot;Servos&quot;;20;IF([.B28]=&quot;SmartCar Motors&quot;;12;0))+IF([.C28]=&quot;Arduino Nano&quot;;12;0)+IF([.D28]=&quot;Powerbank&quot;;5;0)+IF([.E28]=&quot;LED Matrix&quot;;3.5;IF([.E28]=&quot;RGB LED Round&quot;;3;IF([.E28]=&quot;OLED 128x32&quot;;6;0)))+IF([.F28]=&quot;Yes&quot;;8;0)+IF([.G28]=&quot;Yes&quot;;4;0)+IF([.H28]=&quot;Yes&quot;;5.5;0)+IF([.I28]=&quot;Yes&quot;;1.5;0)+IF([.J28]=&quot;Yes&quot;;3;0)+IF([.K28]=&quot;Yes&quot;;7;0)+IF([.L28]=&quot;Yes&quot;;3;0)" table:style-name="ce4">
            <text:p>57,5 €</text:p>
          </table:table-cell>
          <table:table-cell office:value-type="currency" office:value="51.8" table:formula="of:=EVEN([.M28]*0.9*10)/10" table:style-name="ce4">
            <text:p>51,8 €</text:p>
          </table:table-cell>
          <table:table-cell table:number-columns-repeated="16370"/>
        </table:table-row>
        <table:table-row table:style-name="ro1">
          <table:table-cell office:value-type="float" office:value="15" table:formula="of:=[.A28]+1" table:style-name="ce2">
            <text:p>15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1.5" table:formula="of:=IF([.B29]=&quot;Servos&quot;;20;IF([.B29]=&quot;SmartCar Motors&quot;;12;0))+IF([.C29]=&quot;Arduino Nano&quot;;12;0)+IF([.D29]=&quot;Powerbank&quot;;5;0)+IF([.E29]=&quot;LED Matrix&quot;;3.5;IF([.E29]=&quot;RGB LED Round&quot;;3;IF([.E29]=&quot;OLED 128x32&quot;;6;0)))+IF([.F29]=&quot;Yes&quot;;8;0)+IF([.G29]=&quot;Yes&quot;;4;0)+IF([.H29]=&quot;Yes&quot;;5.5;0)+IF([.I29]=&quot;Yes&quot;;1.5;0)+IF([.J29]=&quot;Yes&quot;;3;0)+IF([.K29]=&quot;Yes&quot;;7;0)+IF([.L29]=&quot;Yes&quot;;3;0)" table:style-name="ce4">
            <text:p>61,5 €</text:p>
          </table:table-cell>
          <table:table-cell office:value-type="currency" office:value="55.4" table:formula="of:=EVEN([.M29]*0.9*10)/10" table:style-name="ce4">
            <text:p>55,4 €</text:p>
          </table:table-cell>
          <table:table-cell table:number-columns-repeated="16370"/>
        </table:table-row>
        <table:table-row table:style-name="ro1">
          <table:table-cell office:value-type="float" office:value="16" table:formula="of:=[.A29]+1" table:style-name="ce2">
            <text:p>16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4.5" table:formula="of:=IF([.B30]=&quot;Servos&quot;;20;IF([.B30]=&quot;SmartCar Motors&quot;;12;0))+IF([.C30]=&quot;Arduino Nano&quot;;12;0)+IF([.D30]=&quot;Powerbank&quot;;5;0)+IF([.E30]=&quot;LED Matrix&quot;;3.5;IF([.E30]=&quot;RGB LED Round&quot;;3;IF([.E30]=&quot;OLED 128x32&quot;;6;0)))+IF([.F30]=&quot;Yes&quot;;8;0)+IF([.G30]=&quot;Yes&quot;;4;0)+IF([.H30]=&quot;Yes&quot;;5.5;0)+IF([.I30]=&quot;Yes&quot;;1.5;0)+IF([.J30]=&quot;Yes&quot;;3;0)+IF([.K30]=&quot;Yes&quot;;7;0)+IF([.L30]=&quot;Yes&quot;;3;0)" table:style-name="ce4">
            <text:p>64,5 €</text:p>
          </table:table-cell>
          <table:table-cell office:value-type="currency" office:value="58.2" table:formula="of:=EVEN([.M30]*0.9*10)/10" table:style-name="ce4">
            <text:p>58,2 €</text:p>
          </table:table-cell>
          <table:table-cell table:number-columns-repeated="16370"/>
        </table:table-row>
        <table:table-row table:style-name="ro1">
          <table:table-cell office:value-type="float" office:value="17" table:formula="of:=[.A30]+1" table:style-name="ce2">
            <text:p>17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7" table:formula="of:=IF([.B31]=&quot;Servos&quot;;20;IF([.B31]=&quot;SmartCar Motors&quot;;12;0))+IF([.C31]=&quot;Arduino Nano&quot;;12;0)+IF([.D31]=&quot;Powerbank&quot;;5;0)+IF([.E31]=&quot;LED Matrix&quot;;3.5;IF([.E31]=&quot;RGB LED Round&quot;;3;IF([.E31]=&quot;OLED 128x32&quot;;6;0)))+IF([.F31]=&quot;Yes&quot;;8;0)+IF([.G31]=&quot;Yes&quot;;4;0)+IF([.H31]=&quot;Yes&quot;;5.5;0)+IF([.I31]=&quot;Yes&quot;;1.5;0)+IF([.J31]=&quot;Yes&quot;;3;0)+IF([.K31]=&quot;Yes&quot;;7;0)+IF([.L31]=&quot;Yes&quot;;3;0)" table:style-name="ce4">
            <text:p>47,0 €</text:p>
          </table:table-cell>
          <table:table-cell office:value-type="currency" office:value="42.4" table:formula="of:=EVEN([.M31]*0.9*10)/10" table:style-name="ce4">
            <text:p>42,4 €</text:p>
          </table:table-cell>
          <table:table-cell table:number-columns-repeated="16370"/>
        </table:table-row>
        <table:table-row table:style-name="ro1">
          <table:table-cell office:value-type="float" office:value="18" table:formula="of:=[.A31]+1" table:style-name="ce2">
            <text:p>18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0" table:formula="of:=IF([.B32]=&quot;Servos&quot;;20;IF([.B32]=&quot;SmartCar Motors&quot;;12;0))+IF([.C32]=&quot;Arduino Nano&quot;;12;0)+IF([.D32]=&quot;Powerbank&quot;;5;0)+IF([.E32]=&quot;LED Matrix&quot;;3.5;IF([.E32]=&quot;RGB LED Round&quot;;3;IF([.E32]=&quot;OLED 128x32&quot;;6;0)))+IF([.F32]=&quot;Yes&quot;;8;0)+IF([.G32]=&quot;Yes&quot;;4;0)+IF([.H32]=&quot;Yes&quot;;5.5;0)+IF([.I32]=&quot;Yes&quot;;1.5;0)+IF([.J32]=&quot;Yes&quot;;3;0)+IF([.K32]=&quot;Yes&quot;;7;0)+IF([.L32]=&quot;Yes&quot;;3;0)" table:style-name="ce4">
            <text:p>50,0 €</text:p>
          </table:table-cell>
          <table:table-cell office:value-type="currency" office:value="45" table:formula="of:=EVEN([.M32]*0.9*10)/10" table:style-name="ce4">
            <text:p>45,0 €</text:p>
          </table:table-cell>
          <table:table-cell table:number-columns-repeated="16370"/>
        </table:table-row>
        <table:table-row table:style-name="ro1">
          <table:table-cell office:value-type="float" office:value="19" table:formula="of:=[.A32]+1" table:style-name="ce2">
            <text:p>19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4" table:formula="of:=IF([.B33]=&quot;Servos&quot;;20;IF([.B33]=&quot;SmartCar Motors&quot;;12;0))+IF([.C33]=&quot;Arduino Nano&quot;;12;0)+IF([.D33]=&quot;Powerbank&quot;;5;0)+IF([.E33]=&quot;LED Matrix&quot;;3.5;IF([.E33]=&quot;RGB LED Round&quot;;3;IF([.E33]=&quot;OLED 128x32&quot;;6;0)))+IF([.F33]=&quot;Yes&quot;;8;0)+IF([.G33]=&quot;Yes&quot;;4;0)+IF([.H33]=&quot;Yes&quot;;5.5;0)+IF([.I33]=&quot;Yes&quot;;1.5;0)+IF([.J33]=&quot;Yes&quot;;3;0)+IF([.K33]=&quot;Yes&quot;;7;0)+IF([.L33]=&quot;Yes&quot;;3;0)" table:style-name="ce4">
            <text:p>54,0 €</text:p>
          </table:table-cell>
          <table:table-cell office:value-type="currency" office:value="48.6" table:formula="of:=EVEN([.M33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20" table:formula="of:=[.A33]+1" table:style-name="ce2">
            <text:p>20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7" table:formula="of:=IF([.B34]=&quot;Servos&quot;;20;IF([.B34]=&quot;SmartCar Motors&quot;;12;0))+IF([.C34]=&quot;Arduino Nano&quot;;12;0)+IF([.D34]=&quot;Powerbank&quot;;5;0)+IF([.E34]=&quot;LED Matrix&quot;;3.5;IF([.E34]=&quot;RGB LED Round&quot;;3;IF([.E34]=&quot;OLED 128x32&quot;;6;0)))+IF([.F34]=&quot;Yes&quot;;8;0)+IF([.G34]=&quot;Yes&quot;;4;0)+IF([.H34]=&quot;Yes&quot;;5.5;0)+IF([.I34]=&quot;Yes&quot;;1.5;0)+IF([.J34]=&quot;Yes&quot;;3;0)+IF([.K34]=&quot;Yes&quot;;7;0)+IF([.L34]=&quot;Yes&quot;;3;0)" table:style-name="ce4">
            <text:p>57,0 €</text:p>
          </table:table-cell>
          <table:table-cell office:value-type="currency" office:value="51.4" table:formula="of:=EVEN([.M34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21" table:formula="of:=[.A34]+1" table:style-name="ce2">
            <text:p>21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0" table:formula="of:=IF([.B35]=&quot;Servos&quot;;20;IF([.B35]=&quot;SmartCar Motors&quot;;12;0))+IF([.C35]=&quot;Arduino Nano&quot;;12;0)+IF([.D35]=&quot;Powerbank&quot;;5;0)+IF([.E35]=&quot;LED Matrix&quot;;3.5;IF([.E35]=&quot;RGB LED Round&quot;;3;IF([.E35]=&quot;OLED 128x32&quot;;6;0)))+IF([.F35]=&quot;Yes&quot;;8;0)+IF([.G35]=&quot;Yes&quot;;4;0)+IF([.H35]=&quot;Yes&quot;;5.5;0)+IF([.I35]=&quot;Yes&quot;;1.5;0)+IF([.J35]=&quot;Yes&quot;;3;0)+IF([.K35]=&quot;Yes&quot;;7;0)+IF([.L35]=&quot;Yes&quot;;3;0)" table:style-name="ce4">
            <text:p>50,0 €</text:p>
          </table:table-cell>
          <table:table-cell office:value-type="currency" office:value="45" table:formula="of:=EVEN([.M35]*0.9*10)/10" table:style-name="ce4">
            <text:p>45,0 €</text:p>
          </table:table-cell>
          <table:table-cell table:number-columns-repeated="16370"/>
        </table:table-row>
        <table:table-row table:style-name="ro1">
          <table:table-cell office:value-type="float" office:value="22" table:formula="of:=[.A35]+1" table:style-name="ce2">
            <text:p>22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3" table:formula="of:=IF([.B36]=&quot;Servos&quot;;20;IF([.B36]=&quot;SmartCar Motors&quot;;12;0))+IF([.C36]=&quot;Arduino Nano&quot;;12;0)+IF([.D36]=&quot;Powerbank&quot;;5;0)+IF([.E36]=&quot;LED Matrix&quot;;3.5;IF([.E36]=&quot;RGB LED Round&quot;;3;IF([.E36]=&quot;OLED 128x32&quot;;6;0)))+IF([.F36]=&quot;Yes&quot;;8;0)+IF([.G36]=&quot;Yes&quot;;4;0)+IF([.H36]=&quot;Yes&quot;;5.5;0)+IF([.I36]=&quot;Yes&quot;;1.5;0)+IF([.J36]=&quot;Yes&quot;;3;0)+IF([.K36]=&quot;Yes&quot;;7;0)+IF([.L36]=&quot;Yes&quot;;3;0)" table:style-name="ce4">
            <text:p>53,0 €</text:p>
          </table:table-cell>
          <table:table-cell office:value-type="currency" office:value="47.8" table:formula="of:=EVEN([.M36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23" table:formula="of:=[.A36]+1" table:style-name="ce2">
            <text:p>23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7" table:formula="of:=IF([.B37]=&quot;Servos&quot;;20;IF([.B37]=&quot;SmartCar Motors&quot;;12;0))+IF([.C37]=&quot;Arduino Nano&quot;;12;0)+IF([.D37]=&quot;Powerbank&quot;;5;0)+IF([.E37]=&quot;LED Matrix&quot;;3.5;IF([.E37]=&quot;RGB LED Round&quot;;3;IF([.E37]=&quot;OLED 128x32&quot;;6;0)))+IF([.F37]=&quot;Yes&quot;;8;0)+IF([.G37]=&quot;Yes&quot;;4;0)+IF([.H37]=&quot;Yes&quot;;5.5;0)+IF([.I37]=&quot;Yes&quot;;1.5;0)+IF([.J37]=&quot;Yes&quot;;3;0)+IF([.K37]=&quot;Yes&quot;;7;0)+IF([.L37]=&quot;Yes&quot;;3;0)" table:style-name="ce4">
            <text:p>57,0 €</text:p>
          </table:table-cell>
          <table:table-cell office:value-type="currency" office:value="51.4" table:formula="of:=EVEN([.M37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24" table:formula="of:=[.A37]+1" table:style-name="ce2">
            <text:p>24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0" table:formula="of:=IF([.B38]=&quot;Servos&quot;;20;IF([.B38]=&quot;SmartCar Motors&quot;;12;0))+IF([.C38]=&quot;Arduino Nano&quot;;12;0)+IF([.D38]=&quot;Powerbank&quot;;5;0)+IF([.E38]=&quot;LED Matrix&quot;;3.5;IF([.E38]=&quot;RGB LED Round&quot;;3;IF([.E38]=&quot;OLED 128x32&quot;;6;0)))+IF([.F38]=&quot;Yes&quot;;8;0)+IF([.G38]=&quot;Yes&quot;;4;0)+IF([.H38]=&quot;Yes&quot;;5.5;0)+IF([.I38]=&quot;Yes&quot;;1.5;0)+IF([.J38]=&quot;Yes&quot;;3;0)+IF([.K38]=&quot;Yes&quot;;7;0)+IF([.L38]=&quot;Yes&quot;;3;0)" table:style-name="ce4">
            <text:p>60,0 €</text:p>
          </table:table-cell>
          <table:table-cell office:value-type="currency" office:value="54" table:formula="of:=EVEN([.M38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25" table:formula="of:=[.A38]+1" table:style-name="ce2">
            <text:p>25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1" table:formula="of:=IF([.B39]=&quot;Servos&quot;;20;IF([.B39]=&quot;SmartCar Motors&quot;;12;0))+IF([.C39]=&quot;Arduino Nano&quot;;12;0)+IF([.D39]=&quot;Powerbank&quot;;5;0)+IF([.E39]=&quot;LED Matrix&quot;;3.5;IF([.E39]=&quot;RGB LED Round&quot;;3;IF([.E39]=&quot;OLED 128x32&quot;;6;0)))+IF([.F39]=&quot;Yes&quot;;8;0)+IF([.G39]=&quot;Yes&quot;;4;0)+IF([.H39]=&quot;Yes&quot;;5.5;0)+IF([.I39]=&quot;Yes&quot;;1.5;0)+IF([.J39]=&quot;Yes&quot;;3;0)+IF([.K39]=&quot;Yes&quot;;7;0)+IF([.L39]=&quot;Yes&quot;;3;0)" table:style-name="ce4">
            <text:p>51,0 €</text:p>
          </table:table-cell>
          <table:table-cell office:value-type="currency" office:value="46" table:formula="of:=EVEN([.M39]*0.9*10)/10" table:style-name="ce4">
            <text:p>46,0 €</text:p>
          </table:table-cell>
          <table:table-cell table:number-columns-repeated="16370"/>
        </table:table-row>
        <table:table-row table:style-name="ro1">
          <table:table-cell office:value-type="float" office:value="26" table:formula="of:=[.A39]+1" table:style-name="ce2">
            <text:p>26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4" table:formula="of:=IF([.B40]=&quot;Servos&quot;;20;IF([.B40]=&quot;SmartCar Motors&quot;;12;0))+IF([.C40]=&quot;Arduino Nano&quot;;12;0)+IF([.D40]=&quot;Powerbank&quot;;5;0)+IF([.E40]=&quot;LED Matrix&quot;;3.5;IF([.E40]=&quot;RGB LED Round&quot;;3;IF([.E40]=&quot;OLED 128x32&quot;;6;0)))+IF([.F40]=&quot;Yes&quot;;8;0)+IF([.G40]=&quot;Yes&quot;;4;0)+IF([.H40]=&quot;Yes&quot;;5.5;0)+IF([.I40]=&quot;Yes&quot;;1.5;0)+IF([.J40]=&quot;Yes&quot;;3;0)+IF([.K40]=&quot;Yes&quot;;7;0)+IF([.L40]=&quot;Yes&quot;;3;0)" table:style-name="ce4">
            <text:p>54,0 €</text:p>
          </table:table-cell>
          <table:table-cell office:value-type="currency" office:value="48.6" table:formula="of:=EVEN([.M40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27" table:formula="of:=[.A40]+1" table:style-name="ce2">
            <text:p>27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8" table:formula="of:=IF([.B41]=&quot;Servos&quot;;20;IF([.B41]=&quot;SmartCar Motors&quot;;12;0))+IF([.C41]=&quot;Arduino Nano&quot;;12;0)+IF([.D41]=&quot;Powerbank&quot;;5;0)+IF([.E41]=&quot;LED Matrix&quot;;3.5;IF([.E41]=&quot;RGB LED Round&quot;;3;IF([.E41]=&quot;OLED 128x32&quot;;6;0)))+IF([.F41]=&quot;Yes&quot;;8;0)+IF([.G41]=&quot;Yes&quot;;4;0)+IF([.H41]=&quot;Yes&quot;;5.5;0)+IF([.I41]=&quot;Yes&quot;;1.5;0)+IF([.J41]=&quot;Yes&quot;;3;0)+IF([.K41]=&quot;Yes&quot;;7;0)+IF([.L41]=&quot;Yes&quot;;3;0)" table:style-name="ce4">
            <text:p>58,0 €</text:p>
          </table:table-cell>
          <table:table-cell office:value-type="currency" office:value="52.2" table:formula="of:=EVEN([.M41]*0.9*10)/10" table:style-name="ce4">
            <text:p>52,2 €</text:p>
          </table:table-cell>
          <table:table-cell table:number-columns-repeated="16370"/>
        </table:table-row>
        <table:table-row table:style-name="ro1">
          <table:table-cell office:value-type="float" office:value="28" table:formula="of:=[.A41]+1" table:style-name="ce2">
            <text:p>28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1" table:formula="of:=IF([.B42]=&quot;Servos&quot;;20;IF([.B42]=&quot;SmartCar Motors&quot;;12;0))+IF([.C42]=&quot;Arduino Nano&quot;;12;0)+IF([.D42]=&quot;Powerbank&quot;;5;0)+IF([.E42]=&quot;LED Matrix&quot;;3.5;IF([.E42]=&quot;RGB LED Round&quot;;3;IF([.E42]=&quot;OLED 128x32&quot;;6;0)))+IF([.F42]=&quot;Yes&quot;;8;0)+IF([.G42]=&quot;Yes&quot;;4;0)+IF([.H42]=&quot;Yes&quot;;5.5;0)+IF([.I42]=&quot;Yes&quot;;1.5;0)+IF([.J42]=&quot;Yes&quot;;3;0)+IF([.K42]=&quot;Yes&quot;;7;0)+IF([.L42]=&quot;Yes&quot;;3;0)" table:style-name="ce4">
            <text:p>61,0 €</text:p>
          </table:table-cell>
          <table:table-cell office:value-type="currency" office:value="55" table:formula="of:=EVEN([.M42]*0.9*10)/10" table:style-name="ce4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29" table:formula="of:=[.A42]+1" table:style-name="ce2">
            <text:p>29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4" table:formula="of:=IF([.B43]=&quot;Servos&quot;;20;IF([.B43]=&quot;SmartCar Motors&quot;;12;0))+IF([.C43]=&quot;Arduino Nano&quot;;12;0)+IF([.D43]=&quot;Powerbank&quot;;5;0)+IF([.E43]=&quot;LED Matrix&quot;;3.5;IF([.E43]=&quot;RGB LED Round&quot;;3;IF([.E43]=&quot;OLED 128x32&quot;;6;0)))+IF([.F43]=&quot;Yes&quot;;8;0)+IF([.G43]=&quot;Yes&quot;;4;0)+IF([.H43]=&quot;Yes&quot;;5.5;0)+IF([.I43]=&quot;Yes&quot;;1.5;0)+IF([.J43]=&quot;Yes&quot;;3;0)+IF([.K43]=&quot;Yes&quot;;7;0)+IF([.L43]=&quot;Yes&quot;;3;0)" table:style-name="ce4">
            <text:p>54,0 €</text:p>
          </table:table-cell>
          <table:table-cell office:value-type="currency" office:value="48.6" table:formula="of:=EVEN([.M43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30" table:formula="of:=[.A43]+1" table:style-name="ce2">
            <text:p>30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7" table:formula="of:=IF([.B44]=&quot;Servos&quot;;20;IF([.B44]=&quot;SmartCar Motors&quot;;12;0))+IF([.C44]=&quot;Arduino Nano&quot;;12;0)+IF([.D44]=&quot;Powerbank&quot;;5;0)+IF([.E44]=&quot;LED Matrix&quot;;3.5;IF([.E44]=&quot;RGB LED Round&quot;;3;IF([.E44]=&quot;OLED 128x32&quot;;6;0)))+IF([.F44]=&quot;Yes&quot;;8;0)+IF([.G44]=&quot;Yes&quot;;4;0)+IF([.H44]=&quot;Yes&quot;;5.5;0)+IF([.I44]=&quot;Yes&quot;;1.5;0)+IF([.J44]=&quot;Yes&quot;;3;0)+IF([.K44]=&quot;Yes&quot;;7;0)+IF([.L44]=&quot;Yes&quot;;3;0)" table:style-name="ce4">
            <text:p>57,0 €</text:p>
          </table:table-cell>
          <table:table-cell office:value-type="currency" office:value="51.4" table:formula="of:=EVEN([.M44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31" table:formula="of:=[.A44]+1" table:style-name="ce2">
            <text:p>31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1" table:formula="of:=IF([.B45]=&quot;Servos&quot;;20;IF([.B45]=&quot;SmartCar Motors&quot;;12;0))+IF([.C45]=&quot;Arduino Nano&quot;;12;0)+IF([.D45]=&quot;Powerbank&quot;;5;0)+IF([.E45]=&quot;LED Matrix&quot;;3.5;IF([.E45]=&quot;RGB LED Round&quot;;3;IF([.E45]=&quot;OLED 128x32&quot;;6;0)))+IF([.F45]=&quot;Yes&quot;;8;0)+IF([.G45]=&quot;Yes&quot;;4;0)+IF([.H45]=&quot;Yes&quot;;5.5;0)+IF([.I45]=&quot;Yes&quot;;1.5;0)+IF([.J45]=&quot;Yes&quot;;3;0)+IF([.K45]=&quot;Yes&quot;;7;0)+IF([.L45]=&quot;Yes&quot;;3;0)" table:style-name="ce4">
            <text:p>61,0 €</text:p>
          </table:table-cell>
          <table:table-cell office:value-type="currency" office:value="55" table:formula="of:=EVEN([.M45]*0.9*10)/10" table:style-name="ce4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32" table:formula="of:=[.A45]+1" table:style-name="ce2">
            <text:p>32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4" table:formula="of:=IF([.B46]=&quot;Servos&quot;;20;IF([.B46]=&quot;SmartCar Motors&quot;;12;0))+IF([.C46]=&quot;Arduino Nano&quot;;12;0)+IF([.D46]=&quot;Powerbank&quot;;5;0)+IF([.E46]=&quot;LED Matrix&quot;;3.5;IF([.E46]=&quot;RGB LED Round&quot;;3;IF([.E46]=&quot;OLED 128x32&quot;;6;0)))+IF([.F46]=&quot;Yes&quot;;8;0)+IF([.G46]=&quot;Yes&quot;;4;0)+IF([.H46]=&quot;Yes&quot;;5.5;0)+IF([.I46]=&quot;Yes&quot;;1.5;0)+IF([.J46]=&quot;Yes&quot;;3;0)+IF([.K46]=&quot;Yes&quot;;7;0)+IF([.L46]=&quot;Yes&quot;;3;0)" table:style-name="ce4">
            <text:p>64,0 €</text:p>
          </table:table-cell>
          <table:table-cell office:value-type="currency" office:value="57.6" table:formula="of:=EVEN([.M46]*0.9*10)/10" table:style-name="ce4">
            <text:p>57,6 €</text:p>
          </table:table-cell>
          <table:table-cell table:number-columns-repeated="16370"/>
        </table:table-row>
        <table:table-row table:style-name="ro1">
          <table:table-cell office:value-type="float" office:value="33" table:formula="of:=[.A46]+1" table:style-name="ce2">
            <text:p>33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0" table:formula="of:=IF([.B47]=&quot;Servos&quot;;20;IF([.B47]=&quot;SmartCar Motors&quot;;12;0))+IF([.C47]=&quot;Arduino Nano&quot;;12;0)+IF([.D47]=&quot;Powerbank&quot;;5;0)+IF([.E47]=&quot;LED Matrix&quot;;3.5;IF([.E47]=&quot;RGB LED Round&quot;;3;IF([.E47]=&quot;OLED 128x32&quot;;6;0)))+IF([.F47]=&quot;Yes&quot;;8;0)+IF([.G47]=&quot;Yes&quot;;4;0)+IF([.H47]=&quot;Yes&quot;;5.5;0)+IF([.I47]=&quot;Yes&quot;;1.5;0)+IF([.J47]=&quot;Yes&quot;;3;0)+IF([.K47]=&quot;Yes&quot;;7;0)+IF([.L47]=&quot;Yes&quot;;3;0)" table:style-name="ce4">
            <text:p>50,0 €</text:p>
          </table:table-cell>
          <table:table-cell office:value-type="currency" office:value="45" table:formula="of:=EVEN([.M47]*0.9*10)/10" table:style-name="ce4">
            <text:p>45,0 €</text:p>
          </table:table-cell>
          <table:table-cell table:number-columns-repeated="16370"/>
        </table:table-row>
        <table:table-row table:style-name="ro1">
          <table:table-cell office:value-type="float" office:value="34" table:formula="of:=[.A47]+1" table:style-name="ce2">
            <text:p>34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3" table:formula="of:=IF([.B48]=&quot;Servos&quot;;20;IF([.B48]=&quot;SmartCar Motors&quot;;12;0))+IF([.C48]=&quot;Arduino Nano&quot;;12;0)+IF([.D48]=&quot;Powerbank&quot;;5;0)+IF([.E48]=&quot;LED Matrix&quot;;3.5;IF([.E48]=&quot;RGB LED Round&quot;;3;IF([.E48]=&quot;OLED 128x32&quot;;6;0)))+IF([.F48]=&quot;Yes&quot;;8;0)+IF([.G48]=&quot;Yes&quot;;4;0)+IF([.H48]=&quot;Yes&quot;;5.5;0)+IF([.I48]=&quot;Yes&quot;;1.5;0)+IF([.J48]=&quot;Yes&quot;;3;0)+IF([.K48]=&quot;Yes&quot;;7;0)+IF([.L48]=&quot;Yes&quot;;3;0)" table:style-name="ce4">
            <text:p>53,0 €</text:p>
          </table:table-cell>
          <table:table-cell office:value-type="currency" office:value="47.8" table:formula="of:=EVEN([.M48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35" table:formula="of:=[.A48]+1" table:style-name="ce2">
            <text:p>35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7" table:formula="of:=IF([.B49]=&quot;Servos&quot;;20;IF([.B49]=&quot;SmartCar Motors&quot;;12;0))+IF([.C49]=&quot;Arduino Nano&quot;;12;0)+IF([.D49]=&quot;Powerbank&quot;;5;0)+IF([.E49]=&quot;LED Matrix&quot;;3.5;IF([.E49]=&quot;RGB LED Round&quot;;3;IF([.E49]=&quot;OLED 128x32&quot;;6;0)))+IF([.F49]=&quot;Yes&quot;;8;0)+IF([.G49]=&quot;Yes&quot;;4;0)+IF([.H49]=&quot;Yes&quot;;5.5;0)+IF([.I49]=&quot;Yes&quot;;1.5;0)+IF([.J49]=&quot;Yes&quot;;3;0)+IF([.K49]=&quot;Yes&quot;;7;0)+IF([.L49]=&quot;Yes&quot;;3;0)" table:style-name="ce4">
            <text:p>57,0 €</text:p>
          </table:table-cell>
          <table:table-cell office:value-type="currency" office:value="51.4" table:formula="of:=EVEN([.M49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36" table:formula="of:=[.A49]+1" table:style-name="ce2">
            <text:p>36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0" table:formula="of:=IF([.B50]=&quot;Servos&quot;;20;IF([.B50]=&quot;SmartCar Motors&quot;;12;0))+IF([.C50]=&quot;Arduino Nano&quot;;12;0)+IF([.D50]=&quot;Powerbank&quot;;5;0)+IF([.E50]=&quot;LED Matrix&quot;;3.5;IF([.E50]=&quot;RGB LED Round&quot;;3;IF([.E50]=&quot;OLED 128x32&quot;;6;0)))+IF([.F50]=&quot;Yes&quot;;8;0)+IF([.G50]=&quot;Yes&quot;;4;0)+IF([.H50]=&quot;Yes&quot;;5.5;0)+IF([.I50]=&quot;Yes&quot;;1.5;0)+IF([.J50]=&quot;Yes&quot;;3;0)+IF([.K50]=&quot;Yes&quot;;7;0)+IF([.L50]=&quot;Yes&quot;;3;0)" table:style-name="ce4">
            <text:p>60,0 €</text:p>
          </table:table-cell>
          <table:table-cell office:value-type="currency" office:value="54" table:formula="of:=EVEN([.M50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37" table:formula="of:=[.A50]+1" table:style-name="ce2">
            <text:p>37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3" table:formula="of:=IF([.B51]=&quot;Servos&quot;;20;IF([.B51]=&quot;SmartCar Motors&quot;;12;0))+IF([.C51]=&quot;Arduino Nano&quot;;12;0)+IF([.D51]=&quot;Powerbank&quot;;5;0)+IF([.E51]=&quot;LED Matrix&quot;;3.5;IF([.E51]=&quot;RGB LED Round&quot;;3;IF([.E51]=&quot;OLED 128x32&quot;;6;0)))+IF([.F51]=&quot;Yes&quot;;8;0)+IF([.G51]=&quot;Yes&quot;;4;0)+IF([.H51]=&quot;Yes&quot;;5.5;0)+IF([.I51]=&quot;Yes&quot;;1.5;0)+IF([.J51]=&quot;Yes&quot;;3;0)+IF([.K51]=&quot;Yes&quot;;7;0)+IF([.L51]=&quot;Yes&quot;;3;0)" table:style-name="ce4">
            <text:p>53,0 €</text:p>
          </table:table-cell>
          <table:table-cell office:value-type="currency" office:value="47.8" table:formula="of:=EVEN([.M51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38" table:formula="of:=[.A51]+1" table:style-name="ce2">
            <text:p>38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6" table:formula="of:=IF([.B52]=&quot;Servos&quot;;20;IF([.B52]=&quot;SmartCar Motors&quot;;12;0))+IF([.C52]=&quot;Arduino Nano&quot;;12;0)+IF([.D52]=&quot;Powerbank&quot;;5;0)+IF([.E52]=&quot;LED Matrix&quot;;3.5;IF([.E52]=&quot;RGB LED Round&quot;;3;IF([.E52]=&quot;OLED 128x32&quot;;6;0)))+IF([.F52]=&quot;Yes&quot;;8;0)+IF([.G52]=&quot;Yes&quot;;4;0)+IF([.H52]=&quot;Yes&quot;;5.5;0)+IF([.I52]=&quot;Yes&quot;;1.5;0)+IF([.J52]=&quot;Yes&quot;;3;0)+IF([.K52]=&quot;Yes&quot;;7;0)+IF([.L52]=&quot;Yes&quot;;3;0)" table:style-name="ce4">
            <text:p>56,0 €</text:p>
          </table:table-cell>
          <table:table-cell office:value-type="currency" office:value="50.4" table:formula="of:=EVEN([.M52]*0.9*10)/10" table:style-name="ce4">
            <text:p>50,4 €</text:p>
          </table:table-cell>
          <table:table-cell table:number-columns-repeated="16370"/>
        </table:table-row>
        <table:table-row table:style-name="ro1">
          <table:table-cell office:value-type="float" office:value="39" table:formula="of:=[.A52]+1" table:style-name="ce2">
            <text:p>39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0" table:formula="of:=IF([.B53]=&quot;Servos&quot;;20;IF([.B53]=&quot;SmartCar Motors&quot;;12;0))+IF([.C53]=&quot;Arduino Nano&quot;;12;0)+IF([.D53]=&quot;Powerbank&quot;;5;0)+IF([.E53]=&quot;LED Matrix&quot;;3.5;IF([.E53]=&quot;RGB LED Round&quot;;3;IF([.E53]=&quot;OLED 128x32&quot;;6;0)))+IF([.F53]=&quot;Yes&quot;;8;0)+IF([.G53]=&quot;Yes&quot;;4;0)+IF([.H53]=&quot;Yes&quot;;5.5;0)+IF([.I53]=&quot;Yes&quot;;1.5;0)+IF([.J53]=&quot;Yes&quot;;3;0)+IF([.K53]=&quot;Yes&quot;;7;0)+IF([.L53]=&quot;Yes&quot;;3;0)" table:style-name="ce4">
            <text:p>60,0 €</text:p>
          </table:table-cell>
          <table:table-cell office:value-type="currency" office:value="54" table:formula="of:=EVEN([.M53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40" table:formula="of:=[.A53]+1" table:style-name="ce2">
            <text:p>40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3" table:formula="of:=IF([.B54]=&quot;Servos&quot;;20;IF([.B54]=&quot;SmartCar Motors&quot;;12;0))+IF([.C54]=&quot;Arduino Nano&quot;;12;0)+IF([.D54]=&quot;Powerbank&quot;;5;0)+IF([.E54]=&quot;LED Matrix&quot;;3.5;IF([.E54]=&quot;RGB LED Round&quot;;3;IF([.E54]=&quot;OLED 128x32&quot;;6;0)))+IF([.F54]=&quot;Yes&quot;;8;0)+IF([.G54]=&quot;Yes&quot;;4;0)+IF([.H54]=&quot;Yes&quot;;5.5;0)+IF([.I54]=&quot;Yes&quot;;1.5;0)+IF([.J54]=&quot;Yes&quot;;3;0)+IF([.K54]=&quot;Yes&quot;;7;0)+IF([.L54]=&quot;Yes&quot;;3;0)" table:style-name="ce4">
            <text:p>63,0 €</text:p>
          </table:table-cell>
          <table:table-cell office:value-type="currency" office:value="56.8" table:formula="of:=EVEN([.M54]*0.9*10)/10" table:style-name="ce4">
            <text:p>56,8 €</text:p>
          </table:table-cell>
          <table:table-cell table:number-columns-repeated="16370"/>
        </table:table-row>
        <table:table-row table:style-name="ro1">
          <table:table-cell office:value-type="float" office:value="41" table:formula="of:=[.A54]+1" table:style-name="ce2">
            <text:p>41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4" table:formula="of:=IF([.B55]=&quot;Servos&quot;;20;IF([.B55]=&quot;SmartCar Motors&quot;;12;0))+IF([.C55]=&quot;Arduino Nano&quot;;12;0)+IF([.D55]=&quot;Powerbank&quot;;5;0)+IF([.E55]=&quot;LED Matrix&quot;;3.5;IF([.E55]=&quot;RGB LED Round&quot;;3;IF([.E55]=&quot;OLED 128x32&quot;;6;0)))+IF([.F55]=&quot;Yes&quot;;8;0)+IF([.G55]=&quot;Yes&quot;;4;0)+IF([.H55]=&quot;Yes&quot;;5.5;0)+IF([.I55]=&quot;Yes&quot;;1.5;0)+IF([.J55]=&quot;Yes&quot;;3;0)+IF([.K55]=&quot;Yes&quot;;7;0)+IF([.L55]=&quot;Yes&quot;;3;0)" table:style-name="ce4">
            <text:p>54,0 €</text:p>
          </table:table-cell>
          <table:table-cell office:value-type="currency" office:value="48.6" table:formula="of:=EVEN([.M55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42" table:formula="of:=[.A55]+1" table:style-name="ce2">
            <text:p>42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7" table:formula="of:=IF([.B56]=&quot;Servos&quot;;20;IF([.B56]=&quot;SmartCar Motors&quot;;12;0))+IF([.C56]=&quot;Arduino Nano&quot;;12;0)+IF([.D56]=&quot;Powerbank&quot;;5;0)+IF([.E56]=&quot;LED Matrix&quot;;3.5;IF([.E56]=&quot;RGB LED Round&quot;;3;IF([.E56]=&quot;OLED 128x32&quot;;6;0)))+IF([.F56]=&quot;Yes&quot;;8;0)+IF([.G56]=&quot;Yes&quot;;4;0)+IF([.H56]=&quot;Yes&quot;;5.5;0)+IF([.I56]=&quot;Yes&quot;;1.5;0)+IF([.J56]=&quot;Yes&quot;;3;0)+IF([.K56]=&quot;Yes&quot;;7;0)+IF([.L56]=&quot;Yes&quot;;3;0)" table:style-name="ce4">
            <text:p>57,0 €</text:p>
          </table:table-cell>
          <table:table-cell office:value-type="currency" office:value="51.4" table:formula="of:=EVEN([.M56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43" table:formula="of:=[.A56]+1" table:style-name="ce2">
            <text:p>43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1" table:formula="of:=IF([.B57]=&quot;Servos&quot;;20;IF([.B57]=&quot;SmartCar Motors&quot;;12;0))+IF([.C57]=&quot;Arduino Nano&quot;;12;0)+IF([.D57]=&quot;Powerbank&quot;;5;0)+IF([.E57]=&quot;LED Matrix&quot;;3.5;IF([.E57]=&quot;RGB LED Round&quot;;3;IF([.E57]=&quot;OLED 128x32&quot;;6;0)))+IF([.F57]=&quot;Yes&quot;;8;0)+IF([.G57]=&quot;Yes&quot;;4;0)+IF([.H57]=&quot;Yes&quot;;5.5;0)+IF([.I57]=&quot;Yes&quot;;1.5;0)+IF([.J57]=&quot;Yes&quot;;3;0)+IF([.K57]=&quot;Yes&quot;;7;0)+IF([.L57]=&quot;Yes&quot;;3;0)" table:style-name="ce4">
            <text:p>61,0 €</text:p>
          </table:table-cell>
          <table:table-cell office:value-type="currency" office:value="55" table:formula="of:=EVEN([.M57]*0.9*10)/10" table:style-name="ce4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44" table:formula="of:=[.A57]+1" table:style-name="ce2">
            <text:p>44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4" table:formula="of:=IF([.B58]=&quot;Servos&quot;;20;IF([.B58]=&quot;SmartCar Motors&quot;;12;0))+IF([.C58]=&quot;Arduino Nano&quot;;12;0)+IF([.D58]=&quot;Powerbank&quot;;5;0)+IF([.E58]=&quot;LED Matrix&quot;;3.5;IF([.E58]=&quot;RGB LED Round&quot;;3;IF([.E58]=&quot;OLED 128x32&quot;;6;0)))+IF([.F58]=&quot;Yes&quot;;8;0)+IF([.G58]=&quot;Yes&quot;;4;0)+IF([.H58]=&quot;Yes&quot;;5.5;0)+IF([.I58]=&quot;Yes&quot;;1.5;0)+IF([.J58]=&quot;Yes&quot;;3;0)+IF([.K58]=&quot;Yes&quot;;7;0)+IF([.L58]=&quot;Yes&quot;;3;0)" table:style-name="ce4">
            <text:p>64,0 €</text:p>
          </table:table-cell>
          <table:table-cell office:value-type="currency" office:value="57.6" table:formula="of:=EVEN([.M58]*0.9*10)/10" table:style-name="ce4">
            <text:p>57,6 €</text:p>
          </table:table-cell>
          <table:table-cell table:number-columns-repeated="16370"/>
        </table:table-row>
        <table:table-row table:style-name="ro1">
          <table:table-cell office:value-type="float" office:value="45" table:formula="of:=[.A58]+1" table:style-name="ce2">
            <text:p>45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7" table:formula="of:=IF([.B59]=&quot;Servos&quot;;20;IF([.B59]=&quot;SmartCar Motors&quot;;12;0))+IF([.C59]=&quot;Arduino Nano&quot;;12;0)+IF([.D59]=&quot;Powerbank&quot;;5;0)+IF([.E59]=&quot;LED Matrix&quot;;3.5;IF([.E59]=&quot;RGB LED Round&quot;;3;IF([.E59]=&quot;OLED 128x32&quot;;6;0)))+IF([.F59]=&quot;Yes&quot;;8;0)+IF([.G59]=&quot;Yes&quot;;4;0)+IF([.H59]=&quot;Yes&quot;;5.5;0)+IF([.I59]=&quot;Yes&quot;;1.5;0)+IF([.J59]=&quot;Yes&quot;;3;0)+IF([.K59]=&quot;Yes&quot;;7;0)+IF([.L59]=&quot;Yes&quot;;3;0)" table:style-name="ce4">
            <text:p>57,0 €</text:p>
          </table:table-cell>
          <table:table-cell office:value-type="currency" office:value="51.4" table:formula="of:=EVEN([.M59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46" table:formula="of:=[.A59]+1" table:style-name="ce2">
            <text:p>46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60" table:formula="of:=IF([.B60]=&quot;Servos&quot;;20;IF([.B60]=&quot;SmartCar Motors&quot;;12;0))+IF([.C60]=&quot;Arduino Nano&quot;;12;0)+IF([.D60]=&quot;Powerbank&quot;;5;0)+IF([.E60]=&quot;LED Matrix&quot;;3.5;IF([.E60]=&quot;RGB LED Round&quot;;3;IF([.E60]=&quot;OLED 128x32&quot;;6;0)))+IF([.F60]=&quot;Yes&quot;;8;0)+IF([.G60]=&quot;Yes&quot;;4;0)+IF([.H60]=&quot;Yes&quot;;5.5;0)+IF([.I60]=&quot;Yes&quot;;1.5;0)+IF([.J60]=&quot;Yes&quot;;3;0)+IF([.K60]=&quot;Yes&quot;;7;0)+IF([.L60]=&quot;Yes&quot;;3;0)" table:style-name="ce4">
            <text:p>60,0 €</text:p>
          </table:table-cell>
          <table:table-cell office:value-type="currency" office:value="54" table:formula="of:=EVEN([.M60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47" table:formula="of:=[.A60]+1" table:style-name="ce2">
            <text:p>47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4" table:formula="of:=IF([.B61]=&quot;Servos&quot;;20;IF([.B61]=&quot;SmartCar Motors&quot;;12;0))+IF([.C61]=&quot;Arduino Nano&quot;;12;0)+IF([.D61]=&quot;Powerbank&quot;;5;0)+IF([.E61]=&quot;LED Matrix&quot;;3.5;IF([.E61]=&quot;RGB LED Round&quot;;3;IF([.E61]=&quot;OLED 128x32&quot;;6;0)))+IF([.F61]=&quot;Yes&quot;;8;0)+IF([.G61]=&quot;Yes&quot;;4;0)+IF([.H61]=&quot;Yes&quot;;5.5;0)+IF([.I61]=&quot;Yes&quot;;1.5;0)+IF([.J61]=&quot;Yes&quot;;3;0)+IF([.K61]=&quot;Yes&quot;;7;0)+IF([.L61]=&quot;Yes&quot;;3;0)" table:style-name="ce4">
            <text:p>64,0 €</text:p>
          </table:table-cell>
          <table:table-cell office:value-type="currency" office:value="57.6" table:formula="of:=EVEN([.M61]*0.9*10)/10" table:style-name="ce4">
            <text:p>57,6 €</text:p>
          </table:table-cell>
          <table:table-cell table:number-columns-repeated="16370"/>
        </table:table-row>
        <table:table-row table:style-name="ro1">
          <table:table-cell office:value-type="float" office:value="48" table:formula="of:=[.A61]+1" table:style-name="ce2">
            <text:p>48</text:p>
          </table:table-cell>
          <table:table-cell office:value-type="string" table:style-name="ce2">
            <text:p>Servo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7" table:formula="of:=IF([.B62]=&quot;Servos&quot;;20;IF([.B62]=&quot;SmartCar Motors&quot;;12;0))+IF([.C62]=&quot;Arduino Nano&quot;;12;0)+IF([.D62]=&quot;Powerbank&quot;;5;0)+IF([.E62]=&quot;LED Matrix&quot;;3.5;IF([.E62]=&quot;RGB LED Round&quot;;3;IF([.E62]=&quot;OLED 128x32&quot;;6;0)))+IF([.F62]=&quot;Yes&quot;;8;0)+IF([.G62]=&quot;Yes&quot;;4;0)+IF([.H62]=&quot;Yes&quot;;5.5;0)+IF([.I62]=&quot;Yes&quot;;1.5;0)+IF([.J62]=&quot;Yes&quot;;3;0)+IF([.K62]=&quot;Yes&quot;;7;0)+IF([.L62]=&quot;Yes&quot;;3;0)" table:style-name="ce4">
            <text:p>67,0 €</text:p>
          </table:table-cell>
          <table:table-cell office:value-type="currency" office:value="60.4" table:formula="of:=EVEN([.M62]*0.9*10)/10" table:style-name="ce4">
            <text:p>60,4 €</text:p>
          </table:table-cell>
          <table:table-cell table:number-columns-repeated="16370"/>
        </table:table-row>
        <table:table-row table:style-name="ro1">
          <table:table-cell office:value-type="float" office:value="49" table:formula="of:=[.A62]+1" table:style-name="ce1">
            <text:p>49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55.5" table:formula="of:=IF([.B63]=&quot;Servos&quot;;20;IF([.B63]=&quot;SmartCar Motors&quot;;12;0))+IF([.C63]=&quot;Arduino Nano&quot;;12;0)+IF([.D63]=&quot;Powerbank&quot;;5;0)+IF([.E63]=&quot;LED Matrix&quot;;3.5;IF([.E63]=&quot;RGB LED Round&quot;;3;IF([.E63]=&quot;OLED 128x32&quot;;6;0)))+IF([.F63]=&quot;Yes&quot;;8;0)+IF([.G63]=&quot;Yes&quot;;4;0)+IF([.H63]=&quot;Yes&quot;;5.5;0)+IF([.I63]=&quot;Yes&quot;;1.5;0)+IF([.J63]=&quot;Yes&quot;;3;0)+IF([.K63]=&quot;Yes&quot;;7;0)+IF([.L63]=&quot;Yes&quot;;3;0)" table:style-name="ce5">
            <text:p>55,5 €</text:p>
          </table:table-cell>
          <table:table-cell office:value-type="currency" office:value="50" table:formula="of:=EVEN([.M63]*0.9*10)/10" table:style-name="ce5">
            <text:p>50,0 €</text:p>
          </table:table-cell>
          <table:table-cell table:number-columns-repeated="16370"/>
        </table:table-row>
        <table:table-row table:style-name="ro1">
          <table:table-cell office:value-type="float" office:value="50" table:formula="of:=[.A63]+1" table:style-name="ce1">
            <text:p>50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58.5" table:formula="of:=IF([.B64]=&quot;Servos&quot;;20;IF([.B64]=&quot;SmartCar Motors&quot;;12;0))+IF([.C64]=&quot;Arduino Nano&quot;;12;0)+IF([.D64]=&quot;Powerbank&quot;;5;0)+IF([.E64]=&quot;LED Matrix&quot;;3.5;IF([.E64]=&quot;RGB LED Round&quot;;3;IF([.E64]=&quot;OLED 128x32&quot;;6;0)))+IF([.F64]=&quot;Yes&quot;;8;0)+IF([.G64]=&quot;Yes&quot;;4;0)+IF([.H64]=&quot;Yes&quot;;5.5;0)+IF([.I64]=&quot;Yes&quot;;1.5;0)+IF([.J64]=&quot;Yes&quot;;3;0)+IF([.K64]=&quot;Yes&quot;;7;0)+IF([.L64]=&quot;Yes&quot;;3;0)" table:style-name="ce5">
            <text:p>58,5 €</text:p>
          </table:table-cell>
          <table:table-cell office:value-type="currency" office:value="52.8" table:formula="of:=EVEN([.M64]*0.9*10)/10" table:style-name="ce5">
            <text:p>52,8 €</text:p>
          </table:table-cell>
          <table:table-cell table:number-columns-repeated="16370"/>
        </table:table-row>
        <table:table-row table:style-name="ro1">
          <table:table-cell office:value-type="float" office:value="51" table:formula="of:=[.A64]+1" table:style-name="ce1">
            <text:p>51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2.5" table:formula="of:=IF([.B65]=&quot;Servos&quot;;20;IF([.B65]=&quot;SmartCar Motors&quot;;12;0))+IF([.C65]=&quot;Arduino Nano&quot;;12;0)+IF([.D65]=&quot;Powerbank&quot;;5;0)+IF([.E65]=&quot;LED Matrix&quot;;3.5;IF([.E65]=&quot;RGB LED Round&quot;;3;IF([.E65]=&quot;OLED 128x32&quot;;6;0)))+IF([.F65]=&quot;Yes&quot;;8;0)+IF([.G65]=&quot;Yes&quot;;4;0)+IF([.H65]=&quot;Yes&quot;;5.5;0)+IF([.I65]=&quot;Yes&quot;;1.5;0)+IF([.J65]=&quot;Yes&quot;;3;0)+IF([.K65]=&quot;Yes&quot;;7;0)+IF([.L65]=&quot;Yes&quot;;3;0)" table:style-name="ce5">
            <text:p>62,5 €</text:p>
          </table:table-cell>
          <table:table-cell office:value-type="currency" office:value="56.4" table:formula="of:=EVEN([.M65]*0.9*10)/10" table:style-name="ce5">
            <text:p>56,4 €</text:p>
          </table:table-cell>
          <table:table-cell table:number-columns-repeated="16370"/>
        </table:table-row>
        <table:table-row table:style-name="ro1">
          <table:table-cell office:value-type="float" office:value="52" table:formula="of:=[.A65]+1" table:style-name="ce1">
            <text:p>52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65.5" table:formula="of:=IF([.B66]=&quot;Servos&quot;;20;IF([.B66]=&quot;SmartCar Motors&quot;;12;0))+IF([.C66]=&quot;Arduino Nano&quot;;12;0)+IF([.D66]=&quot;Powerbank&quot;;5;0)+IF([.E66]=&quot;LED Matrix&quot;;3.5;IF([.E66]=&quot;RGB LED Round&quot;;3;IF([.E66]=&quot;OLED 128x32&quot;;6;0)))+IF([.F66]=&quot;Yes&quot;;8;0)+IF([.G66]=&quot;Yes&quot;;4;0)+IF([.H66]=&quot;Yes&quot;;5.5;0)+IF([.I66]=&quot;Yes&quot;;1.5;0)+IF([.J66]=&quot;Yes&quot;;3;0)+IF([.K66]=&quot;Yes&quot;;7;0)+IF([.L66]=&quot;Yes&quot;;3;0)" table:style-name="ce5">
            <text:p>65,5 €</text:p>
          </table:table-cell>
          <table:table-cell office:value-type="currency" office:value="59" table:formula="of:=EVEN([.M66]*0.9*10)/10" table:style-name="ce5">
            <text:p>59,0 €</text:p>
          </table:table-cell>
          <table:table-cell table:number-columns-repeated="16370"/>
        </table:table-row>
        <table:table-row table:style-name="ro1">
          <table:table-cell office:value-type="float" office:value="53" table:formula="of:=[.A66]+1" table:style-name="ce1">
            <text:p>53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58.5" table:formula="of:=IF([.B67]=&quot;Servos&quot;;20;IF([.B67]=&quot;SmartCar Motors&quot;;12;0))+IF([.C67]=&quot;Arduino Nano&quot;;12;0)+IF([.D67]=&quot;Powerbank&quot;;5;0)+IF([.E67]=&quot;LED Matrix&quot;;3.5;IF([.E67]=&quot;RGB LED Round&quot;;3;IF([.E67]=&quot;OLED 128x32&quot;;6;0)))+IF([.F67]=&quot;Yes&quot;;8;0)+IF([.G67]=&quot;Yes&quot;;4;0)+IF([.H67]=&quot;Yes&quot;;5.5;0)+IF([.I67]=&quot;Yes&quot;;1.5;0)+IF([.J67]=&quot;Yes&quot;;3;0)+IF([.K67]=&quot;Yes&quot;;7;0)+IF([.L67]=&quot;Yes&quot;;3;0)" table:style-name="ce5">
            <text:p>58,5 €</text:p>
          </table:table-cell>
          <table:table-cell office:value-type="currency" office:value="52.8" table:formula="of:=EVEN([.M67]*0.9*10)/10" table:style-name="ce5">
            <text:p>52,8 €</text:p>
          </table:table-cell>
          <table:table-cell table:number-columns-repeated="16370"/>
        </table:table-row>
        <table:table-row table:style-name="ro1">
          <table:table-cell office:value-type="float" office:value="54" table:formula="of:=[.A67]+1" table:style-name="ce1">
            <text:p>54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1.5" table:formula="of:=IF([.B68]=&quot;Servos&quot;;20;IF([.B68]=&quot;SmartCar Motors&quot;;12;0))+IF([.C68]=&quot;Arduino Nano&quot;;12;0)+IF([.D68]=&quot;Powerbank&quot;;5;0)+IF([.E68]=&quot;LED Matrix&quot;;3.5;IF([.E68]=&quot;RGB LED Round&quot;;3;IF([.E68]=&quot;OLED 128x32&quot;;6;0)))+IF([.F68]=&quot;Yes&quot;;8;0)+IF([.G68]=&quot;Yes&quot;;4;0)+IF([.H68]=&quot;Yes&quot;;5.5;0)+IF([.I68]=&quot;Yes&quot;;1.5;0)+IF([.J68]=&quot;Yes&quot;;3;0)+IF([.K68]=&quot;Yes&quot;;7;0)+IF([.L68]=&quot;Yes&quot;;3;0)" table:style-name="ce5">
            <text:p>61,5 €</text:p>
          </table:table-cell>
          <table:table-cell office:value-type="currency" office:value="55.4" table:formula="of:=EVEN([.M68]*0.9*10)/10" table:style-name="ce5">
            <text:p>55,4 €</text:p>
          </table:table-cell>
          <table:table-cell table:number-columns-repeated="16370"/>
        </table:table-row>
        <table:table-row table:style-name="ro1">
          <table:table-cell office:value-type="float" office:value="55" table:formula="of:=[.A68]+1" table:style-name="ce1">
            <text:p>55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5.5" table:formula="of:=IF([.B69]=&quot;Servos&quot;;20;IF([.B69]=&quot;SmartCar Motors&quot;;12;0))+IF([.C69]=&quot;Arduino Nano&quot;;12;0)+IF([.D69]=&quot;Powerbank&quot;;5;0)+IF([.E69]=&quot;LED Matrix&quot;;3.5;IF([.E69]=&quot;RGB LED Round&quot;;3;IF([.E69]=&quot;OLED 128x32&quot;;6;0)))+IF([.F69]=&quot;Yes&quot;;8;0)+IF([.G69]=&quot;Yes&quot;;4;0)+IF([.H69]=&quot;Yes&quot;;5.5;0)+IF([.I69]=&quot;Yes&quot;;1.5;0)+IF([.J69]=&quot;Yes&quot;;3;0)+IF([.K69]=&quot;Yes&quot;;7;0)+IF([.L69]=&quot;Yes&quot;;3;0)" table:style-name="ce5">
            <text:p>65,5 €</text:p>
          </table:table-cell>
          <table:table-cell office:value-type="currency" office:value="59" table:formula="of:=EVEN([.M69]*0.9*10)/10" table:style-name="ce5">
            <text:p>59,0 €</text:p>
          </table:table-cell>
          <table:table-cell table:number-columns-repeated="16370"/>
        </table:table-row>
        <table:table-row table:style-name="ro1">
          <table:table-cell office:value-type="float" office:value="56" table:formula="of:=[.A69]+1" table:style-name="ce1">
            <text:p>56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68.5" table:formula="of:=IF([.B70]=&quot;Servos&quot;;20;IF([.B70]=&quot;SmartCar Motors&quot;;12;0))+IF([.C70]=&quot;Arduino Nano&quot;;12;0)+IF([.D70]=&quot;Powerbank&quot;;5;0)+IF([.E70]=&quot;LED Matrix&quot;;3.5;IF([.E70]=&quot;RGB LED Round&quot;;3;IF([.E70]=&quot;OLED 128x32&quot;;6;0)))+IF([.F70]=&quot;Yes&quot;;8;0)+IF([.G70]=&quot;Yes&quot;;4;0)+IF([.H70]=&quot;Yes&quot;;5.5;0)+IF([.I70]=&quot;Yes&quot;;1.5;0)+IF([.J70]=&quot;Yes&quot;;3;0)+IF([.K70]=&quot;Yes&quot;;7;0)+IF([.L70]=&quot;Yes&quot;;3;0)" table:style-name="ce5">
            <text:p>68,5 €</text:p>
          </table:table-cell>
          <table:table-cell office:value-type="currency" office:value="61.8" table:formula="of:=EVEN([.M70]*0.9*10)/10" table:style-name="ce5">
            <text:p>61,8 €</text:p>
          </table:table-cell>
          <table:table-cell table:number-columns-repeated="16370"/>
        </table:table-row>
        <table:table-row table:style-name="ro1">
          <table:table-cell office:value-type="float" office:value="57" table:formula="of:=[.A70]+1" table:style-name="ce1">
            <text:p>57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59.5" table:formula="of:=IF([.B71]=&quot;Servos&quot;;20;IF([.B71]=&quot;SmartCar Motors&quot;;12;0))+IF([.C71]=&quot;Arduino Nano&quot;;12;0)+IF([.D71]=&quot;Powerbank&quot;;5;0)+IF([.E71]=&quot;LED Matrix&quot;;3.5;IF([.E71]=&quot;RGB LED Round&quot;;3;IF([.E71]=&quot;OLED 128x32&quot;;6;0)))+IF([.F71]=&quot;Yes&quot;;8;0)+IF([.G71]=&quot;Yes&quot;;4;0)+IF([.H71]=&quot;Yes&quot;;5.5;0)+IF([.I71]=&quot;Yes&quot;;1.5;0)+IF([.J71]=&quot;Yes&quot;;3;0)+IF([.K71]=&quot;Yes&quot;;7;0)+IF([.L71]=&quot;Yes&quot;;3;0)" table:style-name="ce5">
            <text:p>59,5 €</text:p>
          </table:table-cell>
          <table:table-cell office:value-type="currency" office:value="53.6" table:formula="of:=EVEN([.M71]*0.9*10)/10" table:style-name="ce5">
            <text:p>53,6 €</text:p>
          </table:table-cell>
          <table:table-cell table:number-columns-repeated="16370"/>
        </table:table-row>
        <table:table-row table:style-name="ro1">
          <table:table-cell office:value-type="float" office:value="58" table:formula="of:=[.A71]+1" table:style-name="ce1">
            <text:p>58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2.5" table:formula="of:=IF([.B72]=&quot;Servos&quot;;20;IF([.B72]=&quot;SmartCar Motors&quot;;12;0))+IF([.C72]=&quot;Arduino Nano&quot;;12;0)+IF([.D72]=&quot;Powerbank&quot;;5;0)+IF([.E72]=&quot;LED Matrix&quot;;3.5;IF([.E72]=&quot;RGB LED Round&quot;;3;IF([.E72]=&quot;OLED 128x32&quot;;6;0)))+IF([.F72]=&quot;Yes&quot;;8;0)+IF([.G72]=&quot;Yes&quot;;4;0)+IF([.H72]=&quot;Yes&quot;;5.5;0)+IF([.I72]=&quot;Yes&quot;;1.5;0)+IF([.J72]=&quot;Yes&quot;;3;0)+IF([.K72]=&quot;Yes&quot;;7;0)+IF([.L72]=&quot;Yes&quot;;3;0)" table:style-name="ce5">
            <text:p>62,5 €</text:p>
          </table:table-cell>
          <table:table-cell office:value-type="currency" office:value="56.4" table:formula="of:=EVEN([.M72]*0.9*10)/10" table:style-name="ce5">
            <text:p>56,4 €</text:p>
          </table:table-cell>
          <table:table-cell table:number-columns-repeated="16370"/>
        </table:table-row>
        <table:table-row table:style-name="ro1">
          <table:table-cell office:value-type="float" office:value="59" table:formula="of:=[.A72]+1" table:style-name="ce1">
            <text:p>59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6.5" table:formula="of:=IF([.B73]=&quot;Servos&quot;;20;IF([.B73]=&quot;SmartCar Motors&quot;;12;0))+IF([.C73]=&quot;Arduino Nano&quot;;12;0)+IF([.D73]=&quot;Powerbank&quot;;5;0)+IF([.E73]=&quot;LED Matrix&quot;;3.5;IF([.E73]=&quot;RGB LED Round&quot;;3;IF([.E73]=&quot;OLED 128x32&quot;;6;0)))+IF([.F73]=&quot;Yes&quot;;8;0)+IF([.G73]=&quot;Yes&quot;;4;0)+IF([.H73]=&quot;Yes&quot;;5.5;0)+IF([.I73]=&quot;Yes&quot;;1.5;0)+IF([.J73]=&quot;Yes&quot;;3;0)+IF([.K73]=&quot;Yes&quot;;7;0)+IF([.L73]=&quot;Yes&quot;;3;0)" table:style-name="ce5">
            <text:p>66,5 €</text:p>
          </table:table-cell>
          <table:table-cell office:value-type="currency" office:value="60" table:formula="of:=EVEN([.M73]*0.9*10)/10" table:style-name="ce5">
            <text:p>60,0 €</text:p>
          </table:table-cell>
          <table:table-cell table:number-columns-repeated="16370"/>
        </table:table-row>
        <table:table-row table:style-name="ro1">
          <table:table-cell office:value-type="float" office:value="60" table:formula="of:=[.A73]+1" table:style-name="ce1">
            <text:p>60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69.5" table:formula="of:=IF([.B74]=&quot;Servos&quot;;20;IF([.B74]=&quot;SmartCar Motors&quot;;12;0))+IF([.C74]=&quot;Arduino Nano&quot;;12;0)+IF([.D74]=&quot;Powerbank&quot;;5;0)+IF([.E74]=&quot;LED Matrix&quot;;3.5;IF([.E74]=&quot;RGB LED Round&quot;;3;IF([.E74]=&quot;OLED 128x32&quot;;6;0)))+IF([.F74]=&quot;Yes&quot;;8;0)+IF([.G74]=&quot;Yes&quot;;4;0)+IF([.H74]=&quot;Yes&quot;;5.5;0)+IF([.I74]=&quot;Yes&quot;;1.5;0)+IF([.J74]=&quot;Yes&quot;;3;0)+IF([.K74]=&quot;Yes&quot;;7;0)+IF([.L74]=&quot;Yes&quot;;3;0)" table:style-name="ce5">
            <text:p>69,5 €</text:p>
          </table:table-cell>
          <table:table-cell office:value-type="currency" office:value="62.6" table:formula="of:=EVEN([.M74]*0.9*10)/10" table:style-name="ce5">
            <text:p>62,6 €</text:p>
          </table:table-cell>
          <table:table-cell table:number-columns-repeated="16370"/>
        </table:table-row>
        <table:table-row table:style-name="ro1">
          <table:table-cell office:value-type="float" office:value="61" table:formula="of:=[.A74]+1" table:style-name="ce1">
            <text:p>61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62.5" table:formula="of:=IF([.B75]=&quot;Servos&quot;;20;IF([.B75]=&quot;SmartCar Motors&quot;;12;0))+IF([.C75]=&quot;Arduino Nano&quot;;12;0)+IF([.D75]=&quot;Powerbank&quot;;5;0)+IF([.E75]=&quot;LED Matrix&quot;;3.5;IF([.E75]=&quot;RGB LED Round&quot;;3;IF([.E75]=&quot;OLED 128x32&quot;;6;0)))+IF([.F75]=&quot;Yes&quot;;8;0)+IF([.G75]=&quot;Yes&quot;;4;0)+IF([.H75]=&quot;Yes&quot;;5.5;0)+IF([.I75]=&quot;Yes&quot;;1.5;0)+IF([.J75]=&quot;Yes&quot;;3;0)+IF([.K75]=&quot;Yes&quot;;7;0)+IF([.L75]=&quot;Yes&quot;;3;0)" table:style-name="ce5">
            <text:p>62,5 €</text:p>
          </table:table-cell>
          <table:table-cell office:value-type="currency" office:value="56.4" table:formula="of:=EVEN([.M75]*0.9*10)/10" table:style-name="ce5">
            <text:p>56,4 €</text:p>
          </table:table-cell>
          <table:table-cell table:number-columns-repeated="16370"/>
        </table:table-row>
        <table:table-row table:style-name="ro1">
          <table:table-cell office:value-type="float" office:value="62" table:formula="of:=[.A75]+1" table:style-name="ce1">
            <text:p>62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5.5" table:formula="of:=IF([.B76]=&quot;Servos&quot;;20;IF([.B76]=&quot;SmartCar Motors&quot;;12;0))+IF([.C76]=&quot;Arduino Nano&quot;;12;0)+IF([.D76]=&quot;Powerbank&quot;;5;0)+IF([.E76]=&quot;LED Matrix&quot;;3.5;IF([.E76]=&quot;RGB LED Round&quot;;3;IF([.E76]=&quot;OLED 128x32&quot;;6;0)))+IF([.F76]=&quot;Yes&quot;;8;0)+IF([.G76]=&quot;Yes&quot;;4;0)+IF([.H76]=&quot;Yes&quot;;5.5;0)+IF([.I76]=&quot;Yes&quot;;1.5;0)+IF([.J76]=&quot;Yes&quot;;3;0)+IF([.K76]=&quot;Yes&quot;;7;0)+IF([.L76]=&quot;Yes&quot;;3;0)" table:style-name="ce5">
            <text:p>65,5 €</text:p>
          </table:table-cell>
          <table:table-cell office:value-type="currency" office:value="59" table:formula="of:=EVEN([.M76]*0.9*10)/10" table:style-name="ce5">
            <text:p>59,0 €</text:p>
          </table:table-cell>
          <table:table-cell table:number-columns-repeated="16370"/>
        </table:table-row>
        <table:table-row table:style-name="ro1">
          <table:table-cell office:value-type="float" office:value="63" table:formula="of:=[.A76]+1" table:style-name="ce1">
            <text:p>63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9.5" table:formula="of:=IF([.B77]=&quot;Servos&quot;;20;IF([.B77]=&quot;SmartCar Motors&quot;;12;0))+IF([.C77]=&quot;Arduino Nano&quot;;12;0)+IF([.D77]=&quot;Powerbank&quot;;5;0)+IF([.E77]=&quot;LED Matrix&quot;;3.5;IF([.E77]=&quot;RGB LED Round&quot;;3;IF([.E77]=&quot;OLED 128x32&quot;;6;0)))+IF([.F77]=&quot;Yes&quot;;8;0)+IF([.G77]=&quot;Yes&quot;;4;0)+IF([.H77]=&quot;Yes&quot;;5.5;0)+IF([.I77]=&quot;Yes&quot;;1.5;0)+IF([.J77]=&quot;Yes&quot;;3;0)+IF([.K77]=&quot;Yes&quot;;7;0)+IF([.L77]=&quot;Yes&quot;;3;0)" table:style-name="ce5">
            <text:p>69,5 €</text:p>
          </table:table-cell>
          <table:table-cell office:value-type="currency" office:value="62.6" table:formula="of:=EVEN([.M77]*0.9*10)/10" table:style-name="ce5">
            <text:p>62,6 €</text:p>
          </table:table-cell>
          <table:table-cell table:number-columns-repeated="16370"/>
        </table:table-row>
        <table:table-row table:style-name="ro1">
          <table:table-cell office:value-type="float" office:value="64" table:formula="of:=[.A77]+1" table:style-name="ce1">
            <text:p>64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LED Matrix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72.5" table:formula="of:=IF([.B78]=&quot;Servos&quot;;20;IF([.B78]=&quot;SmartCar Motors&quot;;12;0))+IF([.C78]=&quot;Arduino Nano&quot;;12;0)+IF([.D78]=&quot;Powerbank&quot;;5;0)+IF([.E78]=&quot;LED Matrix&quot;;3.5;IF([.E78]=&quot;RGB LED Round&quot;;3;IF([.E78]=&quot;OLED 128x32&quot;;6;0)))+IF([.F78]=&quot;Yes&quot;;8;0)+IF([.G78]=&quot;Yes&quot;;4;0)+IF([.H78]=&quot;Yes&quot;;5.5;0)+IF([.I78]=&quot;Yes&quot;;1.5;0)+IF([.J78]=&quot;Yes&quot;;3;0)+IF([.K78]=&quot;Yes&quot;;7;0)+IF([.L78]=&quot;Yes&quot;;3;0)" table:style-name="ce5">
            <text:p>72,5 €</text:p>
          </table:table-cell>
          <table:table-cell office:value-type="currency" office:value="65.400000000000006" table:formula="of:=EVEN([.M78]*0.9*10)/10" table:style-name="ce5">
            <text:p>65,4 €</text:p>
          </table:table-cell>
          <table:table-cell table:number-columns-repeated="16370"/>
        </table:table-row>
        <table:table-row table:style-name="ro1">
          <table:table-cell office:value-type="float" office:value="65" table:formula="of:=[.A78]+1" table:style-name="ce1">
            <text:p>65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55" table:formula="of:=IF([.B79]=&quot;Servos&quot;;20;IF([.B79]=&quot;SmartCar Motors&quot;;12;0))+IF([.C79]=&quot;Arduino Nano&quot;;12;0)+IF([.D79]=&quot;Powerbank&quot;;5;0)+IF([.E79]=&quot;LED Matrix&quot;;3.5;IF([.E79]=&quot;RGB LED Round&quot;;3;IF([.E79]=&quot;OLED 128x32&quot;;6;0)))+IF([.F79]=&quot;Yes&quot;;8;0)+IF([.G79]=&quot;Yes&quot;;4;0)+IF([.H79]=&quot;Yes&quot;;5.5;0)+IF([.I79]=&quot;Yes&quot;;1.5;0)+IF([.J79]=&quot;Yes&quot;;3;0)+IF([.K79]=&quot;Yes&quot;;7;0)+IF([.L79]=&quot;Yes&quot;;3;0)" table:style-name="ce5">
            <text:p>55,0 €</text:p>
          </table:table-cell>
          <table:table-cell office:value-type="currency" office:value="49.6" table:formula="of:=EVEN([.M79]*0.9*10)/10" table:style-name="ce5">
            <text:p>49,6 €</text:p>
          </table:table-cell>
          <table:table-cell table:number-columns-repeated="16370"/>
        </table:table-row>
        <table:table-row table:style-name="ro1">
          <table:table-cell office:value-type="float" office:value="66" table:formula="of:=[.A79]+1" table:style-name="ce1">
            <text:p>66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58" table:formula="of:=IF([.B80]=&quot;Servos&quot;;20;IF([.B80]=&quot;SmartCar Motors&quot;;12;0))+IF([.C80]=&quot;Arduino Nano&quot;;12;0)+IF([.D80]=&quot;Powerbank&quot;;5;0)+IF([.E80]=&quot;LED Matrix&quot;;3.5;IF([.E80]=&quot;RGB LED Round&quot;;3;IF([.E80]=&quot;OLED 128x32&quot;;6;0)))+IF([.F80]=&quot;Yes&quot;;8;0)+IF([.G80]=&quot;Yes&quot;;4;0)+IF([.H80]=&quot;Yes&quot;;5.5;0)+IF([.I80]=&quot;Yes&quot;;1.5;0)+IF([.J80]=&quot;Yes&quot;;3;0)+IF([.K80]=&quot;Yes&quot;;7;0)+IF([.L80]=&quot;Yes&quot;;3;0)" table:style-name="ce5">
            <text:p>58,0 €</text:p>
          </table:table-cell>
          <table:table-cell office:value-type="currency" office:value="52.2" table:formula="of:=EVEN([.M80]*0.9*10)/10" table:style-name="ce5">
            <text:p>52,2 €</text:p>
          </table:table-cell>
          <table:table-cell table:number-columns-repeated="16370"/>
        </table:table-row>
        <table:table-row table:style-name="ro1">
          <table:table-cell office:value-type="float" office:value="67" table:formula="of:=[.A80]+1" table:style-name="ce1">
            <text:p>67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2" table:formula="of:=IF([.B81]=&quot;Servos&quot;;20;IF([.B81]=&quot;SmartCar Motors&quot;;12;0))+IF([.C81]=&quot;Arduino Nano&quot;;12;0)+IF([.D81]=&quot;Powerbank&quot;;5;0)+IF([.E81]=&quot;LED Matrix&quot;;3.5;IF([.E81]=&quot;RGB LED Round&quot;;3;IF([.E81]=&quot;OLED 128x32&quot;;6;0)))+IF([.F81]=&quot;Yes&quot;;8;0)+IF([.G81]=&quot;Yes&quot;;4;0)+IF([.H81]=&quot;Yes&quot;;5.5;0)+IF([.I81]=&quot;Yes&quot;;1.5;0)+IF([.J81]=&quot;Yes&quot;;3;0)+IF([.K81]=&quot;Yes&quot;;7;0)+IF([.L81]=&quot;Yes&quot;;3;0)" table:style-name="ce5">
            <text:p>62,0 €</text:p>
          </table:table-cell>
          <table:table-cell office:value-type="currency" office:value="55.8" table:formula="of:=EVEN([.M81]*0.9*10)/10" table:style-name="ce5">
            <text:p>55,8 €</text:p>
          </table:table-cell>
          <table:table-cell table:number-columns-repeated="16370"/>
        </table:table-row>
        <table:table-row table:style-name="ro1">
          <table:table-cell office:value-type="float" office:value="68" table:formula="of:=[.A81]+1" table:style-name="ce1">
            <text:p>68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65" table:formula="of:=IF([.B82]=&quot;Servos&quot;;20;IF([.B82]=&quot;SmartCar Motors&quot;;12;0))+IF([.C82]=&quot;Arduino Nano&quot;;12;0)+IF([.D82]=&quot;Powerbank&quot;;5;0)+IF([.E82]=&quot;LED Matrix&quot;;3.5;IF([.E82]=&quot;RGB LED Round&quot;;3;IF([.E82]=&quot;OLED 128x32&quot;;6;0)))+IF([.F82]=&quot;Yes&quot;;8;0)+IF([.G82]=&quot;Yes&quot;;4;0)+IF([.H82]=&quot;Yes&quot;;5.5;0)+IF([.I82]=&quot;Yes&quot;;1.5;0)+IF([.J82]=&quot;Yes&quot;;3;0)+IF([.K82]=&quot;Yes&quot;;7;0)+IF([.L82]=&quot;Yes&quot;;3;0)" table:style-name="ce5">
            <text:p>65,0 €</text:p>
          </table:table-cell>
          <table:table-cell office:value-type="currency" office:value="58.6" table:formula="of:=EVEN([.M82]*0.9*10)/10" table:style-name="ce5">
            <text:p>58,6 €</text:p>
          </table:table-cell>
          <table:table-cell table:number-columns-repeated="16370"/>
        </table:table-row>
        <table:table-row table:style-name="ro1">
          <table:table-cell office:value-type="float" office:value="69" table:formula="of:=[.A82]+1" table:style-name="ce1">
            <text:p>69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58" table:formula="of:=IF([.B83]=&quot;Servos&quot;;20;IF([.B83]=&quot;SmartCar Motors&quot;;12;0))+IF([.C83]=&quot;Arduino Nano&quot;;12;0)+IF([.D83]=&quot;Powerbank&quot;;5;0)+IF([.E83]=&quot;LED Matrix&quot;;3.5;IF([.E83]=&quot;RGB LED Round&quot;;3;IF([.E83]=&quot;OLED 128x32&quot;;6;0)))+IF([.F83]=&quot;Yes&quot;;8;0)+IF([.G83]=&quot;Yes&quot;;4;0)+IF([.H83]=&quot;Yes&quot;;5.5;0)+IF([.I83]=&quot;Yes&quot;;1.5;0)+IF([.J83]=&quot;Yes&quot;;3;0)+IF([.K83]=&quot;Yes&quot;;7;0)+IF([.L83]=&quot;Yes&quot;;3;0)" table:style-name="ce5">
            <text:p>58,0 €</text:p>
          </table:table-cell>
          <table:table-cell office:value-type="currency" office:value="52.2" table:formula="of:=EVEN([.M83]*0.9*10)/10" table:style-name="ce5">
            <text:p>52,2 €</text:p>
          </table:table-cell>
          <table:table-cell table:number-columns-repeated="16370"/>
        </table:table-row>
        <table:table-row table:style-name="ro1">
          <table:table-cell office:value-type="float" office:value="70" table:formula="of:=[.A83]+1" table:style-name="ce1">
            <text:p>70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1" table:formula="of:=IF([.B84]=&quot;Servos&quot;;20;IF([.B84]=&quot;SmartCar Motors&quot;;12;0))+IF([.C84]=&quot;Arduino Nano&quot;;12;0)+IF([.D84]=&quot;Powerbank&quot;;5;0)+IF([.E84]=&quot;LED Matrix&quot;;3.5;IF([.E84]=&quot;RGB LED Round&quot;;3;IF([.E84]=&quot;OLED 128x32&quot;;6;0)))+IF([.F84]=&quot;Yes&quot;;8;0)+IF([.G84]=&quot;Yes&quot;;4;0)+IF([.H84]=&quot;Yes&quot;;5.5;0)+IF([.I84]=&quot;Yes&quot;;1.5;0)+IF([.J84]=&quot;Yes&quot;;3;0)+IF([.K84]=&quot;Yes&quot;;7;0)+IF([.L84]=&quot;Yes&quot;;3;0)" table:style-name="ce5">
            <text:p>61,0 €</text:p>
          </table:table-cell>
          <table:table-cell office:value-type="currency" office:value="55" table:formula="of:=EVEN([.M84]*0.9*10)/10" table:style-name="ce5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71" table:formula="of:=[.A84]+1" table:style-name="ce1">
            <text:p>71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5" table:formula="of:=IF([.B85]=&quot;Servos&quot;;20;IF([.B85]=&quot;SmartCar Motors&quot;;12;0))+IF([.C85]=&quot;Arduino Nano&quot;;12;0)+IF([.D85]=&quot;Powerbank&quot;;5;0)+IF([.E85]=&quot;LED Matrix&quot;;3.5;IF([.E85]=&quot;RGB LED Round&quot;;3;IF([.E85]=&quot;OLED 128x32&quot;;6;0)))+IF([.F85]=&quot;Yes&quot;;8;0)+IF([.G85]=&quot;Yes&quot;;4;0)+IF([.H85]=&quot;Yes&quot;;5.5;0)+IF([.I85]=&quot;Yes&quot;;1.5;0)+IF([.J85]=&quot;Yes&quot;;3;0)+IF([.K85]=&quot;Yes&quot;;7;0)+IF([.L85]=&quot;Yes&quot;;3;0)" table:style-name="ce5">
            <text:p>65,0 €</text:p>
          </table:table-cell>
          <table:table-cell office:value-type="currency" office:value="58.6" table:formula="of:=EVEN([.M85]*0.9*10)/10" table:style-name="ce5">
            <text:p>58,6 €</text:p>
          </table:table-cell>
          <table:table-cell table:number-columns-repeated="16370"/>
        </table:table-row>
        <table:table-row table:style-name="ro1">
          <table:table-cell office:value-type="float" office:value="72" table:formula="of:=[.A85]+1" table:style-name="ce1">
            <text:p>72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68" table:formula="of:=IF([.B86]=&quot;Servos&quot;;20;IF([.B86]=&quot;SmartCar Motors&quot;;12;0))+IF([.C86]=&quot;Arduino Nano&quot;;12;0)+IF([.D86]=&quot;Powerbank&quot;;5;0)+IF([.E86]=&quot;LED Matrix&quot;;3.5;IF([.E86]=&quot;RGB LED Round&quot;;3;IF([.E86]=&quot;OLED 128x32&quot;;6;0)))+IF([.F86]=&quot;Yes&quot;;8;0)+IF([.G86]=&quot;Yes&quot;;4;0)+IF([.H86]=&quot;Yes&quot;;5.5;0)+IF([.I86]=&quot;Yes&quot;;1.5;0)+IF([.J86]=&quot;Yes&quot;;3;0)+IF([.K86]=&quot;Yes&quot;;7;0)+IF([.L86]=&quot;Yes&quot;;3;0)" table:style-name="ce5">
            <text:p>68,0 €</text:p>
          </table:table-cell>
          <table:table-cell office:value-type="currency" office:value="61.2" table:formula="of:=EVEN([.M86]*0.9*10)/10" table:style-name="ce5">
            <text:p>61,2 €</text:p>
          </table:table-cell>
          <table:table-cell table:number-columns-repeated="16370"/>
        </table:table-row>
        <table:table-row table:style-name="ro1">
          <table:table-cell office:value-type="float" office:value="73" table:formula="of:=[.A86]+1" table:style-name="ce1">
            <text:p>73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59" table:formula="of:=IF([.B87]=&quot;Servos&quot;;20;IF([.B87]=&quot;SmartCar Motors&quot;;12;0))+IF([.C87]=&quot;Arduino Nano&quot;;12;0)+IF([.D87]=&quot;Powerbank&quot;;5;0)+IF([.E87]=&quot;LED Matrix&quot;;3.5;IF([.E87]=&quot;RGB LED Round&quot;;3;IF([.E87]=&quot;OLED 128x32&quot;;6;0)))+IF([.F87]=&quot;Yes&quot;;8;0)+IF([.G87]=&quot;Yes&quot;;4;0)+IF([.H87]=&quot;Yes&quot;;5.5;0)+IF([.I87]=&quot;Yes&quot;;1.5;0)+IF([.J87]=&quot;Yes&quot;;3;0)+IF([.K87]=&quot;Yes&quot;;7;0)+IF([.L87]=&quot;Yes&quot;;3;0)" table:style-name="ce5">
            <text:p>59,0 €</text:p>
          </table:table-cell>
          <table:table-cell office:value-type="currency" office:value="53.2" table:formula="of:=EVEN([.M87]*0.9*10)/10" table:style-name="ce5">
            <text:p>53,2 €</text:p>
          </table:table-cell>
          <table:table-cell table:number-columns-repeated="16370"/>
        </table:table-row>
        <table:table-row table:style-name="ro1">
          <table:table-cell office:value-type="float" office:value="74" table:formula="of:=[.A87]+1" table:style-name="ce1">
            <text:p>74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2" table:formula="of:=IF([.B88]=&quot;Servos&quot;;20;IF([.B88]=&quot;SmartCar Motors&quot;;12;0))+IF([.C88]=&quot;Arduino Nano&quot;;12;0)+IF([.D88]=&quot;Powerbank&quot;;5;0)+IF([.E88]=&quot;LED Matrix&quot;;3.5;IF([.E88]=&quot;RGB LED Round&quot;;3;IF([.E88]=&quot;OLED 128x32&quot;;6;0)))+IF([.F88]=&quot;Yes&quot;;8;0)+IF([.G88]=&quot;Yes&quot;;4;0)+IF([.H88]=&quot;Yes&quot;;5.5;0)+IF([.I88]=&quot;Yes&quot;;1.5;0)+IF([.J88]=&quot;Yes&quot;;3;0)+IF([.K88]=&quot;Yes&quot;;7;0)+IF([.L88]=&quot;Yes&quot;;3;0)" table:style-name="ce5">
            <text:p>62,0 €</text:p>
          </table:table-cell>
          <table:table-cell office:value-type="currency" office:value="55.8" table:formula="of:=EVEN([.M88]*0.9*10)/10" table:style-name="ce5">
            <text:p>55,8 €</text:p>
          </table:table-cell>
          <table:table-cell table:number-columns-repeated="16370"/>
        </table:table-row>
        <table:table-row table:style-name="ro1">
          <table:table-cell office:value-type="float" office:value="75" table:formula="of:=[.A88]+1" table:style-name="ce1">
            <text:p>75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6" table:formula="of:=IF([.B89]=&quot;Servos&quot;;20;IF([.B89]=&quot;SmartCar Motors&quot;;12;0))+IF([.C89]=&quot;Arduino Nano&quot;;12;0)+IF([.D89]=&quot;Powerbank&quot;;5;0)+IF([.E89]=&quot;LED Matrix&quot;;3.5;IF([.E89]=&quot;RGB LED Round&quot;;3;IF([.E89]=&quot;OLED 128x32&quot;;6;0)))+IF([.F89]=&quot;Yes&quot;;8;0)+IF([.G89]=&quot;Yes&quot;;4;0)+IF([.H89]=&quot;Yes&quot;;5.5;0)+IF([.I89]=&quot;Yes&quot;;1.5;0)+IF([.J89]=&quot;Yes&quot;;3;0)+IF([.K89]=&quot;Yes&quot;;7;0)+IF([.L89]=&quot;Yes&quot;;3;0)" table:style-name="ce5">
            <text:p>66,0 €</text:p>
          </table:table-cell>
          <table:table-cell office:value-type="currency" office:value="59.4" table:formula="of:=EVEN([.M89]*0.9*10)/10" table:style-name="ce5">
            <text:p>59,4 €</text:p>
          </table:table-cell>
          <table:table-cell table:number-columns-repeated="16370"/>
        </table:table-row>
        <table:table-row table:style-name="ro1">
          <table:table-cell office:value-type="float" office:value="76" table:formula="of:=[.A89]+1" table:style-name="ce1">
            <text:p>76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69" table:formula="of:=IF([.B90]=&quot;Servos&quot;;20;IF([.B90]=&quot;SmartCar Motors&quot;;12;0))+IF([.C90]=&quot;Arduino Nano&quot;;12;0)+IF([.D90]=&quot;Powerbank&quot;;5;0)+IF([.E90]=&quot;LED Matrix&quot;;3.5;IF([.E90]=&quot;RGB LED Round&quot;;3;IF([.E90]=&quot;OLED 128x32&quot;;6;0)))+IF([.F90]=&quot;Yes&quot;;8;0)+IF([.G90]=&quot;Yes&quot;;4;0)+IF([.H90]=&quot;Yes&quot;;5.5;0)+IF([.I90]=&quot;Yes&quot;;1.5;0)+IF([.J90]=&quot;Yes&quot;;3;0)+IF([.K90]=&quot;Yes&quot;;7;0)+IF([.L90]=&quot;Yes&quot;;3;0)" table:style-name="ce5">
            <text:p>69,0 €</text:p>
          </table:table-cell>
          <table:table-cell office:value-type="currency" office:value="62.2" table:formula="of:=EVEN([.M90]*0.9*10)/10" table:style-name="ce5">
            <text:p>62,2 €</text:p>
          </table:table-cell>
          <table:table-cell table:number-columns-repeated="16370"/>
        </table:table-row>
        <table:table-row table:style-name="ro1">
          <table:table-cell office:value-type="float" office:value="77" table:formula="of:=[.A90]+1" table:style-name="ce1">
            <text:p>77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62" table:formula="of:=IF([.B91]=&quot;Servos&quot;;20;IF([.B91]=&quot;SmartCar Motors&quot;;12;0))+IF([.C91]=&quot;Arduino Nano&quot;;12;0)+IF([.D91]=&quot;Powerbank&quot;;5;0)+IF([.E91]=&quot;LED Matrix&quot;;3.5;IF([.E91]=&quot;RGB LED Round&quot;;3;IF([.E91]=&quot;OLED 128x32&quot;;6;0)))+IF([.F91]=&quot;Yes&quot;;8;0)+IF([.G91]=&quot;Yes&quot;;4;0)+IF([.H91]=&quot;Yes&quot;;5.5;0)+IF([.I91]=&quot;Yes&quot;;1.5;0)+IF([.J91]=&quot;Yes&quot;;3;0)+IF([.K91]=&quot;Yes&quot;;7;0)+IF([.L91]=&quot;Yes&quot;;3;0)" table:style-name="ce5">
            <text:p>62,0 €</text:p>
          </table:table-cell>
          <table:table-cell office:value-type="currency" office:value="55.8" table:formula="of:=EVEN([.M91]*0.9*10)/10" table:style-name="ce5">
            <text:p>55,8 €</text:p>
          </table:table-cell>
          <table:table-cell table:number-columns-repeated="16370"/>
        </table:table-row>
        <table:table-row table:style-name="ro1">
          <table:table-cell office:value-type="float" office:value="78" table:formula="of:=[.A91]+1" table:style-name="ce1">
            <text:p>78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5" table:formula="of:=IF([.B92]=&quot;Servos&quot;;20;IF([.B92]=&quot;SmartCar Motors&quot;;12;0))+IF([.C92]=&quot;Arduino Nano&quot;;12;0)+IF([.D92]=&quot;Powerbank&quot;;5;0)+IF([.E92]=&quot;LED Matrix&quot;;3.5;IF([.E92]=&quot;RGB LED Round&quot;;3;IF([.E92]=&quot;OLED 128x32&quot;;6;0)))+IF([.F92]=&quot;Yes&quot;;8;0)+IF([.G92]=&quot;Yes&quot;;4;0)+IF([.H92]=&quot;Yes&quot;;5.5;0)+IF([.I92]=&quot;Yes&quot;;1.5;0)+IF([.J92]=&quot;Yes&quot;;3;0)+IF([.K92]=&quot;Yes&quot;;7;0)+IF([.L92]=&quot;Yes&quot;;3;0)" table:style-name="ce5">
            <text:p>65,0 €</text:p>
          </table:table-cell>
          <table:table-cell office:value-type="currency" office:value="58.6" table:formula="of:=EVEN([.M92]*0.9*10)/10" table:style-name="ce5">
            <text:p>58,6 €</text:p>
          </table:table-cell>
          <table:table-cell table:number-columns-repeated="16370"/>
        </table:table-row>
        <table:table-row table:style-name="ro1">
          <table:table-cell office:value-type="float" office:value="79" table:formula="of:=[.A92]+1" table:style-name="ce1">
            <text:p>79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9" table:formula="of:=IF([.B93]=&quot;Servos&quot;;20;IF([.B93]=&quot;SmartCar Motors&quot;;12;0))+IF([.C93]=&quot;Arduino Nano&quot;;12;0)+IF([.D93]=&quot;Powerbank&quot;;5;0)+IF([.E93]=&quot;LED Matrix&quot;;3.5;IF([.E93]=&quot;RGB LED Round&quot;;3;IF([.E93]=&quot;OLED 128x32&quot;;6;0)))+IF([.F93]=&quot;Yes&quot;;8;0)+IF([.G93]=&quot;Yes&quot;;4;0)+IF([.H93]=&quot;Yes&quot;;5.5;0)+IF([.I93]=&quot;Yes&quot;;1.5;0)+IF([.J93]=&quot;Yes&quot;;3;0)+IF([.K93]=&quot;Yes&quot;;7;0)+IF([.L93]=&quot;Yes&quot;;3;0)" table:style-name="ce5">
            <text:p>69,0 €</text:p>
          </table:table-cell>
          <table:table-cell office:value-type="currency" office:value="62.2" table:formula="of:=EVEN([.M93]*0.9*10)/10" table:style-name="ce5">
            <text:p>62,2 €</text:p>
          </table:table-cell>
          <table:table-cell table:number-columns-repeated="16370"/>
        </table:table-row>
        <table:table-row table:style-name="ro1">
          <table:table-cell office:value-type="float" office:value="80" table:formula="of:=[.A93]+1" table:style-name="ce1">
            <text:p>80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RGB LED Roun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72" table:formula="of:=IF([.B94]=&quot;Servos&quot;;20;IF([.B94]=&quot;SmartCar Motors&quot;;12;0))+IF([.C94]=&quot;Arduino Nano&quot;;12;0)+IF([.D94]=&quot;Powerbank&quot;;5;0)+IF([.E94]=&quot;LED Matrix&quot;;3.5;IF([.E94]=&quot;RGB LED Round&quot;;3;IF([.E94]=&quot;OLED 128x32&quot;;6;0)))+IF([.F94]=&quot;Yes&quot;;8;0)+IF([.G94]=&quot;Yes&quot;;4;0)+IF([.H94]=&quot;Yes&quot;;5.5;0)+IF([.I94]=&quot;Yes&quot;;1.5;0)+IF([.J94]=&quot;Yes&quot;;3;0)+IF([.K94]=&quot;Yes&quot;;7;0)+IF([.L94]=&quot;Yes&quot;;3;0)" table:style-name="ce5">
            <text:p>72,0 €</text:p>
          </table:table-cell>
          <table:table-cell office:value-type="currency" office:value="64.8" table:formula="of:=EVEN([.M94]*0.9*10)/10" table:style-name="ce5">
            <text:p>64,8 €</text:p>
          </table:table-cell>
          <table:table-cell table:number-columns-repeated="16370"/>
        </table:table-row>
        <table:table-row table:style-name="ro1">
          <table:table-cell office:value-type="float" office:value="81" table:formula="of:=[.A94]+1" table:style-name="ce1">
            <text:p>81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58" table:formula="of:=IF([.B95]=&quot;Servos&quot;;20;IF([.B95]=&quot;SmartCar Motors&quot;;12;0))+IF([.C95]=&quot;Arduino Nano&quot;;12;0)+IF([.D95]=&quot;Powerbank&quot;;5;0)+IF([.E95]=&quot;LED Matrix&quot;;3.5;IF([.E95]=&quot;RGB LED Round&quot;;3;IF([.E95]=&quot;OLED 128x32&quot;;6;0)))+IF([.F95]=&quot;Yes&quot;;8;0)+IF([.G95]=&quot;Yes&quot;;4;0)+IF([.H95]=&quot;Yes&quot;;5.5;0)+IF([.I95]=&quot;Yes&quot;;1.5;0)+IF([.J95]=&quot;Yes&quot;;3;0)+IF([.K95]=&quot;Yes&quot;;7;0)+IF([.L95]=&quot;Yes&quot;;3;0)" table:style-name="ce5">
            <text:p>58,0 €</text:p>
          </table:table-cell>
          <table:table-cell office:value-type="currency" office:value="52.2" table:formula="of:=EVEN([.M95]*0.9*10)/10" table:style-name="ce5">
            <text:p>52,2 €</text:p>
          </table:table-cell>
          <table:table-cell table:number-columns-repeated="16370"/>
        </table:table-row>
        <table:table-row table:style-name="ro1">
          <table:table-cell office:value-type="float" office:value="82" table:formula="of:=[.A95]+1" table:style-name="ce1">
            <text:p>82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1" table:formula="of:=IF([.B96]=&quot;Servos&quot;;20;IF([.B96]=&quot;SmartCar Motors&quot;;12;0))+IF([.C96]=&quot;Arduino Nano&quot;;12;0)+IF([.D96]=&quot;Powerbank&quot;;5;0)+IF([.E96]=&quot;LED Matrix&quot;;3.5;IF([.E96]=&quot;RGB LED Round&quot;;3;IF([.E96]=&quot;OLED 128x32&quot;;6;0)))+IF([.F96]=&quot;Yes&quot;;8;0)+IF([.G96]=&quot;Yes&quot;;4;0)+IF([.H96]=&quot;Yes&quot;;5.5;0)+IF([.I96]=&quot;Yes&quot;;1.5;0)+IF([.J96]=&quot;Yes&quot;;3;0)+IF([.K96]=&quot;Yes&quot;;7;0)+IF([.L96]=&quot;Yes&quot;;3;0)" table:style-name="ce5">
            <text:p>61,0 €</text:p>
          </table:table-cell>
          <table:table-cell office:value-type="currency" office:value="55" table:formula="of:=EVEN([.M96]*0.9*10)/10" table:style-name="ce5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83" table:formula="of:=[.A96]+1" table:style-name="ce1">
            <text:p>83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5" table:formula="of:=IF([.B97]=&quot;Servos&quot;;20;IF([.B97]=&quot;SmartCar Motors&quot;;12;0))+IF([.C97]=&quot;Arduino Nano&quot;;12;0)+IF([.D97]=&quot;Powerbank&quot;;5;0)+IF([.E97]=&quot;LED Matrix&quot;;3.5;IF([.E97]=&quot;RGB LED Round&quot;;3;IF([.E97]=&quot;OLED 128x32&quot;;6;0)))+IF([.F97]=&quot;Yes&quot;;8;0)+IF([.G97]=&quot;Yes&quot;;4;0)+IF([.H97]=&quot;Yes&quot;;5.5;0)+IF([.I97]=&quot;Yes&quot;;1.5;0)+IF([.J97]=&quot;Yes&quot;;3;0)+IF([.K97]=&quot;Yes&quot;;7;0)+IF([.L97]=&quot;Yes&quot;;3;0)" table:style-name="ce5">
            <text:p>65,0 €</text:p>
          </table:table-cell>
          <table:table-cell office:value-type="currency" office:value="58.6" table:formula="of:=EVEN([.M97]*0.9*10)/10" table:style-name="ce5">
            <text:p>58,6 €</text:p>
          </table:table-cell>
          <table:table-cell table:number-columns-repeated="16370"/>
        </table:table-row>
        <table:table-row table:style-name="ro1">
          <table:table-cell office:value-type="float" office:value="84" table:formula="of:=[.A97]+1" table:style-name="ce1">
            <text:p>84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68" table:formula="of:=IF([.B98]=&quot;Servos&quot;;20;IF([.B98]=&quot;SmartCar Motors&quot;;12;0))+IF([.C98]=&quot;Arduino Nano&quot;;12;0)+IF([.D98]=&quot;Powerbank&quot;;5;0)+IF([.E98]=&quot;LED Matrix&quot;;3.5;IF([.E98]=&quot;RGB LED Round&quot;;3;IF([.E98]=&quot;OLED 128x32&quot;;6;0)))+IF([.F98]=&quot;Yes&quot;;8;0)+IF([.G98]=&quot;Yes&quot;;4;0)+IF([.H98]=&quot;Yes&quot;;5.5;0)+IF([.I98]=&quot;Yes&quot;;1.5;0)+IF([.J98]=&quot;Yes&quot;;3;0)+IF([.K98]=&quot;Yes&quot;;7;0)+IF([.L98]=&quot;Yes&quot;;3;0)" table:style-name="ce5">
            <text:p>68,0 €</text:p>
          </table:table-cell>
          <table:table-cell office:value-type="currency" office:value="61.2" table:formula="of:=EVEN([.M98]*0.9*10)/10" table:style-name="ce5">
            <text:p>61,2 €</text:p>
          </table:table-cell>
          <table:table-cell table:number-columns-repeated="16370"/>
        </table:table-row>
        <table:table-row table:style-name="ro1">
          <table:table-cell office:value-type="float" office:value="85" table:formula="of:=[.A98]+1" table:style-name="ce1">
            <text:p>85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61" table:formula="of:=IF([.B99]=&quot;Servos&quot;;20;IF([.B99]=&quot;SmartCar Motors&quot;;12;0))+IF([.C99]=&quot;Arduino Nano&quot;;12;0)+IF([.D99]=&quot;Powerbank&quot;;5;0)+IF([.E99]=&quot;LED Matrix&quot;;3.5;IF([.E99]=&quot;RGB LED Round&quot;;3;IF([.E99]=&quot;OLED 128x32&quot;;6;0)))+IF([.F99]=&quot;Yes&quot;;8;0)+IF([.G99]=&quot;Yes&quot;;4;0)+IF([.H99]=&quot;Yes&quot;;5.5;0)+IF([.I99]=&quot;Yes&quot;;1.5;0)+IF([.J99]=&quot;Yes&quot;;3;0)+IF([.K99]=&quot;Yes&quot;;7;0)+IF([.L99]=&quot;Yes&quot;;3;0)" table:style-name="ce5">
            <text:p>61,0 €</text:p>
          </table:table-cell>
          <table:table-cell office:value-type="currency" office:value="55" table:formula="of:=EVEN([.M99]*0.9*10)/10" table:style-name="ce5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86" table:formula="of:=[.A99]+1" table:style-name="ce1">
            <text:p>86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4" table:formula="of:=IF([.B100]=&quot;Servos&quot;;20;IF([.B100]=&quot;SmartCar Motors&quot;;12;0))+IF([.C100]=&quot;Arduino Nano&quot;;12;0)+IF([.D100]=&quot;Powerbank&quot;;5;0)+IF([.E100]=&quot;LED Matrix&quot;;3.5;IF([.E100]=&quot;RGB LED Round&quot;;3;IF([.E100]=&quot;OLED 128x32&quot;;6;0)))+IF([.F100]=&quot;Yes&quot;;8;0)+IF([.G100]=&quot;Yes&quot;;4;0)+IF([.H100]=&quot;Yes&quot;;5.5;0)+IF([.I100]=&quot;Yes&quot;;1.5;0)+IF([.J100]=&quot;Yes&quot;;3;0)+IF([.K100]=&quot;Yes&quot;;7;0)+IF([.L100]=&quot;Yes&quot;;3;0)" table:style-name="ce5">
            <text:p>64,0 €</text:p>
          </table:table-cell>
          <table:table-cell office:value-type="currency" office:value="57.6" table:formula="of:=EVEN([.M100]*0.9*10)/10" table:style-name="ce5">
            <text:p>57,6 €</text:p>
          </table:table-cell>
          <table:table-cell table:number-columns-repeated="16370"/>
        </table:table-row>
        <table:table-row table:style-name="ro1">
          <table:table-cell office:value-type="float" office:value="87" table:formula="of:=[.A100]+1" table:style-name="ce1">
            <text:p>87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8" table:formula="of:=IF([.B101]=&quot;Servos&quot;;20;IF([.B101]=&quot;SmartCar Motors&quot;;12;0))+IF([.C101]=&quot;Arduino Nano&quot;;12;0)+IF([.D101]=&quot;Powerbank&quot;;5;0)+IF([.E101]=&quot;LED Matrix&quot;;3.5;IF([.E101]=&quot;RGB LED Round&quot;;3;IF([.E101]=&quot;OLED 128x32&quot;;6;0)))+IF([.F101]=&quot;Yes&quot;;8;0)+IF([.G101]=&quot;Yes&quot;;4;0)+IF([.H101]=&quot;Yes&quot;;5.5;0)+IF([.I101]=&quot;Yes&quot;;1.5;0)+IF([.J101]=&quot;Yes&quot;;3;0)+IF([.K101]=&quot;Yes&quot;;7;0)+IF([.L101]=&quot;Yes&quot;;3;0)" table:style-name="ce5">
            <text:p>68,0 €</text:p>
          </table:table-cell>
          <table:table-cell office:value-type="currency" office:value="61.2" table:formula="of:=EVEN([.M101]*0.9*10)/10" table:style-name="ce5">
            <text:p>61,2 €</text:p>
          </table:table-cell>
          <table:table-cell table:number-columns-repeated="16370"/>
        </table:table-row>
        <table:table-row table:style-name="ro1">
          <table:table-cell office:value-type="float" office:value="88" table:formula="of:=[.A101]+1" table:style-name="ce1">
            <text:p>88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71" table:formula="of:=IF([.B102]=&quot;Servos&quot;;20;IF([.B102]=&quot;SmartCar Motors&quot;;12;0))+IF([.C102]=&quot;Arduino Nano&quot;;12;0)+IF([.D102]=&quot;Powerbank&quot;;5;0)+IF([.E102]=&quot;LED Matrix&quot;;3.5;IF([.E102]=&quot;RGB LED Round&quot;;3;IF([.E102]=&quot;OLED 128x32&quot;;6;0)))+IF([.F102]=&quot;Yes&quot;;8;0)+IF([.G102]=&quot;Yes&quot;;4;0)+IF([.H102]=&quot;Yes&quot;;5.5;0)+IF([.I102]=&quot;Yes&quot;;1.5;0)+IF([.J102]=&quot;Yes&quot;;3;0)+IF([.K102]=&quot;Yes&quot;;7;0)+IF([.L102]=&quot;Yes&quot;;3;0)" table:style-name="ce5">
            <text:p>71,0 €</text:p>
          </table:table-cell>
          <table:table-cell office:value-type="currency" office:value="64" table:formula="of:=EVEN([.M102]*0.9*10)/10" table:style-name="ce5">
            <text:p>64,0 €</text:p>
          </table:table-cell>
          <table:table-cell table:number-columns-repeated="16370"/>
        </table:table-row>
        <table:table-row table:style-name="ro1">
          <table:table-cell office:value-type="float" office:value="89" table:formula="of:=[.A102]+1" table:style-name="ce1">
            <text:p>89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62" table:formula="of:=IF([.B103]=&quot;Servos&quot;;20;IF([.B103]=&quot;SmartCar Motors&quot;;12;0))+IF([.C103]=&quot;Arduino Nano&quot;;12;0)+IF([.D103]=&quot;Powerbank&quot;;5;0)+IF([.E103]=&quot;LED Matrix&quot;;3.5;IF([.E103]=&quot;RGB LED Round&quot;;3;IF([.E103]=&quot;OLED 128x32&quot;;6;0)))+IF([.F103]=&quot;Yes&quot;;8;0)+IF([.G103]=&quot;Yes&quot;;4;0)+IF([.H103]=&quot;Yes&quot;;5.5;0)+IF([.I103]=&quot;Yes&quot;;1.5;0)+IF([.J103]=&quot;Yes&quot;;3;0)+IF([.K103]=&quot;Yes&quot;;7;0)+IF([.L103]=&quot;Yes&quot;;3;0)" table:style-name="ce5">
            <text:p>62,0 €</text:p>
          </table:table-cell>
          <table:table-cell office:value-type="currency" office:value="55.8" table:formula="of:=EVEN([.M103]*0.9*10)/10" table:style-name="ce5">
            <text:p>55,8 €</text:p>
          </table:table-cell>
          <table:table-cell table:number-columns-repeated="16370"/>
        </table:table-row>
        <table:table-row table:style-name="ro1">
          <table:table-cell office:value-type="float" office:value="90" table:formula="of:=[.A103]+1" table:style-name="ce1">
            <text:p>90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5" table:formula="of:=IF([.B104]=&quot;Servos&quot;;20;IF([.B104]=&quot;SmartCar Motors&quot;;12;0))+IF([.C104]=&quot;Arduino Nano&quot;;12;0)+IF([.D104]=&quot;Powerbank&quot;;5;0)+IF([.E104]=&quot;LED Matrix&quot;;3.5;IF([.E104]=&quot;RGB LED Round&quot;;3;IF([.E104]=&quot;OLED 128x32&quot;;6;0)))+IF([.F104]=&quot;Yes&quot;;8;0)+IF([.G104]=&quot;Yes&quot;;4;0)+IF([.H104]=&quot;Yes&quot;;5.5;0)+IF([.I104]=&quot;Yes&quot;;1.5;0)+IF([.J104]=&quot;Yes&quot;;3;0)+IF([.K104]=&quot;Yes&quot;;7;0)+IF([.L104]=&quot;Yes&quot;;3;0)" table:style-name="ce5">
            <text:p>65,0 €</text:p>
          </table:table-cell>
          <table:table-cell office:value-type="currency" office:value="58.6" table:formula="of:=EVEN([.M104]*0.9*10)/10" table:style-name="ce5">
            <text:p>58,6 €</text:p>
          </table:table-cell>
          <table:table-cell table:number-columns-repeated="16370"/>
        </table:table-row>
        <table:table-row table:style-name="ro1">
          <table:table-cell office:value-type="float" office:value="91" table:formula="of:=[.A104]+1" table:style-name="ce1">
            <text:p>91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69" table:formula="of:=IF([.B105]=&quot;Servos&quot;;20;IF([.B105]=&quot;SmartCar Motors&quot;;12;0))+IF([.C105]=&quot;Arduino Nano&quot;;12;0)+IF([.D105]=&quot;Powerbank&quot;;5;0)+IF([.E105]=&quot;LED Matrix&quot;;3.5;IF([.E105]=&quot;RGB LED Round&quot;;3;IF([.E105]=&quot;OLED 128x32&quot;;6;0)))+IF([.F105]=&quot;Yes&quot;;8;0)+IF([.G105]=&quot;Yes&quot;;4;0)+IF([.H105]=&quot;Yes&quot;;5.5;0)+IF([.I105]=&quot;Yes&quot;;1.5;0)+IF([.J105]=&quot;Yes&quot;;3;0)+IF([.K105]=&quot;Yes&quot;;7;0)+IF([.L105]=&quot;Yes&quot;;3;0)" table:style-name="ce5">
            <text:p>69,0 €</text:p>
          </table:table-cell>
          <table:table-cell office:value-type="currency" office:value="62.2" table:formula="of:=EVEN([.M105]*0.9*10)/10" table:style-name="ce5">
            <text:p>62,2 €</text:p>
          </table:table-cell>
          <table:table-cell table:number-columns-repeated="16370"/>
        </table:table-row>
        <table:table-row table:style-name="ro1">
          <table:table-cell office:value-type="float" office:value="92" table:formula="of:=[.A105]+1" table:style-name="ce1">
            <text:p>92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72" table:formula="of:=IF([.B106]=&quot;Servos&quot;;20;IF([.B106]=&quot;SmartCar Motors&quot;;12;0))+IF([.C106]=&quot;Arduino Nano&quot;;12;0)+IF([.D106]=&quot;Powerbank&quot;;5;0)+IF([.E106]=&quot;LED Matrix&quot;;3.5;IF([.E106]=&quot;RGB LED Round&quot;;3;IF([.E106]=&quot;OLED 128x32&quot;;6;0)))+IF([.F106]=&quot;Yes&quot;;8;0)+IF([.G106]=&quot;Yes&quot;;4;0)+IF([.H106]=&quot;Yes&quot;;5.5;0)+IF([.I106]=&quot;Yes&quot;;1.5;0)+IF([.J106]=&quot;Yes&quot;;3;0)+IF([.K106]=&quot;Yes&quot;;7;0)+IF([.L106]=&quot;Yes&quot;;3;0)" table:style-name="ce5">
            <text:p>72,0 €</text:p>
          </table:table-cell>
          <table:table-cell office:value-type="currency" office:value="64.8" table:formula="of:=EVEN([.M106]*0.9*10)/10" table:style-name="ce5">
            <text:p>64,8 €</text:p>
          </table:table-cell>
          <table:table-cell table:number-columns-repeated="16370"/>
        </table:table-row>
        <table:table-row table:style-name="ro1">
          <table:table-cell office:value-type="float" office:value="93" table:formula="of:=[.A106]+1" table:style-name="ce1">
            <text:p>93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currency" office:value="65" table:formula="of:=IF([.B107]=&quot;Servos&quot;;20;IF([.B107]=&quot;SmartCar Motors&quot;;12;0))+IF([.C107]=&quot;Arduino Nano&quot;;12;0)+IF([.D107]=&quot;Powerbank&quot;;5;0)+IF([.E107]=&quot;LED Matrix&quot;;3.5;IF([.E107]=&quot;RGB LED Round&quot;;3;IF([.E107]=&quot;OLED 128x32&quot;;6;0)))+IF([.F107]=&quot;Yes&quot;;8;0)+IF([.G107]=&quot;Yes&quot;;4;0)+IF([.H107]=&quot;Yes&quot;;5.5;0)+IF([.I107]=&quot;Yes&quot;;1.5;0)+IF([.J107]=&quot;Yes&quot;;3;0)+IF([.K107]=&quot;Yes&quot;;7;0)+IF([.L107]=&quot;Yes&quot;;3;0)" table:style-name="ce5">
            <text:p>65,0 €</text:p>
          </table:table-cell>
          <table:table-cell office:value-type="currency" office:value="58.6" table:formula="of:=EVEN([.M107]*0.9*10)/10" table:style-name="ce5">
            <text:p>58,6 €</text:p>
          </table:table-cell>
          <table:table-cell table:number-columns-repeated="16370"/>
        </table:table-row>
        <table:table-row table:style-name="ro1">
          <table:table-cell office:value-type="float" office:value="94" table:formula="of:=[.A107]+1" table:style-name="ce1">
            <text:p>94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currency" office:value="68" table:formula="of:=IF([.B108]=&quot;Servos&quot;;20;IF([.B108]=&quot;SmartCar Motors&quot;;12;0))+IF([.C108]=&quot;Arduino Nano&quot;;12;0)+IF([.D108]=&quot;Powerbank&quot;;5;0)+IF([.E108]=&quot;LED Matrix&quot;;3.5;IF([.E108]=&quot;RGB LED Round&quot;;3;IF([.E108]=&quot;OLED 128x32&quot;;6;0)))+IF([.F108]=&quot;Yes&quot;;8;0)+IF([.G108]=&quot;Yes&quot;;4;0)+IF([.H108]=&quot;Yes&quot;;5.5;0)+IF([.I108]=&quot;Yes&quot;;1.5;0)+IF([.J108]=&quot;Yes&quot;;3;0)+IF([.K108]=&quot;Yes&quot;;7;0)+IF([.L108]=&quot;Yes&quot;;3;0)" table:style-name="ce5">
            <text:p>68,0 €</text:p>
          </table:table-cell>
          <table:table-cell office:value-type="currency" office:value="61.2" table:formula="of:=EVEN([.M108]*0.9*10)/10" table:style-name="ce5">
            <text:p>61,2 €</text:p>
          </table:table-cell>
          <table:table-cell table:number-columns-repeated="16370"/>
        </table:table-row>
        <table:table-row table:style-name="ro1">
          <table:table-cell office:value-type="float" office:value="95" table:formula="of:=[.A108]+1" table:style-name="ce1">
            <text:p>95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currency" office:value="72" table:formula="of:=IF([.B109]=&quot;Servos&quot;;20;IF([.B109]=&quot;SmartCar Motors&quot;;12;0))+IF([.C109]=&quot;Arduino Nano&quot;;12;0)+IF([.D109]=&quot;Powerbank&quot;;5;0)+IF([.E109]=&quot;LED Matrix&quot;;3.5;IF([.E109]=&quot;RGB LED Round&quot;;3;IF([.E109]=&quot;OLED 128x32&quot;;6;0)))+IF([.F109]=&quot;Yes&quot;;8;0)+IF([.G109]=&quot;Yes&quot;;4;0)+IF([.H109]=&quot;Yes&quot;;5.5;0)+IF([.I109]=&quot;Yes&quot;;1.5;0)+IF([.J109]=&quot;Yes&quot;;3;0)+IF([.K109]=&quot;Yes&quot;;7;0)+IF([.L109]=&quot;Yes&quot;;3;0)" table:style-name="ce5">
            <text:p>72,0 €</text:p>
          </table:table-cell>
          <table:table-cell office:value-type="currency" office:value="64.8" table:formula="of:=EVEN([.M109]*0.9*10)/10" table:style-name="ce5">
            <text:p>64,8 €</text:p>
          </table:table-cell>
          <table:table-cell table:number-columns-repeated="16370"/>
        </table:table-row>
        <table:table-row table:style-name="ro1">
          <table:table-cell office:value-type="float" office:value="96" table:formula="of:=[.A109]+1" table:style-name="ce1">
            <text:p>96</text:p>
          </table:table-cell>
          <table:table-cell office:value-type="string" table:style-name="ce1">
            <text:p>Servos</text:p>
          </table:table-cell>
          <table:table-cell office:value-type="string" table:style-name="ce1">
            <text:p>Arduino Nano</text:p>
          </table:table-cell>
          <table:table-cell office:value-type="string" table:style-name="ce1">
            <text:p>Powerbank</text:p>
          </table:table-cell>
          <table:table-cell office:value-type="string" table:style-name="ce1">
            <text:p>OLED 128x32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currency" office:value="75" table:formula="of:=IF([.B110]=&quot;Servos&quot;;20;IF([.B110]=&quot;SmartCar Motors&quot;;12;0))+IF([.C110]=&quot;Arduino Nano&quot;;12;0)+IF([.D110]=&quot;Powerbank&quot;;5;0)+IF([.E110]=&quot;LED Matrix&quot;;3.5;IF([.E110]=&quot;RGB LED Round&quot;;3;IF([.E110]=&quot;OLED 128x32&quot;;6;0)))+IF([.F110]=&quot;Yes&quot;;8;0)+IF([.G110]=&quot;Yes&quot;;4;0)+IF([.H110]=&quot;Yes&quot;;5.5;0)+IF([.I110]=&quot;Yes&quot;;1.5;0)+IF([.J110]=&quot;Yes&quot;;3;0)+IF([.K110]=&quot;Yes&quot;;7;0)+IF([.L110]=&quot;Yes&quot;;3;0)" table:style-name="ce5">
            <text:p>75,0 €</text:p>
          </table:table-cell>
          <table:table-cell office:value-type="currency" office:value="67.599999999999994" table:formula="of:=EVEN([.M110]*0.9*10)/10" table:style-name="ce5">
            <text:p>67,6 €</text:p>
          </table:table-cell>
          <table:table-cell table:number-columns-repeated="16370"/>
        </table:table-row>
        <table:table-row table:style-name="ro1">
          <table:table-cell office:value-type="float" office:value="97" table:formula="of:=[.A110]+1" table:style-name="ce2">
            <text:p>9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39.5" table:formula="of:=IF([.B111]=&quot;Servos&quot;;20;IF([.B111]=&quot;SmartCar Motors&quot;;12;0))+IF([.C111]=&quot;Arduino Nano&quot;;12;0)+IF([.D111]=&quot;Powerbank&quot;;5;0)+IF([.E111]=&quot;LED Matrix&quot;;3.5;IF([.E111]=&quot;RGB LED Round&quot;;3;IF([.E111]=&quot;OLED 128x32&quot;;6;0)))+IF([.F111]=&quot;Yes&quot;;8;0)+IF([.G111]=&quot;Yes&quot;;4;0)+IF([.H111]=&quot;Yes&quot;;5.5;0)+IF([.I111]=&quot;Yes&quot;;1.5;0)+IF([.J111]=&quot;Yes&quot;;3;0)+IF([.K111]=&quot;Yes&quot;;7;0)+IF([.L111]=&quot;Yes&quot;;3;0)" table:style-name="ce4">
            <text:p>39,5 €</text:p>
          </table:table-cell>
          <table:table-cell office:value-type="currency" office:value="35.6" table:formula="of:=EVEN([.M111]*0.9*10)/10" table:style-name="ce4">
            <text:p>35,6 €</text:p>
          </table:table-cell>
          <table:table-cell table:number-columns-repeated="16370"/>
        </table:table-row>
        <table:table-row table:style-name="ro1">
          <table:table-cell office:value-type="float" office:value="98" table:formula="of:=[.A111]+1" table:style-name="ce2">
            <text:p>9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2.5" table:formula="of:=IF([.B112]=&quot;Servos&quot;;20;IF([.B112]=&quot;SmartCar Motors&quot;;12;0))+IF([.C112]=&quot;Arduino Nano&quot;;12;0)+IF([.D112]=&quot;Powerbank&quot;;5;0)+IF([.E112]=&quot;LED Matrix&quot;;3.5;IF([.E112]=&quot;RGB LED Round&quot;;3;IF([.E112]=&quot;OLED 128x32&quot;;6;0)))+IF([.F112]=&quot;Yes&quot;;8;0)+IF([.G112]=&quot;Yes&quot;;4;0)+IF([.H112]=&quot;Yes&quot;;5.5;0)+IF([.I112]=&quot;Yes&quot;;1.5;0)+IF([.J112]=&quot;Yes&quot;;3;0)+IF([.K112]=&quot;Yes&quot;;7;0)+IF([.L112]=&quot;Yes&quot;;3;0)" table:style-name="ce4">
            <text:p>42,5 €</text:p>
          </table:table-cell>
          <table:table-cell office:value-type="currency" office:value="38.4" table:formula="of:=EVEN([.M112]*0.9*10)/10" table:style-name="ce4">
            <text:p>38,4 €</text:p>
          </table:table-cell>
          <table:table-cell table:number-columns-repeated="16370"/>
        </table:table-row>
        <table:table-row table:style-name="ro1">
          <table:table-cell office:value-type="float" office:value="99" table:formula="of:=[.A112]+1" table:style-name="ce2">
            <text:p>9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46.5" table:formula="of:=IF([.B113]=&quot;Servos&quot;;20;IF([.B113]=&quot;SmartCar Motors&quot;;12;0))+IF([.C113]=&quot;Arduino Nano&quot;;12;0)+IF([.D113]=&quot;Powerbank&quot;;5;0)+IF([.E113]=&quot;LED Matrix&quot;;3.5;IF([.E113]=&quot;RGB LED Round&quot;;3;IF([.E113]=&quot;OLED 128x32&quot;;6;0)))+IF([.F113]=&quot;Yes&quot;;8;0)+IF([.G113]=&quot;Yes&quot;;4;0)+IF([.H113]=&quot;Yes&quot;;5.5;0)+IF([.I113]=&quot;Yes&quot;;1.5;0)+IF([.J113]=&quot;Yes&quot;;3;0)+IF([.K113]=&quot;Yes&quot;;7;0)+IF([.L113]=&quot;Yes&quot;;3;0)" table:style-name="ce4">
            <text:p>46,5 €</text:p>
          </table:table-cell>
          <table:table-cell office:value-type="currency" office:value="42" table:formula="of:=EVEN([.M113]*0.9*10)/10" table:style-name="ce4">
            <text:p>42,0 €</text:p>
          </table:table-cell>
          <table:table-cell table:number-columns-repeated="16370"/>
        </table:table-row>
        <table:table-row table:style-name="ro1">
          <table:table-cell office:value-type="float" office:value="100" table:formula="of:=[.A113]+1" table:style-name="ce2">
            <text:p>10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49.5" table:formula="of:=IF([.B114]=&quot;Servos&quot;;20;IF([.B114]=&quot;SmartCar Motors&quot;;12;0))+IF([.C114]=&quot;Arduino Nano&quot;;12;0)+IF([.D114]=&quot;Powerbank&quot;;5;0)+IF([.E114]=&quot;LED Matrix&quot;;3.5;IF([.E114]=&quot;RGB LED Round&quot;;3;IF([.E114]=&quot;OLED 128x32&quot;;6;0)))+IF([.F114]=&quot;Yes&quot;;8;0)+IF([.G114]=&quot;Yes&quot;;4;0)+IF([.H114]=&quot;Yes&quot;;5.5;0)+IF([.I114]=&quot;Yes&quot;;1.5;0)+IF([.J114]=&quot;Yes&quot;;3;0)+IF([.K114]=&quot;Yes&quot;;7;0)+IF([.L114]=&quot;Yes&quot;;3;0)" table:style-name="ce4">
            <text:p>49,5 €</text:p>
          </table:table-cell>
          <table:table-cell office:value-type="currency" office:value="44.6" table:formula="of:=EVEN([.M114]*0.9*10)/10" table:style-name="ce4">
            <text:p>44,6 €</text:p>
          </table:table-cell>
          <table:table-cell table:number-columns-repeated="16370"/>
        </table:table-row>
        <table:table-row table:style-name="ro1">
          <table:table-cell office:value-type="float" office:value="101" table:formula="of:=[.A114]+1" table:style-name="ce2">
            <text:p>10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2.5" table:formula="of:=IF([.B115]=&quot;Servos&quot;;20;IF([.B115]=&quot;SmartCar Motors&quot;;12;0))+IF([.C115]=&quot;Arduino Nano&quot;;12;0)+IF([.D115]=&quot;Powerbank&quot;;5;0)+IF([.E115]=&quot;LED Matrix&quot;;3.5;IF([.E115]=&quot;RGB LED Round&quot;;3;IF([.E115]=&quot;OLED 128x32&quot;;6;0)))+IF([.F115]=&quot;Yes&quot;;8;0)+IF([.G115]=&quot;Yes&quot;;4;0)+IF([.H115]=&quot;Yes&quot;;5.5;0)+IF([.I115]=&quot;Yes&quot;;1.5;0)+IF([.J115]=&quot;Yes&quot;;3;0)+IF([.K115]=&quot;Yes&quot;;7;0)+IF([.L115]=&quot;Yes&quot;;3;0)" table:style-name="ce4">
            <text:p>42,5 €</text:p>
          </table:table-cell>
          <table:table-cell office:value-type="currency" office:value="38.4" table:formula="of:=EVEN([.M115]*0.9*10)/10" table:style-name="ce4">
            <text:p>38,4 €</text:p>
          </table:table-cell>
          <table:table-cell table:number-columns-repeated="16370"/>
        </table:table-row>
        <table:table-row table:style-name="ro1">
          <table:table-cell office:value-type="float" office:value="102" table:formula="of:=[.A115]+1" table:style-name="ce2">
            <text:p>10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5.5" table:formula="of:=IF([.B116]=&quot;Servos&quot;;20;IF([.B116]=&quot;SmartCar Motors&quot;;12;0))+IF([.C116]=&quot;Arduino Nano&quot;;12;0)+IF([.D116]=&quot;Powerbank&quot;;5;0)+IF([.E116]=&quot;LED Matrix&quot;;3.5;IF([.E116]=&quot;RGB LED Round&quot;;3;IF([.E116]=&quot;OLED 128x32&quot;;6;0)))+IF([.F116]=&quot;Yes&quot;;8;0)+IF([.G116]=&quot;Yes&quot;;4;0)+IF([.H116]=&quot;Yes&quot;;5.5;0)+IF([.I116]=&quot;Yes&quot;;1.5;0)+IF([.J116]=&quot;Yes&quot;;3;0)+IF([.K116]=&quot;Yes&quot;;7;0)+IF([.L116]=&quot;Yes&quot;;3;0)" table:style-name="ce4">
            <text:p>45,5 €</text:p>
          </table:table-cell>
          <table:table-cell office:value-type="currency" office:value="41" table:formula="of:=EVEN([.M116]*0.9*10)/10" table:style-name="ce4">
            <text:p>41,0 €</text:p>
          </table:table-cell>
          <table:table-cell table:number-columns-repeated="16370"/>
        </table:table-row>
        <table:table-row table:style-name="ro1">
          <table:table-cell office:value-type="float" office:value="103" table:formula="of:=[.A116]+1" table:style-name="ce2">
            <text:p>10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49.5" table:formula="of:=IF([.B117]=&quot;Servos&quot;;20;IF([.B117]=&quot;SmartCar Motors&quot;;12;0))+IF([.C117]=&quot;Arduino Nano&quot;;12;0)+IF([.D117]=&quot;Powerbank&quot;;5;0)+IF([.E117]=&quot;LED Matrix&quot;;3.5;IF([.E117]=&quot;RGB LED Round&quot;;3;IF([.E117]=&quot;OLED 128x32&quot;;6;0)))+IF([.F117]=&quot;Yes&quot;;8;0)+IF([.G117]=&quot;Yes&quot;;4;0)+IF([.H117]=&quot;Yes&quot;;5.5;0)+IF([.I117]=&quot;Yes&quot;;1.5;0)+IF([.J117]=&quot;Yes&quot;;3;0)+IF([.K117]=&quot;Yes&quot;;7;0)+IF([.L117]=&quot;Yes&quot;;3;0)" table:style-name="ce4">
            <text:p>49,5 €</text:p>
          </table:table-cell>
          <table:table-cell office:value-type="currency" office:value="44.6" table:formula="of:=EVEN([.M117]*0.9*10)/10" table:style-name="ce4">
            <text:p>44,6 €</text:p>
          </table:table-cell>
          <table:table-cell table:number-columns-repeated="16370"/>
        </table:table-row>
        <table:table-row table:style-name="ro1">
          <table:table-cell office:value-type="float" office:value="104" table:formula="of:=[.A117]+1" table:style-name="ce2">
            <text:p>10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2.5" table:formula="of:=IF([.B118]=&quot;Servos&quot;;20;IF([.B118]=&quot;SmartCar Motors&quot;;12;0))+IF([.C118]=&quot;Arduino Nano&quot;;12;0)+IF([.D118]=&quot;Powerbank&quot;;5;0)+IF([.E118]=&quot;LED Matrix&quot;;3.5;IF([.E118]=&quot;RGB LED Round&quot;;3;IF([.E118]=&quot;OLED 128x32&quot;;6;0)))+IF([.F118]=&quot;Yes&quot;;8;0)+IF([.G118]=&quot;Yes&quot;;4;0)+IF([.H118]=&quot;Yes&quot;;5.5;0)+IF([.I118]=&quot;Yes&quot;;1.5;0)+IF([.J118]=&quot;Yes&quot;;3;0)+IF([.K118]=&quot;Yes&quot;;7;0)+IF([.L118]=&quot;Yes&quot;;3;0)" table:style-name="ce4">
            <text:p>52,5 €</text:p>
          </table:table-cell>
          <table:table-cell office:value-type="currency" office:value="47.4" table:formula="of:=EVEN([.M118]*0.9*10)/10" table:style-name="ce4">
            <text:p>47,4 €</text:p>
          </table:table-cell>
          <table:table-cell table:number-columns-repeated="16370"/>
        </table:table-row>
        <table:table-row table:style-name="ro1">
          <table:table-cell office:value-type="float" office:value="105" table:formula="of:=[.A118]+1" table:style-name="ce2">
            <text:p>10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3.5" table:formula="of:=IF([.B119]=&quot;Servos&quot;;20;IF([.B119]=&quot;SmartCar Motors&quot;;12;0))+IF([.C119]=&quot;Arduino Nano&quot;;12;0)+IF([.D119]=&quot;Powerbank&quot;;5;0)+IF([.E119]=&quot;LED Matrix&quot;;3.5;IF([.E119]=&quot;RGB LED Round&quot;;3;IF([.E119]=&quot;OLED 128x32&quot;;6;0)))+IF([.F119]=&quot;Yes&quot;;8;0)+IF([.G119]=&quot;Yes&quot;;4;0)+IF([.H119]=&quot;Yes&quot;;5.5;0)+IF([.I119]=&quot;Yes&quot;;1.5;0)+IF([.J119]=&quot;Yes&quot;;3;0)+IF([.K119]=&quot;Yes&quot;;7;0)+IF([.L119]=&quot;Yes&quot;;3;0)" table:style-name="ce4">
            <text:p>43,5 €</text:p>
          </table:table-cell>
          <table:table-cell office:value-type="currency" office:value="39.200000000000003" table:formula="of:=EVEN([.M119]*0.9*10)/10" table:style-name="ce4">
            <text:p>39,2 €</text:p>
          </table:table-cell>
          <table:table-cell table:number-columns-repeated="16370"/>
        </table:table-row>
        <table:table-row table:style-name="ro1">
          <table:table-cell office:value-type="float" office:value="106" table:formula="of:=[.A119]+1" table:style-name="ce2">
            <text:p>10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6.5" table:formula="of:=IF([.B120]=&quot;Servos&quot;;20;IF([.B120]=&quot;SmartCar Motors&quot;;12;0))+IF([.C120]=&quot;Arduino Nano&quot;;12;0)+IF([.D120]=&quot;Powerbank&quot;;5;0)+IF([.E120]=&quot;LED Matrix&quot;;3.5;IF([.E120]=&quot;RGB LED Round&quot;;3;IF([.E120]=&quot;OLED 128x32&quot;;6;0)))+IF([.F120]=&quot;Yes&quot;;8;0)+IF([.G120]=&quot;Yes&quot;;4;0)+IF([.H120]=&quot;Yes&quot;;5.5;0)+IF([.I120]=&quot;Yes&quot;;1.5;0)+IF([.J120]=&quot;Yes&quot;;3;0)+IF([.K120]=&quot;Yes&quot;;7;0)+IF([.L120]=&quot;Yes&quot;;3;0)" table:style-name="ce4">
            <text:p>46,5 €</text:p>
          </table:table-cell>
          <table:table-cell office:value-type="currency" office:value="42" table:formula="of:=EVEN([.M120]*0.9*10)/10" table:style-name="ce4">
            <text:p>42,0 €</text:p>
          </table:table-cell>
          <table:table-cell table:number-columns-repeated="16370"/>
        </table:table-row>
        <table:table-row table:style-name="ro1">
          <table:table-cell office:value-type="float" office:value="107" table:formula="of:=[.A120]+1" table:style-name="ce2">
            <text:p>10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0.5" table:formula="of:=IF([.B121]=&quot;Servos&quot;;20;IF([.B121]=&quot;SmartCar Motors&quot;;12;0))+IF([.C121]=&quot;Arduino Nano&quot;;12;0)+IF([.D121]=&quot;Powerbank&quot;;5;0)+IF([.E121]=&quot;LED Matrix&quot;;3.5;IF([.E121]=&quot;RGB LED Round&quot;;3;IF([.E121]=&quot;OLED 128x32&quot;;6;0)))+IF([.F121]=&quot;Yes&quot;;8;0)+IF([.G121]=&quot;Yes&quot;;4;0)+IF([.H121]=&quot;Yes&quot;;5.5;0)+IF([.I121]=&quot;Yes&quot;;1.5;0)+IF([.J121]=&quot;Yes&quot;;3;0)+IF([.K121]=&quot;Yes&quot;;7;0)+IF([.L121]=&quot;Yes&quot;;3;0)" table:style-name="ce4">
            <text:p>50,5 €</text:p>
          </table:table-cell>
          <table:table-cell office:value-type="currency" office:value="45.6" table:formula="of:=EVEN([.M121]*0.9*10)/10" table:style-name="ce4">
            <text:p>45,6 €</text:p>
          </table:table-cell>
          <table:table-cell table:number-columns-repeated="16370"/>
        </table:table-row>
        <table:table-row table:style-name="ro1">
          <table:table-cell office:value-type="float" office:value="108" table:formula="of:=[.A121]+1" table:style-name="ce2">
            <text:p>10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3.5" table:formula="of:=IF([.B122]=&quot;Servos&quot;;20;IF([.B122]=&quot;SmartCar Motors&quot;;12;0))+IF([.C122]=&quot;Arduino Nano&quot;;12;0)+IF([.D122]=&quot;Powerbank&quot;;5;0)+IF([.E122]=&quot;LED Matrix&quot;;3.5;IF([.E122]=&quot;RGB LED Round&quot;;3;IF([.E122]=&quot;OLED 128x32&quot;;6;0)))+IF([.F122]=&quot;Yes&quot;;8;0)+IF([.G122]=&quot;Yes&quot;;4;0)+IF([.H122]=&quot;Yes&quot;;5.5;0)+IF([.I122]=&quot;Yes&quot;;1.5;0)+IF([.J122]=&quot;Yes&quot;;3;0)+IF([.K122]=&quot;Yes&quot;;7;0)+IF([.L122]=&quot;Yes&quot;;3;0)" table:style-name="ce4">
            <text:p>53,5 €</text:p>
          </table:table-cell>
          <table:table-cell office:value-type="currency" office:value="48.2" table:formula="of:=EVEN([.M122]*0.9*10)/10" table:style-name="ce4">
            <text:p>48,2 €</text:p>
          </table:table-cell>
          <table:table-cell table:number-columns-repeated="16370"/>
        </table:table-row>
        <table:table-row table:style-name="ro1">
          <table:table-cell office:value-type="float" office:value="109" table:formula="of:=[.A122]+1" table:style-name="ce2">
            <text:p>10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6.5" table:formula="of:=IF([.B123]=&quot;Servos&quot;;20;IF([.B123]=&quot;SmartCar Motors&quot;;12;0))+IF([.C123]=&quot;Arduino Nano&quot;;12;0)+IF([.D123]=&quot;Powerbank&quot;;5;0)+IF([.E123]=&quot;LED Matrix&quot;;3.5;IF([.E123]=&quot;RGB LED Round&quot;;3;IF([.E123]=&quot;OLED 128x32&quot;;6;0)))+IF([.F123]=&quot;Yes&quot;;8;0)+IF([.G123]=&quot;Yes&quot;;4;0)+IF([.H123]=&quot;Yes&quot;;5.5;0)+IF([.I123]=&quot;Yes&quot;;1.5;0)+IF([.J123]=&quot;Yes&quot;;3;0)+IF([.K123]=&quot;Yes&quot;;7;0)+IF([.L123]=&quot;Yes&quot;;3;0)" table:style-name="ce4">
            <text:p>46,5 €</text:p>
          </table:table-cell>
          <table:table-cell office:value-type="currency" office:value="42" table:formula="of:=EVEN([.M123]*0.9*10)/10" table:style-name="ce4">
            <text:p>42,0 €</text:p>
          </table:table-cell>
          <table:table-cell table:number-columns-repeated="16370"/>
        </table:table-row>
        <table:table-row table:style-name="ro1">
          <table:table-cell office:value-type="float" office:value="110" table:formula="of:=[.A123]+1" table:style-name="ce2">
            <text:p>11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9.5" table:formula="of:=IF([.B124]=&quot;Servos&quot;;20;IF([.B124]=&quot;SmartCar Motors&quot;;12;0))+IF([.C124]=&quot;Arduino Nano&quot;;12;0)+IF([.D124]=&quot;Powerbank&quot;;5;0)+IF([.E124]=&quot;LED Matrix&quot;;3.5;IF([.E124]=&quot;RGB LED Round&quot;;3;IF([.E124]=&quot;OLED 128x32&quot;;6;0)))+IF([.F124]=&quot;Yes&quot;;8;0)+IF([.G124]=&quot;Yes&quot;;4;0)+IF([.H124]=&quot;Yes&quot;;5.5;0)+IF([.I124]=&quot;Yes&quot;;1.5;0)+IF([.J124]=&quot;Yes&quot;;3;0)+IF([.K124]=&quot;Yes&quot;;7;0)+IF([.L124]=&quot;Yes&quot;;3;0)" table:style-name="ce4">
            <text:p>49,5 €</text:p>
          </table:table-cell>
          <table:table-cell office:value-type="currency" office:value="44.6" table:formula="of:=EVEN([.M124]*0.9*10)/10" table:style-name="ce4">
            <text:p>44,6 €</text:p>
          </table:table-cell>
          <table:table-cell table:number-columns-repeated="16370"/>
        </table:table-row>
        <table:table-row table:style-name="ro1">
          <table:table-cell office:value-type="float" office:value="111" table:formula="of:=[.A124]+1" table:style-name="ce2">
            <text:p>11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3.5" table:formula="of:=IF([.B125]=&quot;Servos&quot;;20;IF([.B125]=&quot;SmartCar Motors&quot;;12;0))+IF([.C125]=&quot;Arduino Nano&quot;;12;0)+IF([.D125]=&quot;Powerbank&quot;;5;0)+IF([.E125]=&quot;LED Matrix&quot;;3.5;IF([.E125]=&quot;RGB LED Round&quot;;3;IF([.E125]=&quot;OLED 128x32&quot;;6;0)))+IF([.F125]=&quot;Yes&quot;;8;0)+IF([.G125]=&quot;Yes&quot;;4;0)+IF([.H125]=&quot;Yes&quot;;5.5;0)+IF([.I125]=&quot;Yes&quot;;1.5;0)+IF([.J125]=&quot;Yes&quot;;3;0)+IF([.K125]=&quot;Yes&quot;;7;0)+IF([.L125]=&quot;Yes&quot;;3;0)" table:style-name="ce4">
            <text:p>53,5 €</text:p>
          </table:table-cell>
          <table:table-cell office:value-type="currency" office:value="48.2" table:formula="of:=EVEN([.M125]*0.9*10)/10" table:style-name="ce4">
            <text:p>48,2 €</text:p>
          </table:table-cell>
          <table:table-cell table:number-columns-repeated="16370"/>
        </table:table-row>
        <table:table-row table:style-name="ro1">
          <table:table-cell office:value-type="float" office:value="112" table:formula="of:=[.A125]+1" table:style-name="ce2">
            <text:p>11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6.5" table:formula="of:=IF([.B126]=&quot;Servos&quot;;20;IF([.B126]=&quot;SmartCar Motors&quot;;12;0))+IF([.C126]=&quot;Arduino Nano&quot;;12;0)+IF([.D126]=&quot;Powerbank&quot;;5;0)+IF([.E126]=&quot;LED Matrix&quot;;3.5;IF([.E126]=&quot;RGB LED Round&quot;;3;IF([.E126]=&quot;OLED 128x32&quot;;6;0)))+IF([.F126]=&quot;Yes&quot;;8;0)+IF([.G126]=&quot;Yes&quot;;4;0)+IF([.H126]=&quot;Yes&quot;;5.5;0)+IF([.I126]=&quot;Yes&quot;;1.5;0)+IF([.J126]=&quot;Yes&quot;;3;0)+IF([.K126]=&quot;Yes&quot;;7;0)+IF([.L126]=&quot;Yes&quot;;3;0)" table:style-name="ce4">
            <text:p>56,5 €</text:p>
          </table:table-cell>
          <table:table-cell office:value-type="currency" office:value="51" table:formula="of:=EVEN([.M126]*0.9*10)/10" table:style-name="ce4">
            <text:p>51,0 €</text:p>
          </table:table-cell>
          <table:table-cell table:number-columns-repeated="16370"/>
        </table:table-row>
        <table:table-row table:style-name="ro1">
          <table:table-cell office:value-type="float" office:value="113" table:formula="of:=[.A126]+1" table:style-name="ce2">
            <text:p>11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39" table:formula="of:=IF([.B127]=&quot;Servos&quot;;20;IF([.B127]=&quot;SmartCar Motors&quot;;12;0))+IF([.C127]=&quot;Arduino Nano&quot;;12;0)+IF([.D127]=&quot;Powerbank&quot;;5;0)+IF([.E127]=&quot;LED Matrix&quot;;3.5;IF([.E127]=&quot;RGB LED Round&quot;;3;IF([.E127]=&quot;OLED 128x32&quot;;6;0)))+IF([.F127]=&quot;Yes&quot;;8;0)+IF([.G127]=&quot;Yes&quot;;4;0)+IF([.H127]=&quot;Yes&quot;;5.5;0)+IF([.I127]=&quot;Yes&quot;;1.5;0)+IF([.J127]=&quot;Yes&quot;;3;0)+IF([.K127]=&quot;Yes&quot;;7;0)+IF([.L127]=&quot;Yes&quot;;3;0)" table:style-name="ce4">
            <text:p>39,0 €</text:p>
          </table:table-cell>
          <table:table-cell office:value-type="currency" office:value="35.200000000000003" table:formula="of:=EVEN([.M127]*0.9*10)/10" table:style-name="ce4">
            <text:p>35,2 €</text:p>
          </table:table-cell>
          <table:table-cell table:number-columns-repeated="16370"/>
        </table:table-row>
        <table:table-row table:style-name="ro1">
          <table:table-cell office:value-type="float" office:value="114" table:formula="of:=[.A127]+1" table:style-name="ce2">
            <text:p>11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2" table:formula="of:=IF([.B128]=&quot;Servos&quot;;20;IF([.B128]=&quot;SmartCar Motors&quot;;12;0))+IF([.C128]=&quot;Arduino Nano&quot;;12;0)+IF([.D128]=&quot;Powerbank&quot;;5;0)+IF([.E128]=&quot;LED Matrix&quot;;3.5;IF([.E128]=&quot;RGB LED Round&quot;;3;IF([.E128]=&quot;OLED 128x32&quot;;6;0)))+IF([.F128]=&quot;Yes&quot;;8;0)+IF([.G128]=&quot;Yes&quot;;4;0)+IF([.H128]=&quot;Yes&quot;;5.5;0)+IF([.I128]=&quot;Yes&quot;;1.5;0)+IF([.J128]=&quot;Yes&quot;;3;0)+IF([.K128]=&quot;Yes&quot;;7;0)+IF([.L128]=&quot;Yes&quot;;3;0)" table:style-name="ce4">
            <text:p>42,0 €</text:p>
          </table:table-cell>
          <table:table-cell office:value-type="currency" office:value="38" table:formula="of:=EVEN([.M128]*0.9*10)/10" table:style-name="ce4">
            <text:p>38,0 €</text:p>
          </table:table-cell>
          <table:table-cell table:number-columns-repeated="16370"/>
        </table:table-row>
        <table:table-row table:style-name="ro1">
          <table:table-cell office:value-type="float" office:value="115" table:formula="of:=[.A128]+1" table:style-name="ce2">
            <text:p>11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46" table:formula="of:=IF([.B129]=&quot;Servos&quot;;20;IF([.B129]=&quot;SmartCar Motors&quot;;12;0))+IF([.C129]=&quot;Arduino Nano&quot;;12;0)+IF([.D129]=&quot;Powerbank&quot;;5;0)+IF([.E129]=&quot;LED Matrix&quot;;3.5;IF([.E129]=&quot;RGB LED Round&quot;;3;IF([.E129]=&quot;OLED 128x32&quot;;6;0)))+IF([.F129]=&quot;Yes&quot;;8;0)+IF([.G129]=&quot;Yes&quot;;4;0)+IF([.H129]=&quot;Yes&quot;;5.5;0)+IF([.I129]=&quot;Yes&quot;;1.5;0)+IF([.J129]=&quot;Yes&quot;;3;0)+IF([.K129]=&quot;Yes&quot;;7;0)+IF([.L129]=&quot;Yes&quot;;3;0)" table:style-name="ce4">
            <text:p>46,0 €</text:p>
          </table:table-cell>
          <table:table-cell office:value-type="currency" office:value="41.4" table:formula="of:=EVEN([.M129]*0.9*10)/10" table:style-name="ce4">
            <text:p>41,4 €</text:p>
          </table:table-cell>
          <table:table-cell table:number-columns-repeated="16370"/>
        </table:table-row>
        <table:table-row table:style-name="ro1">
          <table:table-cell office:value-type="float" office:value="116" table:formula="of:=[.A129]+1" table:style-name="ce2">
            <text:p>11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49" table:formula="of:=IF([.B130]=&quot;Servos&quot;;20;IF([.B130]=&quot;SmartCar Motors&quot;;12;0))+IF([.C130]=&quot;Arduino Nano&quot;;12;0)+IF([.D130]=&quot;Powerbank&quot;;5;0)+IF([.E130]=&quot;LED Matrix&quot;;3.5;IF([.E130]=&quot;RGB LED Round&quot;;3;IF([.E130]=&quot;OLED 128x32&quot;;6;0)))+IF([.F130]=&quot;Yes&quot;;8;0)+IF([.G130]=&quot;Yes&quot;;4;0)+IF([.H130]=&quot;Yes&quot;;5.5;0)+IF([.I130]=&quot;Yes&quot;;1.5;0)+IF([.J130]=&quot;Yes&quot;;3;0)+IF([.K130]=&quot;Yes&quot;;7;0)+IF([.L130]=&quot;Yes&quot;;3;0)" table:style-name="ce4">
            <text:p>49,0 €</text:p>
          </table:table-cell>
          <table:table-cell office:value-type="currency" office:value="44.2" table:formula="of:=EVEN([.M130]*0.9*10)/10" table:style-name="ce4">
            <text:p>44,2 €</text:p>
          </table:table-cell>
          <table:table-cell table:number-columns-repeated="16370"/>
        </table:table-row>
        <table:table-row table:style-name="ro1">
          <table:table-cell office:value-type="float" office:value="117" table:formula="of:=[.A130]+1" table:style-name="ce2">
            <text:p>11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2" table:formula="of:=IF([.B131]=&quot;Servos&quot;;20;IF([.B131]=&quot;SmartCar Motors&quot;;12;0))+IF([.C131]=&quot;Arduino Nano&quot;;12;0)+IF([.D131]=&quot;Powerbank&quot;;5;0)+IF([.E131]=&quot;LED Matrix&quot;;3.5;IF([.E131]=&quot;RGB LED Round&quot;;3;IF([.E131]=&quot;OLED 128x32&quot;;6;0)))+IF([.F131]=&quot;Yes&quot;;8;0)+IF([.G131]=&quot;Yes&quot;;4;0)+IF([.H131]=&quot;Yes&quot;;5.5;0)+IF([.I131]=&quot;Yes&quot;;1.5;0)+IF([.J131]=&quot;Yes&quot;;3;0)+IF([.K131]=&quot;Yes&quot;;7;0)+IF([.L131]=&quot;Yes&quot;;3;0)" table:style-name="ce4">
            <text:p>42,0 €</text:p>
          </table:table-cell>
          <table:table-cell office:value-type="currency" office:value="38" table:formula="of:=EVEN([.M131]*0.9*10)/10" table:style-name="ce4">
            <text:p>38,0 €</text:p>
          </table:table-cell>
          <table:table-cell table:number-columns-repeated="16370"/>
        </table:table-row>
        <table:table-row table:style-name="ro1">
          <table:table-cell office:value-type="float" office:value="118" table:formula="of:=[.A131]+1" table:style-name="ce2">
            <text:p>11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5" table:formula="of:=IF([.B132]=&quot;Servos&quot;;20;IF([.B132]=&quot;SmartCar Motors&quot;;12;0))+IF([.C132]=&quot;Arduino Nano&quot;;12;0)+IF([.D132]=&quot;Powerbank&quot;;5;0)+IF([.E132]=&quot;LED Matrix&quot;;3.5;IF([.E132]=&quot;RGB LED Round&quot;;3;IF([.E132]=&quot;OLED 128x32&quot;;6;0)))+IF([.F132]=&quot;Yes&quot;;8;0)+IF([.G132]=&quot;Yes&quot;;4;0)+IF([.H132]=&quot;Yes&quot;;5.5;0)+IF([.I132]=&quot;Yes&quot;;1.5;0)+IF([.J132]=&quot;Yes&quot;;3;0)+IF([.K132]=&quot;Yes&quot;;7;0)+IF([.L132]=&quot;Yes&quot;;3;0)" table:style-name="ce4">
            <text:p>45,0 €</text:p>
          </table:table-cell>
          <table:table-cell office:value-type="currency" office:value="40.6" table:formula="of:=EVEN([.M132]*0.9*10)/10" table:style-name="ce4">
            <text:p>40,6 €</text:p>
          </table:table-cell>
          <table:table-cell table:number-columns-repeated="16370"/>
        </table:table-row>
        <table:table-row table:style-name="ro1">
          <table:table-cell office:value-type="float" office:value="119" table:formula="of:=[.A132]+1" table:style-name="ce2">
            <text:p>11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49" table:formula="of:=IF([.B133]=&quot;Servos&quot;;20;IF([.B133]=&quot;SmartCar Motors&quot;;12;0))+IF([.C133]=&quot;Arduino Nano&quot;;12;0)+IF([.D133]=&quot;Powerbank&quot;;5;0)+IF([.E133]=&quot;LED Matrix&quot;;3.5;IF([.E133]=&quot;RGB LED Round&quot;;3;IF([.E133]=&quot;OLED 128x32&quot;;6;0)))+IF([.F133]=&quot;Yes&quot;;8;0)+IF([.G133]=&quot;Yes&quot;;4;0)+IF([.H133]=&quot;Yes&quot;;5.5;0)+IF([.I133]=&quot;Yes&quot;;1.5;0)+IF([.J133]=&quot;Yes&quot;;3;0)+IF([.K133]=&quot;Yes&quot;;7;0)+IF([.L133]=&quot;Yes&quot;;3;0)" table:style-name="ce4">
            <text:p>49,0 €</text:p>
          </table:table-cell>
          <table:table-cell office:value-type="currency" office:value="44.2" table:formula="of:=EVEN([.M133]*0.9*10)/10" table:style-name="ce4">
            <text:p>44,2 €</text:p>
          </table:table-cell>
          <table:table-cell table:number-columns-repeated="16370"/>
        </table:table-row>
        <table:table-row table:style-name="ro1">
          <table:table-cell office:value-type="float" office:value="120" table:formula="of:=[.A133]+1" table:style-name="ce2">
            <text:p>12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2" table:formula="of:=IF([.B134]=&quot;Servos&quot;;20;IF([.B134]=&quot;SmartCar Motors&quot;;12;0))+IF([.C134]=&quot;Arduino Nano&quot;;12;0)+IF([.D134]=&quot;Powerbank&quot;;5;0)+IF([.E134]=&quot;LED Matrix&quot;;3.5;IF([.E134]=&quot;RGB LED Round&quot;;3;IF([.E134]=&quot;OLED 128x32&quot;;6;0)))+IF([.F134]=&quot;Yes&quot;;8;0)+IF([.G134]=&quot;Yes&quot;;4;0)+IF([.H134]=&quot;Yes&quot;;5.5;0)+IF([.I134]=&quot;Yes&quot;;1.5;0)+IF([.J134]=&quot;Yes&quot;;3;0)+IF([.K134]=&quot;Yes&quot;;7;0)+IF([.L134]=&quot;Yes&quot;;3;0)" table:style-name="ce4">
            <text:p>52,0 €</text:p>
          </table:table-cell>
          <table:table-cell office:value-type="currency" office:value="47" table:formula="of:=EVEN([.M134]*0.9*10)/10" table:style-name="ce4">
            <text:p>47,0 €</text:p>
          </table:table-cell>
          <table:table-cell table:number-columns-repeated="16370"/>
        </table:table-row>
        <table:table-row table:style-name="ro1">
          <table:table-cell office:value-type="float" office:value="121" table:formula="of:=[.A134]+1" table:style-name="ce2">
            <text:p>12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3" table:formula="of:=IF([.B135]=&quot;Servos&quot;;20;IF([.B135]=&quot;SmartCar Motors&quot;;12;0))+IF([.C135]=&quot;Arduino Nano&quot;;12;0)+IF([.D135]=&quot;Powerbank&quot;;5;0)+IF([.E135]=&quot;LED Matrix&quot;;3.5;IF([.E135]=&quot;RGB LED Round&quot;;3;IF([.E135]=&quot;OLED 128x32&quot;;6;0)))+IF([.F135]=&quot;Yes&quot;;8;0)+IF([.G135]=&quot;Yes&quot;;4;0)+IF([.H135]=&quot;Yes&quot;;5.5;0)+IF([.I135]=&quot;Yes&quot;;1.5;0)+IF([.J135]=&quot;Yes&quot;;3;0)+IF([.K135]=&quot;Yes&quot;;7;0)+IF([.L135]=&quot;Yes&quot;;3;0)" table:style-name="ce4">
            <text:p>43,0 €</text:p>
          </table:table-cell>
          <table:table-cell office:value-type="currency" office:value="38.799999999999997" table:formula="of:=EVEN([.M135]*0.9*10)/10" table:style-name="ce4">
            <text:p>38,8 €</text:p>
          </table:table-cell>
          <table:table-cell table:number-columns-repeated="16370"/>
        </table:table-row>
        <table:table-row table:style-name="ro1">
          <table:table-cell office:value-type="float" office:value="122" table:formula="of:=[.A135]+1" table:style-name="ce2">
            <text:p>12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6" table:formula="of:=IF([.B136]=&quot;Servos&quot;;20;IF([.B136]=&quot;SmartCar Motors&quot;;12;0))+IF([.C136]=&quot;Arduino Nano&quot;;12;0)+IF([.D136]=&quot;Powerbank&quot;;5;0)+IF([.E136]=&quot;LED Matrix&quot;;3.5;IF([.E136]=&quot;RGB LED Round&quot;;3;IF([.E136]=&quot;OLED 128x32&quot;;6;0)))+IF([.F136]=&quot;Yes&quot;;8;0)+IF([.G136]=&quot;Yes&quot;;4;0)+IF([.H136]=&quot;Yes&quot;;5.5;0)+IF([.I136]=&quot;Yes&quot;;1.5;0)+IF([.J136]=&quot;Yes&quot;;3;0)+IF([.K136]=&quot;Yes&quot;;7;0)+IF([.L136]=&quot;Yes&quot;;3;0)" table:style-name="ce4">
            <text:p>46,0 €</text:p>
          </table:table-cell>
          <table:table-cell office:value-type="currency" office:value="41.4" table:formula="of:=EVEN([.M136]*0.9*10)/10" table:style-name="ce4">
            <text:p>41,4 €</text:p>
          </table:table-cell>
          <table:table-cell table:number-columns-repeated="16370"/>
        </table:table-row>
        <table:table-row table:style-name="ro1">
          <table:table-cell office:value-type="float" office:value="123" table:formula="of:=[.A136]+1" table:style-name="ce2">
            <text:p>12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0" table:formula="of:=IF([.B137]=&quot;Servos&quot;;20;IF([.B137]=&quot;SmartCar Motors&quot;;12;0))+IF([.C137]=&quot;Arduino Nano&quot;;12;0)+IF([.D137]=&quot;Powerbank&quot;;5;0)+IF([.E137]=&quot;LED Matrix&quot;;3.5;IF([.E137]=&quot;RGB LED Round&quot;;3;IF([.E137]=&quot;OLED 128x32&quot;;6;0)))+IF([.F137]=&quot;Yes&quot;;8;0)+IF([.G137]=&quot;Yes&quot;;4;0)+IF([.H137]=&quot;Yes&quot;;5.5;0)+IF([.I137]=&quot;Yes&quot;;1.5;0)+IF([.J137]=&quot;Yes&quot;;3;0)+IF([.K137]=&quot;Yes&quot;;7;0)+IF([.L137]=&quot;Yes&quot;;3;0)" table:style-name="ce4">
            <text:p>50,0 €</text:p>
          </table:table-cell>
          <table:table-cell office:value-type="currency" office:value="45" table:formula="of:=EVEN([.M137]*0.9*10)/10" table:style-name="ce4">
            <text:p>45,0 €</text:p>
          </table:table-cell>
          <table:table-cell table:number-columns-repeated="16370"/>
        </table:table-row>
        <table:table-row table:style-name="ro1">
          <table:table-cell office:value-type="float" office:value="124" table:formula="of:=[.A137]+1" table:style-name="ce2">
            <text:p>12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3" table:formula="of:=IF([.B138]=&quot;Servos&quot;;20;IF([.B138]=&quot;SmartCar Motors&quot;;12;0))+IF([.C138]=&quot;Arduino Nano&quot;;12;0)+IF([.D138]=&quot;Powerbank&quot;;5;0)+IF([.E138]=&quot;LED Matrix&quot;;3.5;IF([.E138]=&quot;RGB LED Round&quot;;3;IF([.E138]=&quot;OLED 128x32&quot;;6;0)))+IF([.F138]=&quot;Yes&quot;;8;0)+IF([.G138]=&quot;Yes&quot;;4;0)+IF([.H138]=&quot;Yes&quot;;5.5;0)+IF([.I138]=&quot;Yes&quot;;1.5;0)+IF([.J138]=&quot;Yes&quot;;3;0)+IF([.K138]=&quot;Yes&quot;;7;0)+IF([.L138]=&quot;Yes&quot;;3;0)" table:style-name="ce4">
            <text:p>53,0 €</text:p>
          </table:table-cell>
          <table:table-cell office:value-type="currency" office:value="47.8" table:formula="of:=EVEN([.M138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125" table:formula="of:=[.A138]+1" table:style-name="ce2">
            <text:p>12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6" table:formula="of:=IF([.B139]=&quot;Servos&quot;;20;IF([.B139]=&quot;SmartCar Motors&quot;;12;0))+IF([.C139]=&quot;Arduino Nano&quot;;12;0)+IF([.D139]=&quot;Powerbank&quot;;5;0)+IF([.E139]=&quot;LED Matrix&quot;;3.5;IF([.E139]=&quot;RGB LED Round&quot;;3;IF([.E139]=&quot;OLED 128x32&quot;;6;0)))+IF([.F139]=&quot;Yes&quot;;8;0)+IF([.G139]=&quot;Yes&quot;;4;0)+IF([.H139]=&quot;Yes&quot;;5.5;0)+IF([.I139]=&quot;Yes&quot;;1.5;0)+IF([.J139]=&quot;Yes&quot;;3;0)+IF([.K139]=&quot;Yes&quot;;7;0)+IF([.L139]=&quot;Yes&quot;;3;0)" table:style-name="ce4">
            <text:p>46,0 €</text:p>
          </table:table-cell>
          <table:table-cell office:value-type="currency" office:value="41.4" table:formula="of:=EVEN([.M139]*0.9*10)/10" table:style-name="ce4">
            <text:p>41,4 €</text:p>
          </table:table-cell>
          <table:table-cell table:number-columns-repeated="16370"/>
        </table:table-row>
        <table:table-row table:style-name="ro1">
          <table:table-cell office:value-type="float" office:value="126" table:formula="of:=[.A139]+1" table:style-name="ce2">
            <text:p>12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9" table:formula="of:=IF([.B140]=&quot;Servos&quot;;20;IF([.B140]=&quot;SmartCar Motors&quot;;12;0))+IF([.C140]=&quot;Arduino Nano&quot;;12;0)+IF([.D140]=&quot;Powerbank&quot;;5;0)+IF([.E140]=&quot;LED Matrix&quot;;3.5;IF([.E140]=&quot;RGB LED Round&quot;;3;IF([.E140]=&quot;OLED 128x32&quot;;6;0)))+IF([.F140]=&quot;Yes&quot;;8;0)+IF([.G140]=&quot;Yes&quot;;4;0)+IF([.H140]=&quot;Yes&quot;;5.5;0)+IF([.I140]=&quot;Yes&quot;;1.5;0)+IF([.J140]=&quot;Yes&quot;;3;0)+IF([.K140]=&quot;Yes&quot;;7;0)+IF([.L140]=&quot;Yes&quot;;3;0)" table:style-name="ce4">
            <text:p>49,0 €</text:p>
          </table:table-cell>
          <table:table-cell office:value-type="currency" office:value="44.2" table:formula="of:=EVEN([.M140]*0.9*10)/10" table:style-name="ce4">
            <text:p>44,2 €</text:p>
          </table:table-cell>
          <table:table-cell table:number-columns-repeated="16370"/>
        </table:table-row>
        <table:table-row table:style-name="ro1">
          <table:table-cell office:value-type="float" office:value="127" table:formula="of:=[.A140]+1" table:style-name="ce2">
            <text:p>12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3" table:formula="of:=IF([.B141]=&quot;Servos&quot;;20;IF([.B141]=&quot;SmartCar Motors&quot;;12;0))+IF([.C141]=&quot;Arduino Nano&quot;;12;0)+IF([.D141]=&quot;Powerbank&quot;;5;0)+IF([.E141]=&quot;LED Matrix&quot;;3.5;IF([.E141]=&quot;RGB LED Round&quot;;3;IF([.E141]=&quot;OLED 128x32&quot;;6;0)))+IF([.F141]=&quot;Yes&quot;;8;0)+IF([.G141]=&quot;Yes&quot;;4;0)+IF([.H141]=&quot;Yes&quot;;5.5;0)+IF([.I141]=&quot;Yes&quot;;1.5;0)+IF([.J141]=&quot;Yes&quot;;3;0)+IF([.K141]=&quot;Yes&quot;;7;0)+IF([.L141]=&quot;Yes&quot;;3;0)" table:style-name="ce4">
            <text:p>53,0 €</text:p>
          </table:table-cell>
          <table:table-cell office:value-type="currency" office:value="47.8" table:formula="of:=EVEN([.M141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128" table:formula="of:=[.A141]+1" table:style-name="ce2">
            <text:p>12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6" table:formula="of:=IF([.B142]=&quot;Servos&quot;;20;IF([.B142]=&quot;SmartCar Motors&quot;;12;0))+IF([.C142]=&quot;Arduino Nano&quot;;12;0)+IF([.D142]=&quot;Powerbank&quot;;5;0)+IF([.E142]=&quot;LED Matrix&quot;;3.5;IF([.E142]=&quot;RGB LED Round&quot;;3;IF([.E142]=&quot;OLED 128x32&quot;;6;0)))+IF([.F142]=&quot;Yes&quot;;8;0)+IF([.G142]=&quot;Yes&quot;;4;0)+IF([.H142]=&quot;Yes&quot;;5.5;0)+IF([.I142]=&quot;Yes&quot;;1.5;0)+IF([.J142]=&quot;Yes&quot;;3;0)+IF([.K142]=&quot;Yes&quot;;7;0)+IF([.L142]=&quot;Yes&quot;;3;0)" table:style-name="ce4">
            <text:p>56,0 €</text:p>
          </table:table-cell>
          <table:table-cell office:value-type="currency" office:value="50.4" table:formula="of:=EVEN([.M142]*0.9*10)/10" table:style-name="ce4">
            <text:p>50,4 €</text:p>
          </table:table-cell>
          <table:table-cell table:number-columns-repeated="16370"/>
        </table:table-row>
        <table:table-row table:style-name="ro1">
          <table:table-cell office:value-type="float" office:value="129" table:formula="of:=[.A142]+1" table:style-name="ce2">
            <text:p>12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2" table:formula="of:=IF([.B143]=&quot;Servos&quot;;20;IF([.B143]=&quot;SmartCar Motors&quot;;12;0))+IF([.C143]=&quot;Arduino Nano&quot;;12;0)+IF([.D143]=&quot;Powerbank&quot;;5;0)+IF([.E143]=&quot;LED Matrix&quot;;3.5;IF([.E143]=&quot;RGB LED Round&quot;;3;IF([.E143]=&quot;OLED 128x32&quot;;6;0)))+IF([.F143]=&quot;Yes&quot;;8;0)+IF([.G143]=&quot;Yes&quot;;4;0)+IF([.H143]=&quot;Yes&quot;;5.5;0)+IF([.I143]=&quot;Yes&quot;;1.5;0)+IF([.J143]=&quot;Yes&quot;;3;0)+IF([.K143]=&quot;Yes&quot;;7;0)+IF([.L143]=&quot;Yes&quot;;3;0)" table:style-name="ce4">
            <text:p>42,0 €</text:p>
          </table:table-cell>
          <table:table-cell office:value-type="currency" office:value="38" table:formula="of:=EVEN([.M143]*0.9*10)/10" table:style-name="ce4">
            <text:p>38,0 €</text:p>
          </table:table-cell>
          <table:table-cell table:number-columns-repeated="16370"/>
        </table:table-row>
        <table:table-row table:style-name="ro1">
          <table:table-cell office:value-type="float" office:value="130" table:formula="of:=[.A143]+1" table:style-name="ce2">
            <text:p>13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5" table:formula="of:=IF([.B144]=&quot;Servos&quot;;20;IF([.B144]=&quot;SmartCar Motors&quot;;12;0))+IF([.C144]=&quot;Arduino Nano&quot;;12;0)+IF([.D144]=&quot;Powerbank&quot;;5;0)+IF([.E144]=&quot;LED Matrix&quot;;3.5;IF([.E144]=&quot;RGB LED Round&quot;;3;IF([.E144]=&quot;OLED 128x32&quot;;6;0)))+IF([.F144]=&quot;Yes&quot;;8;0)+IF([.G144]=&quot;Yes&quot;;4;0)+IF([.H144]=&quot;Yes&quot;;5.5;0)+IF([.I144]=&quot;Yes&quot;;1.5;0)+IF([.J144]=&quot;Yes&quot;;3;0)+IF([.K144]=&quot;Yes&quot;;7;0)+IF([.L144]=&quot;Yes&quot;;3;0)" table:style-name="ce4">
            <text:p>45,0 €</text:p>
          </table:table-cell>
          <table:table-cell office:value-type="currency" office:value="40.6" table:formula="of:=EVEN([.M144]*0.9*10)/10" table:style-name="ce4">
            <text:p>40,6 €</text:p>
          </table:table-cell>
          <table:table-cell table:number-columns-repeated="16370"/>
        </table:table-row>
        <table:table-row table:style-name="ro1">
          <table:table-cell office:value-type="float" office:value="131" table:formula="of:=[.A144]+1" table:style-name="ce2">
            <text:p>13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49" table:formula="of:=IF([.B145]=&quot;Servos&quot;;20;IF([.B145]=&quot;SmartCar Motors&quot;;12;0))+IF([.C145]=&quot;Arduino Nano&quot;;12;0)+IF([.D145]=&quot;Powerbank&quot;;5;0)+IF([.E145]=&quot;LED Matrix&quot;;3.5;IF([.E145]=&quot;RGB LED Round&quot;;3;IF([.E145]=&quot;OLED 128x32&quot;;6;0)))+IF([.F145]=&quot;Yes&quot;;8;0)+IF([.G145]=&quot;Yes&quot;;4;0)+IF([.H145]=&quot;Yes&quot;;5.5;0)+IF([.I145]=&quot;Yes&quot;;1.5;0)+IF([.J145]=&quot;Yes&quot;;3;0)+IF([.K145]=&quot;Yes&quot;;7;0)+IF([.L145]=&quot;Yes&quot;;3;0)" table:style-name="ce4">
            <text:p>49,0 €</text:p>
          </table:table-cell>
          <table:table-cell office:value-type="currency" office:value="44.2" table:formula="of:=EVEN([.M145]*0.9*10)/10" table:style-name="ce4">
            <text:p>44,2 €</text:p>
          </table:table-cell>
          <table:table-cell table:number-columns-repeated="16370"/>
        </table:table-row>
        <table:table-row table:style-name="ro1">
          <table:table-cell office:value-type="float" office:value="132" table:formula="of:=[.A145]+1" table:style-name="ce2">
            <text:p>13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2" table:formula="of:=IF([.B146]=&quot;Servos&quot;;20;IF([.B146]=&quot;SmartCar Motors&quot;;12;0))+IF([.C146]=&quot;Arduino Nano&quot;;12;0)+IF([.D146]=&quot;Powerbank&quot;;5;0)+IF([.E146]=&quot;LED Matrix&quot;;3.5;IF([.E146]=&quot;RGB LED Round&quot;;3;IF([.E146]=&quot;OLED 128x32&quot;;6;0)))+IF([.F146]=&quot;Yes&quot;;8;0)+IF([.G146]=&quot;Yes&quot;;4;0)+IF([.H146]=&quot;Yes&quot;;5.5;0)+IF([.I146]=&quot;Yes&quot;;1.5;0)+IF([.J146]=&quot;Yes&quot;;3;0)+IF([.K146]=&quot;Yes&quot;;7;0)+IF([.L146]=&quot;Yes&quot;;3;0)" table:style-name="ce4">
            <text:p>52,0 €</text:p>
          </table:table-cell>
          <table:table-cell office:value-type="currency" office:value="47" table:formula="of:=EVEN([.M146]*0.9*10)/10" table:style-name="ce4">
            <text:p>47,0 €</text:p>
          </table:table-cell>
          <table:table-cell table:number-columns-repeated="16370"/>
        </table:table-row>
        <table:table-row table:style-name="ro1">
          <table:table-cell office:value-type="float" office:value="133" table:formula="of:=[.A146]+1" table:style-name="ce2">
            <text:p>13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5" table:formula="of:=IF([.B147]=&quot;Servos&quot;;20;IF([.B147]=&quot;SmartCar Motors&quot;;12;0))+IF([.C147]=&quot;Arduino Nano&quot;;12;0)+IF([.D147]=&quot;Powerbank&quot;;5;0)+IF([.E147]=&quot;LED Matrix&quot;;3.5;IF([.E147]=&quot;RGB LED Round&quot;;3;IF([.E147]=&quot;OLED 128x32&quot;;6;0)))+IF([.F147]=&quot;Yes&quot;;8;0)+IF([.G147]=&quot;Yes&quot;;4;0)+IF([.H147]=&quot;Yes&quot;;5.5;0)+IF([.I147]=&quot;Yes&quot;;1.5;0)+IF([.J147]=&quot;Yes&quot;;3;0)+IF([.K147]=&quot;Yes&quot;;7;0)+IF([.L147]=&quot;Yes&quot;;3;0)" table:style-name="ce4">
            <text:p>45,0 €</text:p>
          </table:table-cell>
          <table:table-cell office:value-type="currency" office:value="40.6" table:formula="of:=EVEN([.M147]*0.9*10)/10" table:style-name="ce4">
            <text:p>40,6 €</text:p>
          </table:table-cell>
          <table:table-cell table:number-columns-repeated="16370"/>
        </table:table-row>
        <table:table-row table:style-name="ro1">
          <table:table-cell office:value-type="float" office:value="134" table:formula="of:=[.A147]+1" table:style-name="ce2">
            <text:p>13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8" table:formula="of:=IF([.B148]=&quot;Servos&quot;;20;IF([.B148]=&quot;SmartCar Motors&quot;;12;0))+IF([.C148]=&quot;Arduino Nano&quot;;12;0)+IF([.D148]=&quot;Powerbank&quot;;5;0)+IF([.E148]=&quot;LED Matrix&quot;;3.5;IF([.E148]=&quot;RGB LED Round&quot;;3;IF([.E148]=&quot;OLED 128x32&quot;;6;0)))+IF([.F148]=&quot;Yes&quot;;8;0)+IF([.G148]=&quot;Yes&quot;;4;0)+IF([.H148]=&quot;Yes&quot;;5.5;0)+IF([.I148]=&quot;Yes&quot;;1.5;0)+IF([.J148]=&quot;Yes&quot;;3;0)+IF([.K148]=&quot;Yes&quot;;7;0)+IF([.L148]=&quot;Yes&quot;;3;0)" table:style-name="ce4">
            <text:p>48,0 €</text:p>
          </table:table-cell>
          <table:table-cell office:value-type="currency" office:value="43.2" table:formula="of:=EVEN([.M148]*0.9*10)/10" table:style-name="ce4">
            <text:p>43,2 €</text:p>
          </table:table-cell>
          <table:table-cell table:number-columns-repeated="16370"/>
        </table:table-row>
        <table:table-row table:style-name="ro1">
          <table:table-cell office:value-type="float" office:value="135" table:formula="of:=[.A148]+1" table:style-name="ce2">
            <text:p>13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2" table:formula="of:=IF([.B149]=&quot;Servos&quot;;20;IF([.B149]=&quot;SmartCar Motors&quot;;12;0))+IF([.C149]=&quot;Arduino Nano&quot;;12;0)+IF([.D149]=&quot;Powerbank&quot;;5;0)+IF([.E149]=&quot;LED Matrix&quot;;3.5;IF([.E149]=&quot;RGB LED Round&quot;;3;IF([.E149]=&quot;OLED 128x32&quot;;6;0)))+IF([.F149]=&quot;Yes&quot;;8;0)+IF([.G149]=&quot;Yes&quot;;4;0)+IF([.H149]=&quot;Yes&quot;;5.5;0)+IF([.I149]=&quot;Yes&quot;;1.5;0)+IF([.J149]=&quot;Yes&quot;;3;0)+IF([.K149]=&quot;Yes&quot;;7;0)+IF([.L149]=&quot;Yes&quot;;3;0)" table:style-name="ce4">
            <text:p>52,0 €</text:p>
          </table:table-cell>
          <table:table-cell office:value-type="currency" office:value="47" table:formula="of:=EVEN([.M149]*0.9*10)/10" table:style-name="ce4">
            <text:p>47,0 €</text:p>
          </table:table-cell>
          <table:table-cell table:number-columns-repeated="16370"/>
        </table:table-row>
        <table:table-row table:style-name="ro1">
          <table:table-cell office:value-type="float" office:value="136" table:formula="of:=[.A149]+1" table:style-name="ce2">
            <text:p>13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5" table:formula="of:=IF([.B150]=&quot;Servos&quot;;20;IF([.B150]=&quot;SmartCar Motors&quot;;12;0))+IF([.C150]=&quot;Arduino Nano&quot;;12;0)+IF([.D150]=&quot;Powerbank&quot;;5;0)+IF([.E150]=&quot;LED Matrix&quot;;3.5;IF([.E150]=&quot;RGB LED Round&quot;;3;IF([.E150]=&quot;OLED 128x32&quot;;6;0)))+IF([.F150]=&quot;Yes&quot;;8;0)+IF([.G150]=&quot;Yes&quot;;4;0)+IF([.H150]=&quot;Yes&quot;;5.5;0)+IF([.I150]=&quot;Yes&quot;;1.5;0)+IF([.J150]=&quot;Yes&quot;;3;0)+IF([.K150]=&quot;Yes&quot;;7;0)+IF([.L150]=&quot;Yes&quot;;3;0)" table:style-name="ce4">
            <text:p>55,0 €</text:p>
          </table:table-cell>
          <table:table-cell office:value-type="currency" office:value="49.6" table:formula="of:=EVEN([.M150]*0.9*10)/10" table:style-name="ce4">
            <text:p>49,6 €</text:p>
          </table:table-cell>
          <table:table-cell table:number-columns-repeated="16370"/>
        </table:table-row>
        <table:table-row table:style-name="ro1">
          <table:table-cell office:value-type="float" office:value="137" table:formula="of:=[.A150]+1" table:style-name="ce2">
            <text:p>13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6" table:formula="of:=IF([.B151]=&quot;Servos&quot;;20;IF([.B151]=&quot;SmartCar Motors&quot;;12;0))+IF([.C151]=&quot;Arduino Nano&quot;;12;0)+IF([.D151]=&quot;Powerbank&quot;;5;0)+IF([.E151]=&quot;LED Matrix&quot;;3.5;IF([.E151]=&quot;RGB LED Round&quot;;3;IF([.E151]=&quot;OLED 128x32&quot;;6;0)))+IF([.F151]=&quot;Yes&quot;;8;0)+IF([.G151]=&quot;Yes&quot;;4;0)+IF([.H151]=&quot;Yes&quot;;5.5;0)+IF([.I151]=&quot;Yes&quot;;1.5;0)+IF([.J151]=&quot;Yes&quot;;3;0)+IF([.K151]=&quot;Yes&quot;;7;0)+IF([.L151]=&quot;Yes&quot;;3;0)" table:style-name="ce4">
            <text:p>46,0 €</text:p>
          </table:table-cell>
          <table:table-cell office:value-type="currency" office:value="41.4" table:formula="of:=EVEN([.M151]*0.9*10)/10" table:style-name="ce4">
            <text:p>41,4 €</text:p>
          </table:table-cell>
          <table:table-cell table:number-columns-repeated="16370"/>
        </table:table-row>
        <table:table-row table:style-name="ro1">
          <table:table-cell office:value-type="float" office:value="138" table:formula="of:=[.A151]+1" table:style-name="ce2">
            <text:p>13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49" table:formula="of:=IF([.B152]=&quot;Servos&quot;;20;IF([.B152]=&quot;SmartCar Motors&quot;;12;0))+IF([.C152]=&quot;Arduino Nano&quot;;12;0)+IF([.D152]=&quot;Powerbank&quot;;5;0)+IF([.E152]=&quot;LED Matrix&quot;;3.5;IF([.E152]=&quot;RGB LED Round&quot;;3;IF([.E152]=&quot;OLED 128x32&quot;;6;0)))+IF([.F152]=&quot;Yes&quot;;8;0)+IF([.G152]=&quot;Yes&quot;;4;0)+IF([.H152]=&quot;Yes&quot;;5.5;0)+IF([.I152]=&quot;Yes&quot;;1.5;0)+IF([.J152]=&quot;Yes&quot;;3;0)+IF([.K152]=&quot;Yes&quot;;7;0)+IF([.L152]=&quot;Yes&quot;;3;0)" table:style-name="ce4">
            <text:p>49,0 €</text:p>
          </table:table-cell>
          <table:table-cell office:value-type="currency" office:value="44.2" table:formula="of:=EVEN([.M152]*0.9*10)/10" table:style-name="ce4">
            <text:p>44,2 €</text:p>
          </table:table-cell>
          <table:table-cell table:number-columns-repeated="16370"/>
        </table:table-row>
        <table:table-row table:style-name="ro1">
          <table:table-cell office:value-type="float" office:value="139" table:formula="of:=[.A152]+1" table:style-name="ce2">
            <text:p>13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3" table:formula="of:=IF([.B153]=&quot;Servos&quot;;20;IF([.B153]=&quot;SmartCar Motors&quot;;12;0))+IF([.C153]=&quot;Arduino Nano&quot;;12;0)+IF([.D153]=&quot;Powerbank&quot;;5;0)+IF([.E153]=&quot;LED Matrix&quot;;3.5;IF([.E153]=&quot;RGB LED Round&quot;;3;IF([.E153]=&quot;OLED 128x32&quot;;6;0)))+IF([.F153]=&quot;Yes&quot;;8;0)+IF([.G153]=&quot;Yes&quot;;4;0)+IF([.H153]=&quot;Yes&quot;;5.5;0)+IF([.I153]=&quot;Yes&quot;;1.5;0)+IF([.J153]=&quot;Yes&quot;;3;0)+IF([.K153]=&quot;Yes&quot;;7;0)+IF([.L153]=&quot;Yes&quot;;3;0)" table:style-name="ce4">
            <text:p>53,0 €</text:p>
          </table:table-cell>
          <table:table-cell office:value-type="currency" office:value="47.8" table:formula="of:=EVEN([.M153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140" table:formula="of:=[.A153]+1" table:style-name="ce2">
            <text:p>14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6" table:formula="of:=IF([.B154]=&quot;Servos&quot;;20;IF([.B154]=&quot;SmartCar Motors&quot;;12;0))+IF([.C154]=&quot;Arduino Nano&quot;;12;0)+IF([.D154]=&quot;Powerbank&quot;;5;0)+IF([.E154]=&quot;LED Matrix&quot;;3.5;IF([.E154]=&quot;RGB LED Round&quot;;3;IF([.E154]=&quot;OLED 128x32&quot;;6;0)))+IF([.F154]=&quot;Yes&quot;;8;0)+IF([.G154]=&quot;Yes&quot;;4;0)+IF([.H154]=&quot;Yes&quot;;5.5;0)+IF([.I154]=&quot;Yes&quot;;1.5;0)+IF([.J154]=&quot;Yes&quot;;3;0)+IF([.K154]=&quot;Yes&quot;;7;0)+IF([.L154]=&quot;Yes&quot;;3;0)" table:style-name="ce4">
            <text:p>56,0 €</text:p>
          </table:table-cell>
          <table:table-cell office:value-type="currency" office:value="50.4" table:formula="of:=EVEN([.M154]*0.9*10)/10" table:style-name="ce4">
            <text:p>50,4 €</text:p>
          </table:table-cell>
          <table:table-cell table:number-columns-repeated="16370"/>
        </table:table-row>
        <table:table-row table:style-name="ro1">
          <table:table-cell office:value-type="float" office:value="141" table:formula="of:=[.A154]+1" table:style-name="ce2">
            <text:p>14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9" table:formula="of:=IF([.B155]=&quot;Servos&quot;;20;IF([.B155]=&quot;SmartCar Motors&quot;;12;0))+IF([.C155]=&quot;Arduino Nano&quot;;12;0)+IF([.D155]=&quot;Powerbank&quot;;5;0)+IF([.E155]=&quot;LED Matrix&quot;;3.5;IF([.E155]=&quot;RGB LED Round&quot;;3;IF([.E155]=&quot;OLED 128x32&quot;;6;0)))+IF([.F155]=&quot;Yes&quot;;8;0)+IF([.G155]=&quot;Yes&quot;;4;0)+IF([.H155]=&quot;Yes&quot;;5.5;0)+IF([.I155]=&quot;Yes&quot;;1.5;0)+IF([.J155]=&quot;Yes&quot;;3;0)+IF([.K155]=&quot;Yes&quot;;7;0)+IF([.L155]=&quot;Yes&quot;;3;0)" table:style-name="ce4">
            <text:p>49,0 €</text:p>
          </table:table-cell>
          <table:table-cell office:value-type="currency" office:value="44.2" table:formula="of:=EVEN([.M155]*0.9*10)/10" table:style-name="ce4">
            <text:p>44,2 €</text:p>
          </table:table-cell>
          <table:table-cell table:number-columns-repeated="16370"/>
        </table:table-row>
        <table:table-row table:style-name="ro1">
          <table:table-cell office:value-type="float" office:value="142" table:formula="of:=[.A155]+1" table:style-name="ce2">
            <text:p>14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2" table:formula="of:=IF([.B156]=&quot;Servos&quot;;20;IF([.B156]=&quot;SmartCar Motors&quot;;12;0))+IF([.C156]=&quot;Arduino Nano&quot;;12;0)+IF([.D156]=&quot;Powerbank&quot;;5;0)+IF([.E156]=&quot;LED Matrix&quot;;3.5;IF([.E156]=&quot;RGB LED Round&quot;;3;IF([.E156]=&quot;OLED 128x32&quot;;6;0)))+IF([.F156]=&quot;Yes&quot;;8;0)+IF([.G156]=&quot;Yes&quot;;4;0)+IF([.H156]=&quot;Yes&quot;;5.5;0)+IF([.I156]=&quot;Yes&quot;;1.5;0)+IF([.J156]=&quot;Yes&quot;;3;0)+IF([.K156]=&quot;Yes&quot;;7;0)+IF([.L156]=&quot;Yes&quot;;3;0)" table:style-name="ce4">
            <text:p>52,0 €</text:p>
          </table:table-cell>
          <table:table-cell office:value-type="currency" office:value="47" table:formula="of:=EVEN([.M156]*0.9*10)/10" table:style-name="ce4">
            <text:p>47,0 €</text:p>
          </table:table-cell>
          <table:table-cell table:number-columns-repeated="16370"/>
        </table:table-row>
        <table:table-row table:style-name="ro1">
          <table:table-cell office:value-type="float" office:value="143" table:formula="of:=[.A156]+1" table:style-name="ce2">
            <text:p>14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6" table:formula="of:=IF([.B157]=&quot;Servos&quot;;20;IF([.B157]=&quot;SmartCar Motors&quot;;12;0))+IF([.C157]=&quot;Arduino Nano&quot;;12;0)+IF([.D157]=&quot;Powerbank&quot;;5;0)+IF([.E157]=&quot;LED Matrix&quot;;3.5;IF([.E157]=&quot;RGB LED Round&quot;;3;IF([.E157]=&quot;OLED 128x32&quot;;6;0)))+IF([.F157]=&quot;Yes&quot;;8;0)+IF([.G157]=&quot;Yes&quot;;4;0)+IF([.H157]=&quot;Yes&quot;;5.5;0)+IF([.I157]=&quot;Yes&quot;;1.5;0)+IF([.J157]=&quot;Yes&quot;;3;0)+IF([.K157]=&quot;Yes&quot;;7;0)+IF([.L157]=&quot;Yes&quot;;3;0)" table:style-name="ce4">
            <text:p>56,0 €</text:p>
          </table:table-cell>
          <table:table-cell office:value-type="currency" office:value="50.4" table:formula="of:=EVEN([.M157]*0.9*10)/10" table:style-name="ce4">
            <text:p>50,4 €</text:p>
          </table:table-cell>
          <table:table-cell table:number-columns-repeated="16370"/>
        </table:table-row>
        <table:table-row table:style-name="ro1">
          <table:table-cell office:value-type="float" office:value="144" table:formula="of:=[.A157]+1" table:style-name="ce2">
            <text:p>14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9" table:formula="of:=IF([.B158]=&quot;Servos&quot;;20;IF([.B158]=&quot;SmartCar Motors&quot;;12;0))+IF([.C158]=&quot;Arduino Nano&quot;;12;0)+IF([.D158]=&quot;Powerbank&quot;;5;0)+IF([.E158]=&quot;LED Matrix&quot;;3.5;IF([.E158]=&quot;RGB LED Round&quot;;3;IF([.E158]=&quot;OLED 128x32&quot;;6;0)))+IF([.F158]=&quot;Yes&quot;;8;0)+IF([.G158]=&quot;Yes&quot;;4;0)+IF([.H158]=&quot;Yes&quot;;5.5;0)+IF([.I158]=&quot;Yes&quot;;1.5;0)+IF([.J158]=&quot;Yes&quot;;3;0)+IF([.K158]=&quot;Yes&quot;;7;0)+IF([.L158]=&quot;Yes&quot;;3;0)" table:style-name="ce4">
            <text:p>59,0 €</text:p>
          </table:table-cell>
          <table:table-cell office:value-type="currency" office:value="53.2" table:formula="of:=EVEN([.M158]*0.9*10)/10" table:style-name="ce4">
            <text:p>53,2 €</text:p>
          </table:table-cell>
          <table:table-cell table:number-columns-repeated="16370"/>
        </table:table-row>
        <table:table-row table:style-name="ro1">
          <table:table-cell office:value-type="float" office:value="145" table:formula="of:=[.A158]+1" table:style-name="ce2">
            <text:p>14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7.5" table:formula="of:=IF([.B159]=&quot;Servos&quot;;20;IF([.B159]=&quot;SmartCar Motors&quot;;12;0))+IF([.C159]=&quot;Arduino Nano&quot;;12;0)+IF([.D159]=&quot;Powerbank&quot;;5;0)+IF([.E159]=&quot;LED Matrix&quot;;3.5;IF([.E159]=&quot;RGB LED Round&quot;;3;IF([.E159]=&quot;OLED 128x32&quot;;6;0)))+IF([.F159]=&quot;Yes&quot;;8;0)+IF([.G159]=&quot;Yes&quot;;4;0)+IF([.H159]=&quot;Yes&quot;;5.5;0)+IF([.I159]=&quot;Yes&quot;;1.5;0)+IF([.J159]=&quot;Yes&quot;;3;0)+IF([.K159]=&quot;Yes&quot;;7;0)+IF([.L159]=&quot;Yes&quot;;3;0)" table:style-name="ce4">
            <text:p>47,5 €</text:p>
          </table:table-cell>
          <table:table-cell office:value-type="currency" office:value="42.8" table:formula="of:=EVEN([.M159]*0.9*10)/10" table:style-name="ce4">
            <text:p>42,8 €</text:p>
          </table:table-cell>
          <table:table-cell table:number-columns-repeated="16370"/>
        </table:table-row>
        <table:table-row table:style-name="ro1">
          <table:table-cell office:value-type="float" office:value="146" table:formula="of:=[.A159]+1" table:style-name="ce2">
            <text:p>14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0.5" table:formula="of:=IF([.B160]=&quot;Servos&quot;;20;IF([.B160]=&quot;SmartCar Motors&quot;;12;0))+IF([.C160]=&quot;Arduino Nano&quot;;12;0)+IF([.D160]=&quot;Powerbank&quot;;5;0)+IF([.E160]=&quot;LED Matrix&quot;;3.5;IF([.E160]=&quot;RGB LED Round&quot;;3;IF([.E160]=&quot;OLED 128x32&quot;;6;0)))+IF([.F160]=&quot;Yes&quot;;8;0)+IF([.G160]=&quot;Yes&quot;;4;0)+IF([.H160]=&quot;Yes&quot;;5.5;0)+IF([.I160]=&quot;Yes&quot;;1.5;0)+IF([.J160]=&quot;Yes&quot;;3;0)+IF([.K160]=&quot;Yes&quot;;7;0)+IF([.L160]=&quot;Yes&quot;;3;0)" table:style-name="ce4">
            <text:p>50,5 €</text:p>
          </table:table-cell>
          <table:table-cell office:value-type="currency" office:value="45.6" table:formula="of:=EVEN([.M160]*0.9*10)/10" table:style-name="ce4">
            <text:p>45,6 €</text:p>
          </table:table-cell>
          <table:table-cell table:number-columns-repeated="16370"/>
        </table:table-row>
        <table:table-row table:style-name="ro1">
          <table:table-cell office:value-type="float" office:value="147" table:formula="of:=[.A160]+1" table:style-name="ce2">
            <text:p>14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4.5" table:formula="of:=IF([.B161]=&quot;Servos&quot;;20;IF([.B161]=&quot;SmartCar Motors&quot;;12;0))+IF([.C161]=&quot;Arduino Nano&quot;;12;0)+IF([.D161]=&quot;Powerbank&quot;;5;0)+IF([.E161]=&quot;LED Matrix&quot;;3.5;IF([.E161]=&quot;RGB LED Round&quot;;3;IF([.E161]=&quot;OLED 128x32&quot;;6;0)))+IF([.F161]=&quot;Yes&quot;;8;0)+IF([.G161]=&quot;Yes&quot;;4;0)+IF([.H161]=&quot;Yes&quot;;5.5;0)+IF([.I161]=&quot;Yes&quot;;1.5;0)+IF([.J161]=&quot;Yes&quot;;3;0)+IF([.K161]=&quot;Yes&quot;;7;0)+IF([.L161]=&quot;Yes&quot;;3;0)" table:style-name="ce4">
            <text:p>54,5 €</text:p>
          </table:table-cell>
          <table:table-cell office:value-type="currency" office:value="49.2" table:formula="of:=EVEN([.M161]*0.9*10)/10" table:style-name="ce4">
            <text:p>49,2 €</text:p>
          </table:table-cell>
          <table:table-cell table:number-columns-repeated="16370"/>
        </table:table-row>
        <table:table-row table:style-name="ro1">
          <table:table-cell office:value-type="float" office:value="148" table:formula="of:=[.A161]+1" table:style-name="ce2">
            <text:p>14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7.5" table:formula="of:=IF([.B162]=&quot;Servos&quot;;20;IF([.B162]=&quot;SmartCar Motors&quot;;12;0))+IF([.C162]=&quot;Arduino Nano&quot;;12;0)+IF([.D162]=&quot;Powerbank&quot;;5;0)+IF([.E162]=&quot;LED Matrix&quot;;3.5;IF([.E162]=&quot;RGB LED Round&quot;;3;IF([.E162]=&quot;OLED 128x32&quot;;6;0)))+IF([.F162]=&quot;Yes&quot;;8;0)+IF([.G162]=&quot;Yes&quot;;4;0)+IF([.H162]=&quot;Yes&quot;;5.5;0)+IF([.I162]=&quot;Yes&quot;;1.5;0)+IF([.J162]=&quot;Yes&quot;;3;0)+IF([.K162]=&quot;Yes&quot;;7;0)+IF([.L162]=&quot;Yes&quot;;3;0)" table:style-name="ce4">
            <text:p>57,5 €</text:p>
          </table:table-cell>
          <table:table-cell office:value-type="currency" office:value="51.8" table:formula="of:=EVEN([.M162]*0.9*10)/10" table:style-name="ce4">
            <text:p>51,8 €</text:p>
          </table:table-cell>
          <table:table-cell table:number-columns-repeated="16370"/>
        </table:table-row>
        <table:table-row table:style-name="ro1">
          <table:table-cell office:value-type="float" office:value="149" table:formula="of:=[.A162]+1" table:style-name="ce2">
            <text:p>14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0.5" table:formula="of:=IF([.B163]=&quot;Servos&quot;;20;IF([.B163]=&quot;SmartCar Motors&quot;;12;0))+IF([.C163]=&quot;Arduino Nano&quot;;12;0)+IF([.D163]=&quot;Powerbank&quot;;5;0)+IF([.E163]=&quot;LED Matrix&quot;;3.5;IF([.E163]=&quot;RGB LED Round&quot;;3;IF([.E163]=&quot;OLED 128x32&quot;;6;0)))+IF([.F163]=&quot;Yes&quot;;8;0)+IF([.G163]=&quot;Yes&quot;;4;0)+IF([.H163]=&quot;Yes&quot;;5.5;0)+IF([.I163]=&quot;Yes&quot;;1.5;0)+IF([.J163]=&quot;Yes&quot;;3;0)+IF([.K163]=&quot;Yes&quot;;7;0)+IF([.L163]=&quot;Yes&quot;;3;0)" table:style-name="ce4">
            <text:p>50,5 €</text:p>
          </table:table-cell>
          <table:table-cell office:value-type="currency" office:value="45.6" table:formula="of:=EVEN([.M163]*0.9*10)/10" table:style-name="ce4">
            <text:p>45,6 €</text:p>
          </table:table-cell>
          <table:table-cell table:number-columns-repeated="16370"/>
        </table:table-row>
        <table:table-row table:style-name="ro1">
          <table:table-cell office:value-type="float" office:value="150" table:formula="of:=[.A163]+1" table:style-name="ce2">
            <text:p>15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3.5" table:formula="of:=IF([.B164]=&quot;Servos&quot;;20;IF([.B164]=&quot;SmartCar Motors&quot;;12;0))+IF([.C164]=&quot;Arduino Nano&quot;;12;0)+IF([.D164]=&quot;Powerbank&quot;;5;0)+IF([.E164]=&quot;LED Matrix&quot;;3.5;IF([.E164]=&quot;RGB LED Round&quot;;3;IF([.E164]=&quot;OLED 128x32&quot;;6;0)))+IF([.F164]=&quot;Yes&quot;;8;0)+IF([.G164]=&quot;Yes&quot;;4;0)+IF([.H164]=&quot;Yes&quot;;5.5;0)+IF([.I164]=&quot;Yes&quot;;1.5;0)+IF([.J164]=&quot;Yes&quot;;3;0)+IF([.K164]=&quot;Yes&quot;;7;0)+IF([.L164]=&quot;Yes&quot;;3;0)" table:style-name="ce4">
            <text:p>53,5 €</text:p>
          </table:table-cell>
          <table:table-cell office:value-type="currency" office:value="48.2" table:formula="of:=EVEN([.M164]*0.9*10)/10" table:style-name="ce4">
            <text:p>48,2 €</text:p>
          </table:table-cell>
          <table:table-cell table:number-columns-repeated="16370"/>
        </table:table-row>
        <table:table-row table:style-name="ro1">
          <table:table-cell office:value-type="float" office:value="151" table:formula="of:=[.A164]+1" table:style-name="ce2">
            <text:p>15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7.5" table:formula="of:=IF([.B165]=&quot;Servos&quot;;20;IF([.B165]=&quot;SmartCar Motors&quot;;12;0))+IF([.C165]=&quot;Arduino Nano&quot;;12;0)+IF([.D165]=&quot;Powerbank&quot;;5;0)+IF([.E165]=&quot;LED Matrix&quot;;3.5;IF([.E165]=&quot;RGB LED Round&quot;;3;IF([.E165]=&quot;OLED 128x32&quot;;6;0)))+IF([.F165]=&quot;Yes&quot;;8;0)+IF([.G165]=&quot;Yes&quot;;4;0)+IF([.H165]=&quot;Yes&quot;;5.5;0)+IF([.I165]=&quot;Yes&quot;;1.5;0)+IF([.J165]=&quot;Yes&quot;;3;0)+IF([.K165]=&quot;Yes&quot;;7;0)+IF([.L165]=&quot;Yes&quot;;3;0)" table:style-name="ce4">
            <text:p>57,5 €</text:p>
          </table:table-cell>
          <table:table-cell office:value-type="currency" office:value="51.8" table:formula="of:=EVEN([.M165]*0.9*10)/10" table:style-name="ce4">
            <text:p>51,8 €</text:p>
          </table:table-cell>
          <table:table-cell table:number-columns-repeated="16370"/>
        </table:table-row>
        <table:table-row table:style-name="ro1">
          <table:table-cell office:value-type="float" office:value="152" table:formula="of:=[.A165]+1" table:style-name="ce2">
            <text:p>15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0.5" table:formula="of:=IF([.B166]=&quot;Servos&quot;;20;IF([.B166]=&quot;SmartCar Motors&quot;;12;0))+IF([.C166]=&quot;Arduino Nano&quot;;12;0)+IF([.D166]=&quot;Powerbank&quot;;5;0)+IF([.E166]=&quot;LED Matrix&quot;;3.5;IF([.E166]=&quot;RGB LED Round&quot;;3;IF([.E166]=&quot;OLED 128x32&quot;;6;0)))+IF([.F166]=&quot;Yes&quot;;8;0)+IF([.G166]=&quot;Yes&quot;;4;0)+IF([.H166]=&quot;Yes&quot;;5.5;0)+IF([.I166]=&quot;Yes&quot;;1.5;0)+IF([.J166]=&quot;Yes&quot;;3;0)+IF([.K166]=&quot;Yes&quot;;7;0)+IF([.L166]=&quot;Yes&quot;;3;0)" table:style-name="ce4">
            <text:p>60,5 €</text:p>
          </table:table-cell>
          <table:table-cell office:value-type="currency" office:value="54.6" table:formula="of:=EVEN([.M166]*0.9*10)/10" table:style-name="ce4">
            <text:p>54,6 €</text:p>
          </table:table-cell>
          <table:table-cell table:number-columns-repeated="16370"/>
        </table:table-row>
        <table:table-row table:style-name="ro1">
          <table:table-cell office:value-type="float" office:value="153" table:formula="of:=[.A166]+1" table:style-name="ce2">
            <text:p>15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1.5" table:formula="of:=IF([.B167]=&quot;Servos&quot;;20;IF([.B167]=&quot;SmartCar Motors&quot;;12;0))+IF([.C167]=&quot;Arduino Nano&quot;;12;0)+IF([.D167]=&quot;Powerbank&quot;;5;0)+IF([.E167]=&quot;LED Matrix&quot;;3.5;IF([.E167]=&quot;RGB LED Round&quot;;3;IF([.E167]=&quot;OLED 128x32&quot;;6;0)))+IF([.F167]=&quot;Yes&quot;;8;0)+IF([.G167]=&quot;Yes&quot;;4;0)+IF([.H167]=&quot;Yes&quot;;5.5;0)+IF([.I167]=&quot;Yes&quot;;1.5;0)+IF([.J167]=&quot;Yes&quot;;3;0)+IF([.K167]=&quot;Yes&quot;;7;0)+IF([.L167]=&quot;Yes&quot;;3;0)" table:style-name="ce4">
            <text:p>51,5 €</text:p>
          </table:table-cell>
          <table:table-cell office:value-type="currency" office:value="46.4" table:formula="of:=EVEN([.M167]*0.9*10)/10" table:style-name="ce4">
            <text:p>46,4 €</text:p>
          </table:table-cell>
          <table:table-cell table:number-columns-repeated="16370"/>
        </table:table-row>
        <table:table-row table:style-name="ro1">
          <table:table-cell office:value-type="float" office:value="154" table:formula="of:=[.A167]+1" table:style-name="ce2">
            <text:p>15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4.5" table:formula="of:=IF([.B168]=&quot;Servos&quot;;20;IF([.B168]=&quot;SmartCar Motors&quot;;12;0))+IF([.C168]=&quot;Arduino Nano&quot;;12;0)+IF([.D168]=&quot;Powerbank&quot;;5;0)+IF([.E168]=&quot;LED Matrix&quot;;3.5;IF([.E168]=&quot;RGB LED Round&quot;;3;IF([.E168]=&quot;OLED 128x32&quot;;6;0)))+IF([.F168]=&quot;Yes&quot;;8;0)+IF([.G168]=&quot;Yes&quot;;4;0)+IF([.H168]=&quot;Yes&quot;;5.5;0)+IF([.I168]=&quot;Yes&quot;;1.5;0)+IF([.J168]=&quot;Yes&quot;;3;0)+IF([.K168]=&quot;Yes&quot;;7;0)+IF([.L168]=&quot;Yes&quot;;3;0)" table:style-name="ce4">
            <text:p>54,5 €</text:p>
          </table:table-cell>
          <table:table-cell office:value-type="currency" office:value="49.2" table:formula="of:=EVEN([.M168]*0.9*10)/10" table:style-name="ce4">
            <text:p>49,2 €</text:p>
          </table:table-cell>
          <table:table-cell table:number-columns-repeated="16370"/>
        </table:table-row>
        <table:table-row table:style-name="ro1">
          <table:table-cell office:value-type="float" office:value="155" table:formula="of:=[.A168]+1" table:style-name="ce2">
            <text:p>15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8.5" table:formula="of:=IF([.B169]=&quot;Servos&quot;;20;IF([.B169]=&quot;SmartCar Motors&quot;;12;0))+IF([.C169]=&quot;Arduino Nano&quot;;12;0)+IF([.D169]=&quot;Powerbank&quot;;5;0)+IF([.E169]=&quot;LED Matrix&quot;;3.5;IF([.E169]=&quot;RGB LED Round&quot;;3;IF([.E169]=&quot;OLED 128x32&quot;;6;0)))+IF([.F169]=&quot;Yes&quot;;8;0)+IF([.G169]=&quot;Yes&quot;;4;0)+IF([.H169]=&quot;Yes&quot;;5.5;0)+IF([.I169]=&quot;Yes&quot;;1.5;0)+IF([.J169]=&quot;Yes&quot;;3;0)+IF([.K169]=&quot;Yes&quot;;7;0)+IF([.L169]=&quot;Yes&quot;;3;0)" table:style-name="ce4">
            <text:p>58,5 €</text:p>
          </table:table-cell>
          <table:table-cell office:value-type="currency" office:value="52.8" table:formula="of:=EVEN([.M169]*0.9*10)/10" table:style-name="ce4">
            <text:p>52,8 €</text:p>
          </table:table-cell>
          <table:table-cell table:number-columns-repeated="16370"/>
        </table:table-row>
        <table:table-row table:style-name="ro1">
          <table:table-cell office:value-type="float" office:value="156" table:formula="of:=[.A169]+1" table:style-name="ce2">
            <text:p>15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1.5" table:formula="of:=IF([.B170]=&quot;Servos&quot;;20;IF([.B170]=&quot;SmartCar Motors&quot;;12;0))+IF([.C170]=&quot;Arduino Nano&quot;;12;0)+IF([.D170]=&quot;Powerbank&quot;;5;0)+IF([.E170]=&quot;LED Matrix&quot;;3.5;IF([.E170]=&quot;RGB LED Round&quot;;3;IF([.E170]=&quot;OLED 128x32&quot;;6;0)))+IF([.F170]=&quot;Yes&quot;;8;0)+IF([.G170]=&quot;Yes&quot;;4;0)+IF([.H170]=&quot;Yes&quot;;5.5;0)+IF([.I170]=&quot;Yes&quot;;1.5;0)+IF([.J170]=&quot;Yes&quot;;3;0)+IF([.K170]=&quot;Yes&quot;;7;0)+IF([.L170]=&quot;Yes&quot;;3;0)" table:style-name="ce4">
            <text:p>61,5 €</text:p>
          </table:table-cell>
          <table:table-cell office:value-type="currency" office:value="55.4" table:formula="of:=EVEN([.M170]*0.9*10)/10" table:style-name="ce4">
            <text:p>55,4 €</text:p>
          </table:table-cell>
          <table:table-cell table:number-columns-repeated="16370"/>
        </table:table-row>
        <table:table-row table:style-name="ro1">
          <table:table-cell office:value-type="float" office:value="157" table:formula="of:=[.A170]+1" table:style-name="ce2">
            <text:p>15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4.5" table:formula="of:=IF([.B171]=&quot;Servos&quot;;20;IF([.B171]=&quot;SmartCar Motors&quot;;12;0))+IF([.C171]=&quot;Arduino Nano&quot;;12;0)+IF([.D171]=&quot;Powerbank&quot;;5;0)+IF([.E171]=&quot;LED Matrix&quot;;3.5;IF([.E171]=&quot;RGB LED Round&quot;;3;IF([.E171]=&quot;OLED 128x32&quot;;6;0)))+IF([.F171]=&quot;Yes&quot;;8;0)+IF([.G171]=&quot;Yes&quot;;4;0)+IF([.H171]=&quot;Yes&quot;;5.5;0)+IF([.I171]=&quot;Yes&quot;;1.5;0)+IF([.J171]=&quot;Yes&quot;;3;0)+IF([.K171]=&quot;Yes&quot;;7;0)+IF([.L171]=&quot;Yes&quot;;3;0)" table:style-name="ce4">
            <text:p>54,5 €</text:p>
          </table:table-cell>
          <table:table-cell office:value-type="currency" office:value="49.2" table:formula="of:=EVEN([.M171]*0.9*10)/10" table:style-name="ce4">
            <text:p>49,2 €</text:p>
          </table:table-cell>
          <table:table-cell table:number-columns-repeated="16370"/>
        </table:table-row>
        <table:table-row table:style-name="ro1">
          <table:table-cell office:value-type="float" office:value="158" table:formula="of:=[.A171]+1" table:style-name="ce2">
            <text:p>15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7.5" table:formula="of:=IF([.B172]=&quot;Servos&quot;;20;IF([.B172]=&quot;SmartCar Motors&quot;;12;0))+IF([.C172]=&quot;Arduino Nano&quot;;12;0)+IF([.D172]=&quot;Powerbank&quot;;5;0)+IF([.E172]=&quot;LED Matrix&quot;;3.5;IF([.E172]=&quot;RGB LED Round&quot;;3;IF([.E172]=&quot;OLED 128x32&quot;;6;0)))+IF([.F172]=&quot;Yes&quot;;8;0)+IF([.G172]=&quot;Yes&quot;;4;0)+IF([.H172]=&quot;Yes&quot;;5.5;0)+IF([.I172]=&quot;Yes&quot;;1.5;0)+IF([.J172]=&quot;Yes&quot;;3;0)+IF([.K172]=&quot;Yes&quot;;7;0)+IF([.L172]=&quot;Yes&quot;;3;0)" table:style-name="ce4">
            <text:p>57,5 €</text:p>
          </table:table-cell>
          <table:table-cell office:value-type="currency" office:value="51.8" table:formula="of:=EVEN([.M172]*0.9*10)/10" table:style-name="ce4">
            <text:p>51,8 €</text:p>
          </table:table-cell>
          <table:table-cell table:number-columns-repeated="16370"/>
        </table:table-row>
        <table:table-row table:style-name="ro1">
          <table:table-cell office:value-type="float" office:value="159" table:formula="of:=[.A172]+1" table:style-name="ce2">
            <text:p>15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1.5" table:formula="of:=IF([.B173]=&quot;Servos&quot;;20;IF([.B173]=&quot;SmartCar Motors&quot;;12;0))+IF([.C173]=&quot;Arduino Nano&quot;;12;0)+IF([.D173]=&quot;Powerbank&quot;;5;0)+IF([.E173]=&quot;LED Matrix&quot;;3.5;IF([.E173]=&quot;RGB LED Round&quot;;3;IF([.E173]=&quot;OLED 128x32&quot;;6;0)))+IF([.F173]=&quot;Yes&quot;;8;0)+IF([.G173]=&quot;Yes&quot;;4;0)+IF([.H173]=&quot;Yes&quot;;5.5;0)+IF([.I173]=&quot;Yes&quot;;1.5;0)+IF([.J173]=&quot;Yes&quot;;3;0)+IF([.K173]=&quot;Yes&quot;;7;0)+IF([.L173]=&quot;Yes&quot;;3;0)" table:style-name="ce4">
            <text:p>61,5 €</text:p>
          </table:table-cell>
          <table:table-cell office:value-type="currency" office:value="55.4" table:formula="of:=EVEN([.M173]*0.9*10)/10" table:style-name="ce4">
            <text:p>55,4 €</text:p>
          </table:table-cell>
          <table:table-cell table:number-columns-repeated="16370"/>
        </table:table-row>
        <table:table-row table:style-name="ro1">
          <table:table-cell office:value-type="float" office:value="160" table:formula="of:=[.A173]+1" table:style-name="ce2">
            <text:p>16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LED Matrix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4.5" table:formula="of:=IF([.B174]=&quot;Servos&quot;;20;IF([.B174]=&quot;SmartCar Motors&quot;;12;0))+IF([.C174]=&quot;Arduino Nano&quot;;12;0)+IF([.D174]=&quot;Powerbank&quot;;5;0)+IF([.E174]=&quot;LED Matrix&quot;;3.5;IF([.E174]=&quot;RGB LED Round&quot;;3;IF([.E174]=&quot;OLED 128x32&quot;;6;0)))+IF([.F174]=&quot;Yes&quot;;8;0)+IF([.G174]=&quot;Yes&quot;;4;0)+IF([.H174]=&quot;Yes&quot;;5.5;0)+IF([.I174]=&quot;Yes&quot;;1.5;0)+IF([.J174]=&quot;Yes&quot;;3;0)+IF([.K174]=&quot;Yes&quot;;7;0)+IF([.L174]=&quot;Yes&quot;;3;0)" table:style-name="ce4">
            <text:p>64,5 €</text:p>
          </table:table-cell>
          <table:table-cell office:value-type="currency" office:value="58.2" table:formula="of:=EVEN([.M174]*0.9*10)/10" table:style-name="ce4">
            <text:p>58,2 €</text:p>
          </table:table-cell>
          <table:table-cell table:number-columns-repeated="16370"/>
        </table:table-row>
        <table:table-row table:style-name="ro1">
          <table:table-cell office:value-type="float" office:value="161" table:formula="of:=[.A174]+1" table:style-name="ce2">
            <text:p>16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47" table:formula="of:=IF([.B175]=&quot;Servos&quot;;20;IF([.B175]=&quot;SmartCar Motors&quot;;12;0))+IF([.C175]=&quot;Arduino Nano&quot;;12;0)+IF([.D175]=&quot;Powerbank&quot;;5;0)+IF([.E175]=&quot;LED Matrix&quot;;3.5;IF([.E175]=&quot;RGB LED Round&quot;;3;IF([.E175]=&quot;OLED 128x32&quot;;6;0)))+IF([.F175]=&quot;Yes&quot;;8;0)+IF([.G175]=&quot;Yes&quot;;4;0)+IF([.H175]=&quot;Yes&quot;;5.5;0)+IF([.I175]=&quot;Yes&quot;;1.5;0)+IF([.J175]=&quot;Yes&quot;;3;0)+IF([.K175]=&quot;Yes&quot;;7;0)+IF([.L175]=&quot;Yes&quot;;3;0)" table:style-name="ce4">
            <text:p>47,0 €</text:p>
          </table:table-cell>
          <table:table-cell office:value-type="currency" office:value="42.4" table:formula="of:=EVEN([.M175]*0.9*10)/10" table:style-name="ce4">
            <text:p>42,4 €</text:p>
          </table:table-cell>
          <table:table-cell table:number-columns-repeated="16370"/>
        </table:table-row>
        <table:table-row table:style-name="ro1">
          <table:table-cell office:value-type="float" office:value="162" table:formula="of:=[.A175]+1" table:style-name="ce2">
            <text:p>16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0" table:formula="of:=IF([.B176]=&quot;Servos&quot;;20;IF([.B176]=&quot;SmartCar Motors&quot;;12;0))+IF([.C176]=&quot;Arduino Nano&quot;;12;0)+IF([.D176]=&quot;Powerbank&quot;;5;0)+IF([.E176]=&quot;LED Matrix&quot;;3.5;IF([.E176]=&quot;RGB LED Round&quot;;3;IF([.E176]=&quot;OLED 128x32&quot;;6;0)))+IF([.F176]=&quot;Yes&quot;;8;0)+IF([.G176]=&quot;Yes&quot;;4;0)+IF([.H176]=&quot;Yes&quot;;5.5;0)+IF([.I176]=&quot;Yes&quot;;1.5;0)+IF([.J176]=&quot;Yes&quot;;3;0)+IF([.K176]=&quot;Yes&quot;;7;0)+IF([.L176]=&quot;Yes&quot;;3;0)" table:style-name="ce4">
            <text:p>50,0 €</text:p>
          </table:table-cell>
          <table:table-cell office:value-type="currency" office:value="45" table:formula="of:=EVEN([.M176]*0.9*10)/10" table:style-name="ce4">
            <text:p>45,0 €</text:p>
          </table:table-cell>
          <table:table-cell table:number-columns-repeated="16370"/>
        </table:table-row>
        <table:table-row table:style-name="ro1">
          <table:table-cell office:value-type="float" office:value="163" table:formula="of:=[.A176]+1" table:style-name="ce2">
            <text:p>16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4" table:formula="of:=IF([.B177]=&quot;Servos&quot;;20;IF([.B177]=&quot;SmartCar Motors&quot;;12;0))+IF([.C177]=&quot;Arduino Nano&quot;;12;0)+IF([.D177]=&quot;Powerbank&quot;;5;0)+IF([.E177]=&quot;LED Matrix&quot;;3.5;IF([.E177]=&quot;RGB LED Round&quot;;3;IF([.E177]=&quot;OLED 128x32&quot;;6;0)))+IF([.F177]=&quot;Yes&quot;;8;0)+IF([.G177]=&quot;Yes&quot;;4;0)+IF([.H177]=&quot;Yes&quot;;5.5;0)+IF([.I177]=&quot;Yes&quot;;1.5;0)+IF([.J177]=&quot;Yes&quot;;3;0)+IF([.K177]=&quot;Yes&quot;;7;0)+IF([.L177]=&quot;Yes&quot;;3;0)" table:style-name="ce4">
            <text:p>54,0 €</text:p>
          </table:table-cell>
          <table:table-cell office:value-type="currency" office:value="48.6" table:formula="of:=EVEN([.M177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164" table:formula="of:=[.A177]+1" table:style-name="ce2">
            <text:p>16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57" table:formula="of:=IF([.B178]=&quot;Servos&quot;;20;IF([.B178]=&quot;SmartCar Motors&quot;;12;0))+IF([.C178]=&quot;Arduino Nano&quot;;12;0)+IF([.D178]=&quot;Powerbank&quot;;5;0)+IF([.E178]=&quot;LED Matrix&quot;;3.5;IF([.E178]=&quot;RGB LED Round&quot;;3;IF([.E178]=&quot;OLED 128x32&quot;;6;0)))+IF([.F178]=&quot;Yes&quot;;8;0)+IF([.G178]=&quot;Yes&quot;;4;0)+IF([.H178]=&quot;Yes&quot;;5.5;0)+IF([.I178]=&quot;Yes&quot;;1.5;0)+IF([.J178]=&quot;Yes&quot;;3;0)+IF([.K178]=&quot;Yes&quot;;7;0)+IF([.L178]=&quot;Yes&quot;;3;0)" table:style-name="ce4">
            <text:p>57,0 €</text:p>
          </table:table-cell>
          <table:table-cell office:value-type="currency" office:value="51.4" table:formula="of:=EVEN([.M178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165" table:formula="of:=[.A178]+1" table:style-name="ce2">
            <text:p>16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0" table:formula="of:=IF([.B179]=&quot;Servos&quot;;20;IF([.B179]=&quot;SmartCar Motors&quot;;12;0))+IF([.C179]=&quot;Arduino Nano&quot;;12;0)+IF([.D179]=&quot;Powerbank&quot;;5;0)+IF([.E179]=&quot;LED Matrix&quot;;3.5;IF([.E179]=&quot;RGB LED Round&quot;;3;IF([.E179]=&quot;OLED 128x32&quot;;6;0)))+IF([.F179]=&quot;Yes&quot;;8;0)+IF([.G179]=&quot;Yes&quot;;4;0)+IF([.H179]=&quot;Yes&quot;;5.5;0)+IF([.I179]=&quot;Yes&quot;;1.5;0)+IF([.J179]=&quot;Yes&quot;;3;0)+IF([.K179]=&quot;Yes&quot;;7;0)+IF([.L179]=&quot;Yes&quot;;3;0)" table:style-name="ce4">
            <text:p>50,0 €</text:p>
          </table:table-cell>
          <table:table-cell office:value-type="currency" office:value="45" table:formula="of:=EVEN([.M179]*0.9*10)/10" table:style-name="ce4">
            <text:p>45,0 €</text:p>
          </table:table-cell>
          <table:table-cell table:number-columns-repeated="16370"/>
        </table:table-row>
        <table:table-row table:style-name="ro1">
          <table:table-cell office:value-type="float" office:value="166" table:formula="of:=[.A179]+1" table:style-name="ce2">
            <text:p>16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3" table:formula="of:=IF([.B180]=&quot;Servos&quot;;20;IF([.B180]=&quot;SmartCar Motors&quot;;12;0))+IF([.C180]=&quot;Arduino Nano&quot;;12;0)+IF([.D180]=&quot;Powerbank&quot;;5;0)+IF([.E180]=&quot;LED Matrix&quot;;3.5;IF([.E180]=&quot;RGB LED Round&quot;;3;IF([.E180]=&quot;OLED 128x32&quot;;6;0)))+IF([.F180]=&quot;Yes&quot;;8;0)+IF([.G180]=&quot;Yes&quot;;4;0)+IF([.H180]=&quot;Yes&quot;;5.5;0)+IF([.I180]=&quot;Yes&quot;;1.5;0)+IF([.J180]=&quot;Yes&quot;;3;0)+IF([.K180]=&quot;Yes&quot;;7;0)+IF([.L180]=&quot;Yes&quot;;3;0)" table:style-name="ce4">
            <text:p>53,0 €</text:p>
          </table:table-cell>
          <table:table-cell office:value-type="currency" office:value="47.8" table:formula="of:=EVEN([.M180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167" table:formula="of:=[.A180]+1" table:style-name="ce2">
            <text:p>16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7" table:formula="of:=IF([.B181]=&quot;Servos&quot;;20;IF([.B181]=&quot;SmartCar Motors&quot;;12;0))+IF([.C181]=&quot;Arduino Nano&quot;;12;0)+IF([.D181]=&quot;Powerbank&quot;;5;0)+IF([.E181]=&quot;LED Matrix&quot;;3.5;IF([.E181]=&quot;RGB LED Round&quot;;3;IF([.E181]=&quot;OLED 128x32&quot;;6;0)))+IF([.F181]=&quot;Yes&quot;;8;0)+IF([.G181]=&quot;Yes&quot;;4;0)+IF([.H181]=&quot;Yes&quot;;5.5;0)+IF([.I181]=&quot;Yes&quot;;1.5;0)+IF([.J181]=&quot;Yes&quot;;3;0)+IF([.K181]=&quot;Yes&quot;;7;0)+IF([.L181]=&quot;Yes&quot;;3;0)" table:style-name="ce4">
            <text:p>57,0 €</text:p>
          </table:table-cell>
          <table:table-cell office:value-type="currency" office:value="51.4" table:formula="of:=EVEN([.M181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168" table:formula="of:=[.A181]+1" table:style-name="ce2">
            <text:p>16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0" table:formula="of:=IF([.B182]=&quot;Servos&quot;;20;IF([.B182]=&quot;SmartCar Motors&quot;;12;0))+IF([.C182]=&quot;Arduino Nano&quot;;12;0)+IF([.D182]=&quot;Powerbank&quot;;5;0)+IF([.E182]=&quot;LED Matrix&quot;;3.5;IF([.E182]=&quot;RGB LED Round&quot;;3;IF([.E182]=&quot;OLED 128x32&quot;;6;0)))+IF([.F182]=&quot;Yes&quot;;8;0)+IF([.G182]=&quot;Yes&quot;;4;0)+IF([.H182]=&quot;Yes&quot;;5.5;0)+IF([.I182]=&quot;Yes&quot;;1.5;0)+IF([.J182]=&quot;Yes&quot;;3;0)+IF([.K182]=&quot;Yes&quot;;7;0)+IF([.L182]=&quot;Yes&quot;;3;0)" table:style-name="ce4">
            <text:p>60,0 €</text:p>
          </table:table-cell>
          <table:table-cell office:value-type="currency" office:value="54" table:formula="of:=EVEN([.M182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169" table:formula="of:=[.A182]+1" table:style-name="ce2">
            <text:p>16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1" table:formula="of:=IF([.B183]=&quot;Servos&quot;;20;IF([.B183]=&quot;SmartCar Motors&quot;;12;0))+IF([.C183]=&quot;Arduino Nano&quot;;12;0)+IF([.D183]=&quot;Powerbank&quot;;5;0)+IF([.E183]=&quot;LED Matrix&quot;;3.5;IF([.E183]=&quot;RGB LED Round&quot;;3;IF([.E183]=&quot;OLED 128x32&quot;;6;0)))+IF([.F183]=&quot;Yes&quot;;8;0)+IF([.G183]=&quot;Yes&quot;;4;0)+IF([.H183]=&quot;Yes&quot;;5.5;0)+IF([.I183]=&quot;Yes&quot;;1.5;0)+IF([.J183]=&quot;Yes&quot;;3;0)+IF([.K183]=&quot;Yes&quot;;7;0)+IF([.L183]=&quot;Yes&quot;;3;0)" table:style-name="ce4">
            <text:p>51,0 €</text:p>
          </table:table-cell>
          <table:table-cell office:value-type="currency" office:value="46" table:formula="of:=EVEN([.M183]*0.9*10)/10" table:style-name="ce4">
            <text:p>46,0 €</text:p>
          </table:table-cell>
          <table:table-cell table:number-columns-repeated="16370"/>
        </table:table-row>
        <table:table-row table:style-name="ro1">
          <table:table-cell office:value-type="float" office:value="170" table:formula="of:=[.A183]+1" table:style-name="ce2">
            <text:p>17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4" table:formula="of:=IF([.B184]=&quot;Servos&quot;;20;IF([.B184]=&quot;SmartCar Motors&quot;;12;0))+IF([.C184]=&quot;Arduino Nano&quot;;12;0)+IF([.D184]=&quot;Powerbank&quot;;5;0)+IF([.E184]=&quot;LED Matrix&quot;;3.5;IF([.E184]=&quot;RGB LED Round&quot;;3;IF([.E184]=&quot;OLED 128x32&quot;;6;0)))+IF([.F184]=&quot;Yes&quot;;8;0)+IF([.G184]=&quot;Yes&quot;;4;0)+IF([.H184]=&quot;Yes&quot;;5.5;0)+IF([.I184]=&quot;Yes&quot;;1.5;0)+IF([.J184]=&quot;Yes&quot;;3;0)+IF([.K184]=&quot;Yes&quot;;7;0)+IF([.L184]=&quot;Yes&quot;;3;0)" table:style-name="ce4">
            <text:p>54,0 €</text:p>
          </table:table-cell>
          <table:table-cell office:value-type="currency" office:value="48.6" table:formula="of:=EVEN([.M184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171" table:formula="of:=[.A184]+1" table:style-name="ce2">
            <text:p>17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8" table:formula="of:=IF([.B185]=&quot;Servos&quot;;20;IF([.B185]=&quot;SmartCar Motors&quot;;12;0))+IF([.C185]=&quot;Arduino Nano&quot;;12;0)+IF([.D185]=&quot;Powerbank&quot;;5;0)+IF([.E185]=&quot;LED Matrix&quot;;3.5;IF([.E185]=&quot;RGB LED Round&quot;;3;IF([.E185]=&quot;OLED 128x32&quot;;6;0)))+IF([.F185]=&quot;Yes&quot;;8;0)+IF([.G185]=&quot;Yes&quot;;4;0)+IF([.H185]=&quot;Yes&quot;;5.5;0)+IF([.I185]=&quot;Yes&quot;;1.5;0)+IF([.J185]=&quot;Yes&quot;;3;0)+IF([.K185]=&quot;Yes&quot;;7;0)+IF([.L185]=&quot;Yes&quot;;3;0)" table:style-name="ce4">
            <text:p>58,0 €</text:p>
          </table:table-cell>
          <table:table-cell office:value-type="currency" office:value="52.2" table:formula="of:=EVEN([.M185]*0.9*10)/10" table:style-name="ce4">
            <text:p>52,2 €</text:p>
          </table:table-cell>
          <table:table-cell table:number-columns-repeated="16370"/>
        </table:table-row>
        <table:table-row table:style-name="ro1">
          <table:table-cell office:value-type="float" office:value="172" table:formula="of:=[.A185]+1" table:style-name="ce2">
            <text:p>17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1" table:formula="of:=IF([.B186]=&quot;Servos&quot;;20;IF([.B186]=&quot;SmartCar Motors&quot;;12;0))+IF([.C186]=&quot;Arduino Nano&quot;;12;0)+IF([.D186]=&quot;Powerbank&quot;;5;0)+IF([.E186]=&quot;LED Matrix&quot;;3.5;IF([.E186]=&quot;RGB LED Round&quot;;3;IF([.E186]=&quot;OLED 128x32&quot;;6;0)))+IF([.F186]=&quot;Yes&quot;;8;0)+IF([.G186]=&quot;Yes&quot;;4;0)+IF([.H186]=&quot;Yes&quot;;5.5;0)+IF([.I186]=&quot;Yes&quot;;1.5;0)+IF([.J186]=&quot;Yes&quot;;3;0)+IF([.K186]=&quot;Yes&quot;;7;0)+IF([.L186]=&quot;Yes&quot;;3;0)" table:style-name="ce4">
            <text:p>61,0 €</text:p>
          </table:table-cell>
          <table:table-cell office:value-type="currency" office:value="55" table:formula="of:=EVEN([.M186]*0.9*10)/10" table:style-name="ce4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173" table:formula="of:=[.A186]+1" table:style-name="ce2">
            <text:p>17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4" table:formula="of:=IF([.B187]=&quot;Servos&quot;;20;IF([.B187]=&quot;SmartCar Motors&quot;;12;0))+IF([.C187]=&quot;Arduino Nano&quot;;12;0)+IF([.D187]=&quot;Powerbank&quot;;5;0)+IF([.E187]=&quot;LED Matrix&quot;;3.5;IF([.E187]=&quot;RGB LED Round&quot;;3;IF([.E187]=&quot;OLED 128x32&quot;;6;0)))+IF([.F187]=&quot;Yes&quot;;8;0)+IF([.G187]=&quot;Yes&quot;;4;0)+IF([.H187]=&quot;Yes&quot;;5.5;0)+IF([.I187]=&quot;Yes&quot;;1.5;0)+IF([.J187]=&quot;Yes&quot;;3;0)+IF([.K187]=&quot;Yes&quot;;7;0)+IF([.L187]=&quot;Yes&quot;;3;0)" table:style-name="ce4">
            <text:p>54,0 €</text:p>
          </table:table-cell>
          <table:table-cell office:value-type="currency" office:value="48.6" table:formula="of:=EVEN([.M187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174" table:formula="of:=[.A187]+1" table:style-name="ce2">
            <text:p>17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7" table:formula="of:=IF([.B188]=&quot;Servos&quot;;20;IF([.B188]=&quot;SmartCar Motors&quot;;12;0))+IF([.C188]=&quot;Arduino Nano&quot;;12;0)+IF([.D188]=&quot;Powerbank&quot;;5;0)+IF([.E188]=&quot;LED Matrix&quot;;3.5;IF([.E188]=&quot;RGB LED Round&quot;;3;IF([.E188]=&quot;OLED 128x32&quot;;6;0)))+IF([.F188]=&quot;Yes&quot;;8;0)+IF([.G188]=&quot;Yes&quot;;4;0)+IF([.H188]=&quot;Yes&quot;;5.5;0)+IF([.I188]=&quot;Yes&quot;;1.5;0)+IF([.J188]=&quot;Yes&quot;;3;0)+IF([.K188]=&quot;Yes&quot;;7;0)+IF([.L188]=&quot;Yes&quot;;3;0)" table:style-name="ce4">
            <text:p>57,0 €</text:p>
          </table:table-cell>
          <table:table-cell office:value-type="currency" office:value="51.4" table:formula="of:=EVEN([.M188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175" table:formula="of:=[.A188]+1" table:style-name="ce2">
            <text:p>17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1" table:formula="of:=IF([.B189]=&quot;Servos&quot;;20;IF([.B189]=&quot;SmartCar Motors&quot;;12;0))+IF([.C189]=&quot;Arduino Nano&quot;;12;0)+IF([.D189]=&quot;Powerbank&quot;;5;0)+IF([.E189]=&quot;LED Matrix&quot;;3.5;IF([.E189]=&quot;RGB LED Round&quot;;3;IF([.E189]=&quot;OLED 128x32&quot;;6;0)))+IF([.F189]=&quot;Yes&quot;;8;0)+IF([.G189]=&quot;Yes&quot;;4;0)+IF([.H189]=&quot;Yes&quot;;5.5;0)+IF([.I189]=&quot;Yes&quot;;1.5;0)+IF([.J189]=&quot;Yes&quot;;3;0)+IF([.K189]=&quot;Yes&quot;;7;0)+IF([.L189]=&quot;Yes&quot;;3;0)" table:style-name="ce4">
            <text:p>61,0 €</text:p>
          </table:table-cell>
          <table:table-cell office:value-type="currency" office:value="55" table:formula="of:=EVEN([.M189]*0.9*10)/10" table:style-name="ce4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176" table:formula="of:=[.A189]+1" table:style-name="ce2">
            <text:p>17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RGB LED Roun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4" table:formula="of:=IF([.B190]=&quot;Servos&quot;;20;IF([.B190]=&quot;SmartCar Motors&quot;;12;0))+IF([.C190]=&quot;Arduino Nano&quot;;12;0)+IF([.D190]=&quot;Powerbank&quot;;5;0)+IF([.E190]=&quot;LED Matrix&quot;;3.5;IF([.E190]=&quot;RGB LED Round&quot;;3;IF([.E190]=&quot;OLED 128x32&quot;;6;0)))+IF([.F190]=&quot;Yes&quot;;8;0)+IF([.G190]=&quot;Yes&quot;;4;0)+IF([.H190]=&quot;Yes&quot;;5.5;0)+IF([.I190]=&quot;Yes&quot;;1.5;0)+IF([.J190]=&quot;Yes&quot;;3;0)+IF([.K190]=&quot;Yes&quot;;7;0)+IF([.L190]=&quot;Yes&quot;;3;0)" table:style-name="ce4">
            <text:p>64,0 €</text:p>
          </table:table-cell>
          <table:table-cell office:value-type="currency" office:value="57.6" table:formula="of:=EVEN([.M190]*0.9*10)/10" table:style-name="ce4">
            <text:p>57,6 €</text:p>
          </table:table-cell>
          <table:table-cell table:number-columns-repeated="16370"/>
        </table:table-row>
        <table:table-row table:style-name="ro1">
          <table:table-cell office:value-type="float" office:value="177" table:formula="of:=[.A190]+1" table:style-name="ce2">
            <text:p>17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0" table:formula="of:=IF([.B191]=&quot;Servos&quot;;20;IF([.B191]=&quot;SmartCar Motors&quot;;12;0))+IF([.C191]=&quot;Arduino Nano&quot;;12;0)+IF([.D191]=&quot;Powerbank&quot;;5;0)+IF([.E191]=&quot;LED Matrix&quot;;3.5;IF([.E191]=&quot;RGB LED Round&quot;;3;IF([.E191]=&quot;OLED 128x32&quot;;6;0)))+IF([.F191]=&quot;Yes&quot;;8;0)+IF([.G191]=&quot;Yes&quot;;4;0)+IF([.H191]=&quot;Yes&quot;;5.5;0)+IF([.I191]=&quot;Yes&quot;;1.5;0)+IF([.J191]=&quot;Yes&quot;;3;0)+IF([.K191]=&quot;Yes&quot;;7;0)+IF([.L191]=&quot;Yes&quot;;3;0)" table:style-name="ce4">
            <text:p>50,0 €</text:p>
          </table:table-cell>
          <table:table-cell office:value-type="currency" office:value="45" table:formula="of:=EVEN([.M191]*0.9*10)/10" table:style-name="ce4">
            <text:p>45,0 €</text:p>
          </table:table-cell>
          <table:table-cell table:number-columns-repeated="16370"/>
        </table:table-row>
        <table:table-row table:style-name="ro1">
          <table:table-cell office:value-type="float" office:value="178" table:formula="of:=[.A191]+1" table:style-name="ce2">
            <text:p>17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3" table:formula="of:=IF([.B192]=&quot;Servos&quot;;20;IF([.B192]=&quot;SmartCar Motors&quot;;12;0))+IF([.C192]=&quot;Arduino Nano&quot;;12;0)+IF([.D192]=&quot;Powerbank&quot;;5;0)+IF([.E192]=&quot;LED Matrix&quot;;3.5;IF([.E192]=&quot;RGB LED Round&quot;;3;IF([.E192]=&quot;OLED 128x32&quot;;6;0)))+IF([.F192]=&quot;Yes&quot;;8;0)+IF([.G192]=&quot;Yes&quot;;4;0)+IF([.H192]=&quot;Yes&quot;;5.5;0)+IF([.I192]=&quot;Yes&quot;;1.5;0)+IF([.J192]=&quot;Yes&quot;;3;0)+IF([.K192]=&quot;Yes&quot;;7;0)+IF([.L192]=&quot;Yes&quot;;3;0)" table:style-name="ce4">
            <text:p>53,0 €</text:p>
          </table:table-cell>
          <table:table-cell office:value-type="currency" office:value="47.8" table:formula="of:=EVEN([.M192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179" table:formula="of:=[.A192]+1" table:style-name="ce2">
            <text:p>17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57" table:formula="of:=IF([.B193]=&quot;Servos&quot;;20;IF([.B193]=&quot;SmartCar Motors&quot;;12;0))+IF([.C193]=&quot;Arduino Nano&quot;;12;0)+IF([.D193]=&quot;Powerbank&quot;;5;0)+IF([.E193]=&quot;LED Matrix&quot;;3.5;IF([.E193]=&quot;RGB LED Round&quot;;3;IF([.E193]=&quot;OLED 128x32&quot;;6;0)))+IF([.F193]=&quot;Yes&quot;;8;0)+IF([.G193]=&quot;Yes&quot;;4;0)+IF([.H193]=&quot;Yes&quot;;5.5;0)+IF([.I193]=&quot;Yes&quot;;1.5;0)+IF([.J193]=&quot;Yes&quot;;3;0)+IF([.K193]=&quot;Yes&quot;;7;0)+IF([.L193]=&quot;Yes&quot;;3;0)" table:style-name="ce4">
            <text:p>57,0 €</text:p>
          </table:table-cell>
          <table:table-cell office:value-type="currency" office:value="51.4" table:formula="of:=EVEN([.M193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180" table:formula="of:=[.A193]+1" table:style-name="ce2">
            <text:p>18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0" table:formula="of:=IF([.B194]=&quot;Servos&quot;;20;IF([.B194]=&quot;SmartCar Motors&quot;;12;0))+IF([.C194]=&quot;Arduino Nano&quot;;12;0)+IF([.D194]=&quot;Powerbank&quot;;5;0)+IF([.E194]=&quot;LED Matrix&quot;;3.5;IF([.E194]=&quot;RGB LED Round&quot;;3;IF([.E194]=&quot;OLED 128x32&quot;;6;0)))+IF([.F194]=&quot;Yes&quot;;8;0)+IF([.G194]=&quot;Yes&quot;;4;0)+IF([.H194]=&quot;Yes&quot;;5.5;0)+IF([.I194]=&quot;Yes&quot;;1.5;0)+IF([.J194]=&quot;Yes&quot;;3;0)+IF([.K194]=&quot;Yes&quot;;7;0)+IF([.L194]=&quot;Yes&quot;;3;0)" table:style-name="ce4">
            <text:p>60,0 €</text:p>
          </table:table-cell>
          <table:table-cell office:value-type="currency" office:value="54" table:formula="of:=EVEN([.M194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181" table:formula="of:=[.A194]+1" table:style-name="ce2">
            <text:p>18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3" table:formula="of:=IF([.B195]=&quot;Servos&quot;;20;IF([.B195]=&quot;SmartCar Motors&quot;;12;0))+IF([.C195]=&quot;Arduino Nano&quot;;12;0)+IF([.D195]=&quot;Powerbank&quot;;5;0)+IF([.E195]=&quot;LED Matrix&quot;;3.5;IF([.E195]=&quot;RGB LED Round&quot;;3;IF([.E195]=&quot;OLED 128x32&quot;;6;0)))+IF([.F195]=&quot;Yes&quot;;8;0)+IF([.G195]=&quot;Yes&quot;;4;0)+IF([.H195]=&quot;Yes&quot;;5.5;0)+IF([.I195]=&quot;Yes&quot;;1.5;0)+IF([.J195]=&quot;Yes&quot;;3;0)+IF([.K195]=&quot;Yes&quot;;7;0)+IF([.L195]=&quot;Yes&quot;;3;0)" table:style-name="ce4">
            <text:p>53,0 €</text:p>
          </table:table-cell>
          <table:table-cell office:value-type="currency" office:value="47.8" table:formula="of:=EVEN([.M195]*0.9*10)/10" table:style-name="ce4">
            <text:p>47,8 €</text:p>
          </table:table-cell>
          <table:table-cell table:number-columns-repeated="16370"/>
        </table:table-row>
        <table:table-row table:style-name="ro1">
          <table:table-cell office:value-type="float" office:value="182" table:formula="of:=[.A195]+1" table:style-name="ce2">
            <text:p>18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6" table:formula="of:=IF([.B196]=&quot;Servos&quot;;20;IF([.B196]=&quot;SmartCar Motors&quot;;12;0))+IF([.C196]=&quot;Arduino Nano&quot;;12;0)+IF([.D196]=&quot;Powerbank&quot;;5;0)+IF([.E196]=&quot;LED Matrix&quot;;3.5;IF([.E196]=&quot;RGB LED Round&quot;;3;IF([.E196]=&quot;OLED 128x32&quot;;6;0)))+IF([.F196]=&quot;Yes&quot;;8;0)+IF([.G196]=&quot;Yes&quot;;4;0)+IF([.H196]=&quot;Yes&quot;;5.5;0)+IF([.I196]=&quot;Yes&quot;;1.5;0)+IF([.J196]=&quot;Yes&quot;;3;0)+IF([.K196]=&quot;Yes&quot;;7;0)+IF([.L196]=&quot;Yes&quot;;3;0)" table:style-name="ce4">
            <text:p>56,0 €</text:p>
          </table:table-cell>
          <table:table-cell office:value-type="currency" office:value="50.4" table:formula="of:=EVEN([.M196]*0.9*10)/10" table:style-name="ce4">
            <text:p>50,4 €</text:p>
          </table:table-cell>
          <table:table-cell table:number-columns-repeated="16370"/>
        </table:table-row>
        <table:table-row table:style-name="ro1">
          <table:table-cell office:value-type="float" office:value="183" table:formula="of:=[.A196]+1" table:style-name="ce2">
            <text:p>183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0" table:formula="of:=IF([.B197]=&quot;Servos&quot;;20;IF([.B197]=&quot;SmartCar Motors&quot;;12;0))+IF([.C197]=&quot;Arduino Nano&quot;;12;0)+IF([.D197]=&quot;Powerbank&quot;;5;0)+IF([.E197]=&quot;LED Matrix&quot;;3.5;IF([.E197]=&quot;RGB LED Round&quot;;3;IF([.E197]=&quot;OLED 128x32&quot;;6;0)))+IF([.F197]=&quot;Yes&quot;;8;0)+IF([.G197]=&quot;Yes&quot;;4;0)+IF([.H197]=&quot;Yes&quot;;5.5;0)+IF([.I197]=&quot;Yes&quot;;1.5;0)+IF([.J197]=&quot;Yes&quot;;3;0)+IF([.K197]=&quot;Yes&quot;;7;0)+IF([.L197]=&quot;Yes&quot;;3;0)" table:style-name="ce4">
            <text:p>60,0 €</text:p>
          </table:table-cell>
          <table:table-cell office:value-type="currency" office:value="54" table:formula="of:=EVEN([.M197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184" table:formula="of:=[.A197]+1" table:style-name="ce2">
            <text:p>184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3" table:formula="of:=IF([.B198]=&quot;Servos&quot;;20;IF([.B198]=&quot;SmartCar Motors&quot;;12;0))+IF([.C198]=&quot;Arduino Nano&quot;;12;0)+IF([.D198]=&quot;Powerbank&quot;;5;0)+IF([.E198]=&quot;LED Matrix&quot;;3.5;IF([.E198]=&quot;RGB LED Round&quot;;3;IF([.E198]=&quot;OLED 128x32&quot;;6;0)))+IF([.F198]=&quot;Yes&quot;;8;0)+IF([.G198]=&quot;Yes&quot;;4;0)+IF([.H198]=&quot;Yes&quot;;5.5;0)+IF([.I198]=&quot;Yes&quot;;1.5;0)+IF([.J198]=&quot;Yes&quot;;3;0)+IF([.K198]=&quot;Yes&quot;;7;0)+IF([.L198]=&quot;Yes&quot;;3;0)" table:style-name="ce4">
            <text:p>63,0 €</text:p>
          </table:table-cell>
          <table:table-cell office:value-type="currency" office:value="56.8" table:formula="of:=EVEN([.M198]*0.9*10)/10" table:style-name="ce4">
            <text:p>56,8 €</text:p>
          </table:table-cell>
          <table:table-cell table:number-columns-repeated="16370"/>
        </table:table-row>
        <table:table-row table:style-name="ro1">
          <table:table-cell office:value-type="float" office:value="185" table:formula="of:=[.A198]+1" table:style-name="ce2">
            <text:p>185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4" table:formula="of:=IF([.B199]=&quot;Servos&quot;;20;IF([.B199]=&quot;SmartCar Motors&quot;;12;0))+IF([.C199]=&quot;Arduino Nano&quot;;12;0)+IF([.D199]=&quot;Powerbank&quot;;5;0)+IF([.E199]=&quot;LED Matrix&quot;;3.5;IF([.E199]=&quot;RGB LED Round&quot;;3;IF([.E199]=&quot;OLED 128x32&quot;;6;0)))+IF([.F199]=&quot;Yes&quot;;8;0)+IF([.G199]=&quot;Yes&quot;;4;0)+IF([.H199]=&quot;Yes&quot;;5.5;0)+IF([.I199]=&quot;Yes&quot;;1.5;0)+IF([.J199]=&quot;Yes&quot;;3;0)+IF([.K199]=&quot;Yes&quot;;7;0)+IF([.L199]=&quot;Yes&quot;;3;0)" table:style-name="ce4">
            <text:p>54,0 €</text:p>
          </table:table-cell>
          <table:table-cell office:value-type="currency" office:value="48.6" table:formula="of:=EVEN([.M199]*0.9*10)/10" table:style-name="ce4">
            <text:p>48,6 €</text:p>
          </table:table-cell>
          <table:table-cell table:number-columns-repeated="16370"/>
        </table:table-row>
        <table:table-row table:style-name="ro1">
          <table:table-cell office:value-type="float" office:value="186" table:formula="of:=[.A199]+1" table:style-name="ce2">
            <text:p>186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57" table:formula="of:=IF([.B200]=&quot;Servos&quot;;20;IF([.B200]=&quot;SmartCar Motors&quot;;12;0))+IF([.C200]=&quot;Arduino Nano&quot;;12;0)+IF([.D200]=&quot;Powerbank&quot;;5;0)+IF([.E200]=&quot;LED Matrix&quot;;3.5;IF([.E200]=&quot;RGB LED Round&quot;;3;IF([.E200]=&quot;OLED 128x32&quot;;6;0)))+IF([.F200]=&quot;Yes&quot;;8;0)+IF([.G200]=&quot;Yes&quot;;4;0)+IF([.H200]=&quot;Yes&quot;;5.5;0)+IF([.I200]=&quot;Yes&quot;;1.5;0)+IF([.J200]=&quot;Yes&quot;;3;0)+IF([.K200]=&quot;Yes&quot;;7;0)+IF([.L200]=&quot;Yes&quot;;3;0)" table:style-name="ce4">
            <text:p>57,0 €</text:p>
          </table:table-cell>
          <table:table-cell office:value-type="currency" office:value="51.4" table:formula="of:=EVEN([.M200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187" table:formula="of:=[.A200]+1" table:style-name="ce2">
            <text:p>187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1" table:formula="of:=IF([.B201]=&quot;Servos&quot;;20;IF([.B201]=&quot;SmartCar Motors&quot;;12;0))+IF([.C201]=&quot;Arduino Nano&quot;;12;0)+IF([.D201]=&quot;Powerbank&quot;;5;0)+IF([.E201]=&quot;LED Matrix&quot;;3.5;IF([.E201]=&quot;RGB LED Round&quot;;3;IF([.E201]=&quot;OLED 128x32&quot;;6;0)))+IF([.F201]=&quot;Yes&quot;;8;0)+IF([.G201]=&quot;Yes&quot;;4;0)+IF([.H201]=&quot;Yes&quot;;5.5;0)+IF([.I201]=&quot;Yes&quot;;1.5;0)+IF([.J201]=&quot;Yes&quot;;3;0)+IF([.K201]=&quot;Yes&quot;;7;0)+IF([.L201]=&quot;Yes&quot;;3;0)" table:style-name="ce4">
            <text:p>61,0 €</text:p>
          </table:table-cell>
          <table:table-cell office:value-type="currency" office:value="55" table:formula="of:=EVEN([.M201]*0.9*10)/10" table:style-name="ce4">
            <text:p>55,0 €</text:p>
          </table:table-cell>
          <table:table-cell table:number-columns-repeated="16370"/>
        </table:table-row>
        <table:table-row table:style-name="ro1">
          <table:table-cell office:value-type="float" office:value="188" table:formula="of:=[.A201]+1" table:style-name="ce2">
            <text:p>188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4" table:formula="of:=IF([.B202]=&quot;Servos&quot;;20;IF([.B202]=&quot;SmartCar Motors&quot;;12;0))+IF([.C202]=&quot;Arduino Nano&quot;;12;0)+IF([.D202]=&quot;Powerbank&quot;;5;0)+IF([.E202]=&quot;LED Matrix&quot;;3.5;IF([.E202]=&quot;RGB LED Round&quot;;3;IF([.E202]=&quot;OLED 128x32&quot;;6;0)))+IF([.F202]=&quot;Yes&quot;;8;0)+IF([.G202]=&quot;Yes&quot;;4;0)+IF([.H202]=&quot;Yes&quot;;5.5;0)+IF([.I202]=&quot;Yes&quot;;1.5;0)+IF([.J202]=&quot;Yes&quot;;3;0)+IF([.K202]=&quot;Yes&quot;;7;0)+IF([.L202]=&quot;Yes&quot;;3;0)" table:style-name="ce4">
            <text:p>64,0 €</text:p>
          </table:table-cell>
          <table:table-cell office:value-type="currency" office:value="57.6" table:formula="of:=EVEN([.M202]*0.9*10)/10" table:style-name="ce4">
            <text:p>57,6 €</text:p>
          </table:table-cell>
          <table:table-cell table:number-columns-repeated="16370"/>
        </table:table-row>
        <table:table-row table:style-name="ro1">
          <table:table-cell office:value-type="float" office:value="189" table:formula="of:=[.A202]+1" table:style-name="ce2">
            <text:p>189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</text:p>
          </table:table-cell>
          <table:table-cell office:value-type="currency" office:value="57" table:formula="of:=IF([.B203]=&quot;Servos&quot;;20;IF([.B203]=&quot;SmartCar Motors&quot;;12;0))+IF([.C203]=&quot;Arduino Nano&quot;;12;0)+IF([.D203]=&quot;Powerbank&quot;;5;0)+IF([.E203]=&quot;LED Matrix&quot;;3.5;IF([.E203]=&quot;RGB LED Round&quot;;3;IF([.E203]=&quot;OLED 128x32&quot;;6;0)))+IF([.F203]=&quot;Yes&quot;;8;0)+IF([.G203]=&quot;Yes&quot;;4;0)+IF([.H203]=&quot;Yes&quot;;5.5;0)+IF([.I203]=&quot;Yes&quot;;1.5;0)+IF([.J203]=&quot;Yes&quot;;3;0)+IF([.K203]=&quot;Yes&quot;;7;0)+IF([.L203]=&quot;Yes&quot;;3;0)" table:style-name="ce4">
            <text:p>57,0 €</text:p>
          </table:table-cell>
          <table:table-cell office:value-type="currency" office:value="51.4" table:formula="of:=EVEN([.M203]*0.9*10)/10" table:style-name="ce4">
            <text:p>51,4 €</text:p>
          </table:table-cell>
          <table:table-cell table:number-columns-repeated="16370"/>
        </table:table-row>
        <table:table-row table:style-name="ro1">
          <table:table-cell office:value-type="float" office:value="190" table:formula="of:=[.A203]+1" table:style-name="ce2">
            <text:p>190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currency" office:value="60" table:formula="of:=IF([.B204]=&quot;Servos&quot;;20;IF([.B204]=&quot;SmartCar Motors&quot;;12;0))+IF([.C204]=&quot;Arduino Nano&quot;;12;0)+IF([.D204]=&quot;Powerbank&quot;;5;0)+IF([.E204]=&quot;LED Matrix&quot;;3.5;IF([.E204]=&quot;RGB LED Round&quot;;3;IF([.E204]=&quot;OLED 128x32&quot;;6;0)))+IF([.F204]=&quot;Yes&quot;;8;0)+IF([.G204]=&quot;Yes&quot;;4;0)+IF([.H204]=&quot;Yes&quot;;5.5;0)+IF([.I204]=&quot;Yes&quot;;1.5;0)+IF([.J204]=&quot;Yes&quot;;3;0)+IF([.K204]=&quot;Yes&quot;;7;0)+IF([.L204]=&quot;Yes&quot;;3;0)" table:style-name="ce4">
            <text:p>60,0 €</text:p>
          </table:table-cell>
          <table:table-cell office:value-type="currency" office:value="54" table:formula="of:=EVEN([.M204]*0.9*10)/10" table:style-name="ce4">
            <text:p>54,0 €</text:p>
          </table:table-cell>
          <table:table-cell table:number-columns-repeated="16370"/>
        </table:table-row>
        <table:table-row table:style-name="ro1">
          <table:table-cell office:value-type="float" office:value="191" table:formula="of:=[.A204]+1" table:style-name="ce2">
            <text:p>191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currency" office:value="64" table:formula="of:=IF([.B205]=&quot;Servos&quot;;20;IF([.B205]=&quot;SmartCar Motors&quot;;12;0))+IF([.C205]=&quot;Arduino Nano&quot;;12;0)+IF([.D205]=&quot;Powerbank&quot;;5;0)+IF([.E205]=&quot;LED Matrix&quot;;3.5;IF([.E205]=&quot;RGB LED Round&quot;;3;IF([.E205]=&quot;OLED 128x32&quot;;6;0)))+IF([.F205]=&quot;Yes&quot;;8;0)+IF([.G205]=&quot;Yes&quot;;4;0)+IF([.H205]=&quot;Yes&quot;;5.5;0)+IF([.I205]=&quot;Yes&quot;;1.5;0)+IF([.J205]=&quot;Yes&quot;;3;0)+IF([.K205]=&quot;Yes&quot;;7;0)+IF([.L205]=&quot;Yes&quot;;3;0)" table:style-name="ce4">
            <text:p>64,0 €</text:p>
          </table:table-cell>
          <table:table-cell office:value-type="currency" office:value="57.6" table:formula="of:=EVEN([.M205]*0.9*10)/10" table:style-name="ce4">
            <text:p>57,6 €</text:p>
          </table:table-cell>
          <table:table-cell table:number-columns-repeated="16370"/>
        </table:table-row>
        <table:table-row table:style-name="ro1">
          <table:table-cell office:value-type="float" office:value="192" table:formula="of:=[.A205]+1" table:style-name="ce2">
            <text:p>192</text:p>
          </table:table-cell>
          <table:table-cell office:value-type="string" table:style-name="ce2">
            <text:p>SmartCar Motors</text:p>
          </table:table-cell>
          <table:table-cell office:value-type="string" table:style-name="ce2">
            <text:p>Arduino Nano</text:p>
          </table:table-cell>
          <table:table-cell office:value-type="string" table:style-name="ce2">
            <text:p>Powerbank</text:p>
          </table:table-cell>
          <table:table-cell office:value-type="string" table:style-name="ce2">
            <text:p>OLED 128x32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currency" office:value="67" table:formula="of:=IF([.B206]=&quot;Servos&quot;;20;IF([.B206]=&quot;SmartCar Motors&quot;;12;0))+IF([.C206]=&quot;Arduino Nano&quot;;12;0)+IF([.D206]=&quot;Powerbank&quot;;5;0)+IF([.E206]=&quot;LED Matrix&quot;;3.5;IF([.E206]=&quot;RGB LED Round&quot;;3;IF([.E206]=&quot;OLED 128x32&quot;;6;0)))+IF([.F206]=&quot;Yes&quot;;8;0)+IF([.G206]=&quot;Yes&quot;;4;0)+IF([.H206]=&quot;Yes&quot;;5.5;0)+IF([.I206]=&quot;Yes&quot;;1.5;0)+IF([.J206]=&quot;Yes&quot;;3;0)+IF([.K206]=&quot;Yes&quot;;7;0)+IF([.L206]=&quot;Yes&quot;;3;0)" table:style-name="ce4">
            <text:p>67,0 €</text:p>
          </table:table-cell>
          <table:table-cell office:value-type="currency" office:value="60.4" table:formula="of:=EVEN([.M206]*0.9*10)/10" table:style-name="ce4">
            <text:p>60,4 €</text:p>
          </table:table-cell>
          <table:table-cell table:number-columns-repeated="16370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13"/>
          <table:table-cell table:style-name="ce3"/>
          <table:table-cell table:number-columns-repeated="16370"/>
        </table:table-row>
        <table:table-row table:number-rows-repeated="1048365" table:style-name="ro1">
          <table:table-cell table:number-columns-repeated="16384"/>
        </table:table-row>
      </table:table>
      <table:table table:name="Order" table:style-name="ta2">
        <table:table-column table:style-name="co11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Student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7">
      <number:number number:decimal-places="1" number:min-integer-digits="1" number:grouping="true"/>
      <number:text> </number:text>
      <number:currency-symbol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o</dc:creator>
    <meta:creation-date>2019-01-03T01:06:31Z</meta:creation-date>
    <dc:date>2019-02-14T16:22:23Z</dc:date>
    <meta:editing-cycles>3</meta:editing-cycles>
    <meta:editing-duration>PT1077S</meta:editing-duration>
  </office:meta>
</office:document-meta>
</file>